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2.552cm"/>
    </style:style>
    <style:style style:name="Table1.B" style:family="table-column">
      <style:table-column-properties style:column-width="7.068cm"/>
    </style:style>
    <style:style style:name="Table1.C" style:family="table-column">
      <style:table-column-properties style:column-width="7.378cm"/>
    </style:style>
    <style:style style:name="Table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position="sub 58%" style:text-underline-style="none"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Preformatted_20_Text">
      <style:paragraph-properties fo:margin-top="0cm" fo:margin-bottom="0.499cm"/>
    </style:style>
    <style:style style:name="P9" style:family="paragraph" style:parent-style-name="Heading_20_3">
      <style:text-properties fo:font-weight="normal" style:font-weight-asian="normal" style:font-weight-complex="normal"/>
    </style:style>
    <style:style style:name="P10" style:family="paragraph" style:parent-style-name="Heading_20_3">
      <style:text-properties fo:font-weight="bold" style:font-weight-asian="bold" style:font-weight-complex="bold"/>
    </style:style>
    <style:style style:name="P11" style:family="paragraph" style:parent-style-name="Text_20_body">
      <style:paragraph-properties fo:margin-top="0cm" fo:margin-bottom="0cm"/>
      <style:text-properties fo:font-weight="bold" style:font-weight-asian="bold" style:font-weight-complex="bold"/>
    </style:style>
    <style:style style:name="P12" style:family="paragraph" style:parent-style-name="Preformatted_20_Text" style:list-style-name="L10"/>
    <style:style style:name="P13" style:family="paragraph" style:parent-style-name="Preformatted_20_Text" style:list-style-name="L41"/>
    <style:style style:name="P14" style:family="paragraph" style:parent-style-name="Preformatted_20_Text" style:list-style-name="L85"/>
    <style:style style:name="P15" style:family="paragraph" style:parent-style-name="Preformatted_20_Text" style:list-style-name="L91"/>
    <style:style style:name="P16" style:family="paragraph" style:parent-style-name="Preformatted_20_Text">
      <style:paragraph-properties fo:margin-top="0cm" fo:margin-bottom="0.499cm"/>
    </style:style>
    <style:style style:name="P17" style:family="paragraph" style:parent-style-name="Preformatted_20_Text" style:list-style-name="L9">
      <style:paragraph-properties fo:margin-top="0cm" fo:margin-bottom="0.499cm"/>
    </style:style>
    <style:style style:name="P18" style:family="paragraph" style:parent-style-name="Preformatted_20_Text" style:list-style-name="L10">
      <style:paragraph-properties fo:margin-top="0cm" fo:margin-bottom="0.499cm"/>
    </style:style>
    <style:style style:name="P19" style:family="paragraph" style:parent-style-name="Preformatted_20_Text" style:list-style-name="L22">
      <style:paragraph-properties fo:margin-top="0cm" fo:margin-bottom="0.499cm"/>
    </style:style>
    <style:style style:name="P20" style:family="paragraph" style:parent-style-name="Preformatted_20_Text" style:list-style-name="L41">
      <style:paragraph-properties fo:margin-top="0cm" fo:margin-bottom="0.499cm"/>
    </style:style>
    <style:style style:name="P21" style:family="paragraph" style:parent-style-name="Preformatted_20_Text" style:list-style-name="L81">
      <style:paragraph-properties fo:margin-top="0cm" fo:margin-bottom="0.499cm"/>
    </style:style>
    <style:style style:name="P22" style:family="paragraph" style:parent-style-name="Preformatted_20_Text" style:list-style-name="L85">
      <style:paragraph-properties fo:margin-top="0cm" fo:margin-bottom="0.499cm"/>
    </style:style>
    <style:style style:name="P23" style:family="paragraph" style:parent-style-name="Preformatted_20_Text" style:list-style-name="L91">
      <style:paragraph-properties fo:margin-top="0cm" fo:margin-bottom="0.499cm"/>
    </style:style>
    <style:style style:name="P24" style:family="paragraph" style:parent-style-name="Preformatted_20_Text" style:list-style-name="L93">
      <style:paragraph-properties fo:margin-top="0cm" fo:margin-bottom="0.499cm"/>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27"/>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Text_20_body" style:list-style-name="L49"/>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60"/>
    <style:style style:name="P85" style:family="paragraph" style:parent-style-name="Text_20_body" style:list-style-name="L61"/>
    <style:style style:name="P86" style:family="paragraph" style:parent-style-name="Text_20_body" style:list-style-name="L62"/>
    <style:style style:name="P87" style:family="paragraph" style:parent-style-name="Text_20_body" style:list-style-name="L63"/>
    <style:style style:name="P88" style:family="paragraph" style:parent-style-name="Text_20_body" style:list-style-name="L64"/>
    <style:style style:name="P89" style:family="paragraph" style:parent-style-name="Text_20_body" style:list-style-name="L65"/>
    <style:style style:name="P90" style:family="paragraph" style:parent-style-name="Text_20_body" style:list-style-name="L66"/>
    <style:style style:name="P91" style:family="paragraph" style:parent-style-name="Text_20_body" style:list-style-name="L67"/>
    <style:style style:name="P92" style:family="paragraph" style:parent-style-name="Text_20_body" style:list-style-name="L68"/>
    <style:style style:name="P93" style:family="paragraph" style:parent-style-name="Text_20_body" style:list-style-name="L69"/>
    <style:style style:name="P94" style:family="paragraph" style:parent-style-name="Text_20_body" style:list-style-name="L70"/>
    <style:style style:name="P95" style:family="paragraph" style:parent-style-name="Text_20_body" style:list-style-name="L71"/>
    <style:style style:name="P96" style:family="paragraph" style:parent-style-name="Text_20_body" style:list-style-name="L72"/>
    <style:style style:name="P97" style:family="paragraph" style:parent-style-name="Text_20_body" style:list-style-name="L73"/>
    <style:style style:name="P98" style:family="paragraph" style:parent-style-name="Text_20_body" style:list-style-name="L74"/>
    <style:style style:name="P99" style:family="paragraph" style:parent-style-name="Text_20_body" style:list-style-name="L75"/>
    <style:style style:name="P100" style:family="paragraph" style:parent-style-name="Text_20_body" style:list-style-name="L76"/>
    <style:style style:name="P101" style:family="paragraph" style:parent-style-name="Text_20_body" style:list-style-name="L77"/>
    <style:style style:name="P102" style:family="paragraph" style:parent-style-name="Text_20_body" style:list-style-name="L78"/>
    <style:style style:name="P103" style:family="paragraph" style:parent-style-name="Text_20_body" style:list-style-name="L79"/>
    <style:style style:name="P104" style:family="paragraph" style:parent-style-name="Text_20_body" style:list-style-name="L80"/>
    <style:style style:name="P105" style:family="paragraph" style:parent-style-name="Text_20_body" style:list-style-name="L81"/>
    <style:style style:name="P106" style:family="paragraph" style:parent-style-name="Text_20_body" style:list-style-name="L82"/>
    <style:style style:name="P107" style:family="paragraph" style:parent-style-name="Text_20_body" style:list-style-name="L83"/>
    <style:style style:name="P108" style:family="paragraph" style:parent-style-name="Text_20_body" style:list-style-name="L84"/>
    <style:style style:name="P109" style:family="paragraph" style:parent-style-name="Text_20_body" style:list-style-name="L85"/>
    <style:style style:name="P110" style:family="paragraph" style:parent-style-name="Text_20_body" style:list-style-name="L86"/>
    <style:style style:name="P111" style:family="paragraph" style:parent-style-name="Text_20_body" style:list-style-name="L87"/>
    <style:style style:name="P112" style:family="paragraph" style:parent-style-name="Text_20_body" style:list-style-name="L88"/>
    <style:style style:name="P113" style:family="paragraph" style:parent-style-name="Text_20_body" style:list-style-name="L89"/>
    <style:style style:name="P114" style:family="paragraph" style:parent-style-name="Text_20_body" style:list-style-name="L90"/>
    <style:style style:name="P115" style:family="paragraph" style:parent-style-name="Text_20_body" style:list-style-name="L91"/>
    <style:style style:name="P116" style:family="paragraph" style:parent-style-name="Text_20_body" style:list-style-name="L92"/>
    <style:style style:name="P117" style:family="paragraph" style:parent-style-name="Text_20_body" style:list-style-name="L93"/>
    <style:style style:name="P118" style:family="paragraph" style:parent-style-name="Text_20_body" style:list-style-name="L94"/>
    <style:style style:name="P119" style:family="paragraph" style:parent-style-name="Text_20_body" style:list-style-name="L95"/>
    <style:style style:name="P120" style:family="paragraph" style:parent-style-name="Text_20_body" style:list-style-name="L96"/>
    <style:style style:name="P121" style:family="paragraph" style:parent-style-name="Text_20_body" style:list-style-name="L97"/>
    <style:style style:name="P122" style:family="paragraph" style:parent-style-name="Text_20_body" style:list-style-name="L98"/>
    <style:style style:name="P123" style:family="paragraph" style:parent-style-name="Text_20_body" style:list-style-name="L99"/>
    <style:style style:name="P124" style:family="paragraph" style:parent-style-name="Text_20_body" style:list-style-name="L100"/>
    <style:style style:name="P125" style:family="paragraph" style:parent-style-name="Text_20_body" style:list-style-name="L101"/>
    <style:style style:name="P126" style:family="paragraph" style:parent-style-name="Text_20_body" style:list-style-name="L102"/>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weight="normal" style:font-weight-asian="normal" style:font-weight-complex="normal"/>
    </style:style>
    <style:style style:name="P129" style:family="paragraph" style:parent-style-name="Text_20_body" style:list-style-name="L103"/>
    <style:style style:name="P130" style:family="paragraph" style:parent-style-name="Text_20_body" style:list-style-name="L1">
      <style:paragraph-properties fo:margin-top="0cm" fo:margin-bottom="0cm"/>
    </style:style>
    <style:style style:name="P131" style:family="paragraph" style:parent-style-name="Text_20_body" style:list-style-name="L2">
      <style:paragraph-properties fo:margin-top="0cm" fo:margin-bottom="0cm"/>
    </style:style>
    <style:style style:name="P132" style:family="paragraph" style:parent-style-name="Text_20_body" style:list-style-name="L3">
      <style:paragraph-properties fo:margin-top="0cm" fo:margin-bottom="0cm"/>
    </style:style>
    <style:style style:name="P133" style:family="paragraph" style:parent-style-name="Text_20_body" style:list-style-name="L4">
      <style:paragraph-properties fo:margin-top="0cm" fo:margin-bottom="0cm"/>
    </style:style>
    <style:style style:name="P134" style:family="paragraph" style:parent-style-name="Text_20_body" style:list-style-name="L6">
      <style:paragraph-properties fo:margin-top="0cm" fo:margin-bottom="0cm"/>
    </style:style>
    <style:style style:name="P135" style:family="paragraph" style:parent-style-name="Text_20_body" style:list-style-name="L7">
      <style:paragraph-properties fo:margin-top="0cm" fo:margin-bottom="0cm"/>
    </style:style>
    <style:style style:name="P136" style:family="paragraph" style:parent-style-name="Text_20_body" style:list-style-name="L8">
      <style:paragraph-properties fo:margin-top="0cm" fo:margin-bottom="0cm"/>
    </style:style>
    <style:style style:name="P137" style:family="paragraph" style:parent-style-name="Text_20_body" style:list-style-name="L11">
      <style:paragraph-properties fo:margin-top="0cm" fo:margin-bottom="0cm"/>
    </style:style>
    <style:style style:name="P138" style:family="paragraph" style:parent-style-name="Text_20_body" style:list-style-name="L12">
      <style:paragraph-properties fo:margin-top="0cm" fo:margin-bottom="0cm"/>
    </style:style>
    <style:style style:name="P139" style:family="paragraph" style:parent-style-name="Text_20_body" style:list-style-name="L13">
      <style:paragraph-properties fo:margin-top="0cm" fo:margin-bottom="0cm"/>
    </style:style>
    <style:style style:name="P140" style:family="paragraph" style:parent-style-name="Text_20_body" style:list-style-name="L17">
      <style:paragraph-properties fo:margin-top="0cm" fo:margin-bottom="0cm"/>
    </style:style>
    <style:style style:name="P141" style:family="paragraph" style:parent-style-name="Text_20_body" style:list-style-name="L18">
      <style:paragraph-properties fo:margin-top="0cm" fo:margin-bottom="0cm"/>
    </style:style>
    <style:style style:name="P142" style:family="paragraph" style:parent-style-name="Text_20_body" style:list-style-name="L19">
      <style:paragraph-properties fo:margin-top="0cm" fo:margin-bottom="0cm"/>
    </style:style>
    <style:style style:name="P143" style:family="paragraph" style:parent-style-name="Text_20_body" style:list-style-name="L20">
      <style:paragraph-properties fo:margin-top="0cm" fo:margin-bottom="0cm"/>
    </style:style>
    <style:style style:name="P144" style:family="paragraph" style:parent-style-name="Text_20_body" style:list-style-name="L21">
      <style:paragraph-properties fo:margin-top="0cm" fo:margin-bottom="0cm"/>
    </style:style>
    <style:style style:name="P145" style:family="paragraph" style:parent-style-name="Text_20_body" style:list-style-name="L22">
      <style:paragraph-properties fo:margin-top="0cm" fo:margin-bottom="0cm"/>
    </style:style>
    <style:style style:name="P146" style:family="paragraph" style:parent-style-name="Text_20_body" style:list-style-name="L23">
      <style:paragraph-properties fo:margin-top="0cm" fo:margin-bottom="0cm"/>
    </style:style>
    <style:style style:name="P147" style:family="paragraph" style:parent-style-name="Text_20_body" style:list-style-name="L24">
      <style:paragraph-properties fo:margin-top="0cm" fo:margin-bottom="0cm"/>
    </style:style>
    <style:style style:name="P148" style:family="paragraph" style:parent-style-name="Text_20_body" style:list-style-name="L25">
      <style:paragraph-properties fo:margin-top="0cm" fo:margin-bottom="0cm"/>
    </style:style>
    <style:style style:name="P149" style:family="paragraph" style:parent-style-name="Text_20_body" style:list-style-name="L26">
      <style:paragraph-properties fo:margin-top="0cm" fo:margin-bottom="0cm"/>
    </style:style>
    <style:style style:name="P150" style:family="paragraph" style:parent-style-name="Text_20_body" style:list-style-name="L27">
      <style:paragraph-properties fo:margin-top="0cm" fo:margin-bottom="0cm"/>
    </style:style>
    <style:style style:name="P151" style:family="paragraph" style:parent-style-name="Text_20_body" style:list-style-name="L28">
      <style:paragraph-properties fo:margin-top="0cm" fo:margin-bottom="0cm"/>
    </style:style>
    <style:style style:name="P152" style:family="paragraph" style:parent-style-name="Text_20_body" style:list-style-name="L29">
      <style:paragraph-properties fo:margin-top="0cm" fo:margin-bottom="0cm"/>
    </style:style>
    <style:style style:name="P153" style:family="paragraph" style:parent-style-name="Text_20_body" style:list-style-name="L32">
      <style:paragraph-properties fo:margin-top="0cm" fo:margin-bottom="0cm"/>
    </style:style>
    <style:style style:name="P154" style:family="paragraph" style:parent-style-name="Text_20_body" style:list-style-name="L33">
      <style:paragraph-properties fo:margin-top="0cm" fo:margin-bottom="0cm"/>
    </style:style>
    <style:style style:name="P155" style:family="paragraph" style:parent-style-name="Text_20_body" style:list-style-name="L37">
      <style:paragraph-properties fo:margin-top="0cm" fo:margin-bottom="0cm"/>
    </style:style>
    <style:style style:name="P156" style:family="paragraph" style:parent-style-name="Text_20_body" style:list-style-name="L38">
      <style:paragraph-properties fo:margin-top="0cm" fo:margin-bottom="0cm"/>
    </style:style>
    <style:style style:name="P157" style:family="paragraph" style:parent-style-name="Text_20_body" style:list-style-name="L39">
      <style:paragraph-properties fo:margin-top="0cm" fo:margin-bottom="0cm"/>
    </style:style>
    <style:style style:name="P158" style:family="paragraph" style:parent-style-name="Text_20_body" style:list-style-name="L40">
      <style:paragraph-properties fo:margin-top="0cm" fo:margin-bottom="0cm"/>
    </style:style>
    <style:style style:name="P159" style:family="paragraph" style:parent-style-name="Text_20_body" style:list-style-name="L42">
      <style:paragraph-properties fo:margin-top="0cm" fo:margin-bottom="0cm"/>
    </style:style>
    <style:style style:name="P160" style:family="paragraph" style:parent-style-name="Text_20_body" style:list-style-name="L43">
      <style:paragraph-properties fo:margin-top="0cm" fo:margin-bottom="0cm"/>
    </style:style>
    <style:style style:name="P161" style:family="paragraph" style:parent-style-name="Text_20_body" style:list-style-name="L44">
      <style:paragraph-properties fo:margin-top="0cm" fo:margin-bottom="0cm"/>
    </style:style>
    <style:style style:name="P162" style:family="paragraph" style:parent-style-name="Text_20_body" style:list-style-name="L45">
      <style:paragraph-properties fo:margin-top="0cm" fo:margin-bottom="0cm"/>
    </style:style>
    <style:style style:name="P163" style:family="paragraph" style:parent-style-name="Text_20_body" style:list-style-name="L46">
      <style:paragraph-properties fo:margin-top="0cm" fo:margin-bottom="0cm"/>
    </style:style>
    <style:style style:name="P164" style:family="paragraph" style:parent-style-name="Text_20_body" style:list-style-name="L47">
      <style:paragraph-properties fo:margin-top="0cm" fo:margin-bottom="0cm"/>
    </style:style>
    <style:style style:name="P165" style:family="paragraph" style:parent-style-name="Text_20_body" style:list-style-name="L48">
      <style:paragraph-properties fo:margin-top="0cm" fo:margin-bottom="0cm"/>
    </style:style>
    <style:style style:name="P166" style:family="paragraph" style:parent-style-name="Text_20_body" style:list-style-name="L49">
      <style:paragraph-properties fo:margin-top="0cm" fo:margin-bottom="0cm"/>
    </style:style>
    <style:style style:name="P167" style:family="paragraph" style:parent-style-name="Text_20_body" style:list-style-name="L50">
      <style:paragraph-properties fo:margin-top="0cm" fo:margin-bottom="0cm"/>
    </style:style>
    <style:style style:name="P168" style:family="paragraph" style:parent-style-name="Text_20_body" style:list-style-name="L51">
      <style:paragraph-properties fo:margin-top="0cm" fo:margin-bottom="0cm"/>
    </style:style>
    <style:style style:name="P169" style:family="paragraph" style:parent-style-name="Text_20_body" style:list-style-name="L52">
      <style:paragraph-properties fo:margin-top="0cm" fo:margin-bottom="0cm"/>
    </style:style>
    <style:style style:name="P170" style:family="paragraph" style:parent-style-name="Text_20_body" style:list-style-name="L53">
      <style:paragraph-properties fo:margin-top="0cm" fo:margin-bottom="0cm"/>
    </style:style>
    <style:style style:name="P171" style:family="paragraph" style:parent-style-name="Text_20_body" style:list-style-name="L54">
      <style:paragraph-properties fo:margin-top="0cm" fo:margin-bottom="0cm"/>
    </style:style>
    <style:style style:name="P172" style:family="paragraph" style:parent-style-name="Text_20_body" style:list-style-name="L55">
      <style:paragraph-properties fo:margin-top="0cm" fo:margin-bottom="0cm"/>
    </style:style>
    <style:style style:name="P173" style:family="paragraph" style:parent-style-name="Text_20_body" style:list-style-name="L56">
      <style:paragraph-properties fo:margin-top="0cm" fo:margin-bottom="0cm"/>
    </style:style>
    <style:style style:name="P174" style:family="paragraph" style:parent-style-name="Text_20_body" style:list-style-name="L57">
      <style:paragraph-properties fo:margin-top="0cm" fo:margin-bottom="0cm"/>
    </style:style>
    <style:style style:name="P175" style:family="paragraph" style:parent-style-name="Text_20_body" style:list-style-name="L58">
      <style:paragraph-properties fo:margin-top="0cm" fo:margin-bottom="0cm"/>
    </style:style>
    <style:style style:name="P176" style:family="paragraph" style:parent-style-name="Text_20_body" style:list-style-name="L59">
      <style:paragraph-properties fo:margin-top="0cm" fo:margin-bottom="0cm"/>
    </style:style>
    <style:style style:name="P177" style:family="paragraph" style:parent-style-name="Text_20_body" style:list-style-name="L60">
      <style:paragraph-properties fo:margin-top="0cm" fo:margin-bottom="0cm"/>
    </style:style>
    <style:style style:name="P178" style:family="paragraph" style:parent-style-name="Text_20_body" style:list-style-name="L61">
      <style:paragraph-properties fo:margin-top="0cm" fo:margin-bottom="0cm"/>
    </style:style>
    <style:style style:name="P179" style:family="paragraph" style:parent-style-name="Text_20_body" style:list-style-name="L62">
      <style:paragraph-properties fo:margin-top="0cm" fo:margin-bottom="0cm"/>
    </style:style>
    <style:style style:name="P180" style:family="paragraph" style:parent-style-name="Text_20_body" style:list-style-name="L63">
      <style:paragraph-properties fo:margin-top="0cm" fo:margin-bottom="0cm"/>
    </style:style>
    <style:style style:name="P181" style:family="paragraph" style:parent-style-name="Text_20_body" style:list-style-name="L64">
      <style:paragraph-properties fo:margin-top="0cm" fo:margin-bottom="0cm"/>
    </style:style>
    <style:style style:name="P182" style:family="paragraph" style:parent-style-name="Text_20_body" style:list-style-name="L65">
      <style:paragraph-properties fo:margin-top="0cm" fo:margin-bottom="0cm"/>
    </style:style>
    <style:style style:name="P183" style:family="paragraph" style:parent-style-name="Text_20_body" style:list-style-name="L66">
      <style:paragraph-properties fo:margin-top="0cm" fo:margin-bottom="0cm"/>
    </style:style>
    <style:style style:name="P184" style:family="paragraph" style:parent-style-name="Text_20_body" style:list-style-name="L68">
      <style:paragraph-properties fo:margin-top="0cm" fo:margin-bottom="0cm"/>
    </style:style>
    <style:style style:name="P185" style:family="paragraph" style:parent-style-name="Text_20_body" style:list-style-name="L69">
      <style:paragraph-properties fo:margin-top="0cm" fo:margin-bottom="0cm"/>
    </style:style>
    <style:style style:name="P186" style:family="paragraph" style:parent-style-name="Text_20_body" style:list-style-name="L79">
      <style:paragraph-properties fo:margin-top="0cm" fo:margin-bottom="0cm"/>
    </style:style>
    <style:style style:name="P187" style:family="paragraph" style:parent-style-name="Text_20_body" style:list-style-name="L80">
      <style:paragraph-properties fo:margin-top="0cm" fo:margin-bottom="0cm"/>
    </style:style>
    <style:style style:name="P188" style:family="paragraph" style:parent-style-name="Text_20_body" style:list-style-name="L81">
      <style:paragraph-properties fo:margin-top="0cm" fo:margin-bottom="0cm"/>
    </style:style>
    <style:style style:name="P189" style:family="paragraph" style:parent-style-name="Text_20_body" style:list-style-name="L83">
      <style:paragraph-properties fo:margin-top="0cm" fo:margin-bottom="0cm"/>
    </style:style>
    <style:style style:name="P190" style:family="paragraph" style:parent-style-name="Text_20_body" style:list-style-name="L84">
      <style:paragraph-properties fo:margin-top="0cm" fo:margin-bottom="0cm"/>
    </style:style>
    <style:style style:name="P191" style:family="paragraph" style:parent-style-name="Text_20_body" style:list-style-name="L85">
      <style:paragraph-properties fo:margin-top="0cm" fo:margin-bottom="0cm"/>
    </style:style>
    <style:style style:name="P192" style:family="paragraph" style:parent-style-name="Text_20_body" style:list-style-name="L86">
      <style:paragraph-properties fo:margin-top="0cm" fo:margin-bottom="0cm"/>
    </style:style>
    <style:style style:name="P193" style:family="paragraph" style:parent-style-name="Text_20_body" style:list-style-name="L87">
      <style:paragraph-properties fo:margin-top="0cm" fo:margin-bottom="0cm"/>
    </style:style>
    <style:style style:name="P194" style:family="paragraph" style:parent-style-name="Text_20_body" style:list-style-name="L88">
      <style:paragraph-properties fo:margin-top="0cm" fo:margin-bottom="0cm"/>
    </style:style>
    <style:style style:name="P195" style:family="paragraph" style:parent-style-name="Text_20_body" style:list-style-name="L89">
      <style:paragraph-properties fo:margin-top="0cm" fo:margin-bottom="0cm"/>
    </style:style>
    <style:style style:name="P196" style:family="paragraph" style:parent-style-name="Text_20_body" style:list-style-name="L90">
      <style:paragraph-properties fo:margin-top="0cm" fo:margin-bottom="0cm"/>
    </style:style>
    <style:style style:name="P197" style:family="paragraph" style:parent-style-name="Text_20_body" style:list-style-name="L92">
      <style:paragraph-properties fo:margin-top="0cm" fo:margin-bottom="0cm"/>
    </style:style>
    <style:style style:name="P198" style:family="paragraph" style:parent-style-name="Text_20_body" style:list-style-name="L93">
      <style:paragraph-properties fo:margin-top="0cm" fo:margin-bottom="0cm"/>
    </style:style>
    <style:style style:name="P199" style:family="paragraph" style:parent-style-name="Text_20_body" style:list-style-name="L94">
      <style:paragraph-properties fo:margin-top="0cm" fo:margin-bottom="0cm"/>
    </style:style>
    <style:style style:name="P200" style:family="paragraph" style:parent-style-name="Text_20_body" style:list-style-name="L95">
      <style:paragraph-properties fo:margin-top="0cm" fo:margin-bottom="0cm"/>
    </style:style>
    <style:style style:name="P201" style:family="paragraph" style:parent-style-name="Text_20_body" style:list-style-name="L96">
      <style:paragraph-properties fo:margin-top="0cm" fo:margin-bottom="0cm"/>
    </style:style>
    <style:style style:name="P202" style:family="paragraph" style:parent-style-name="Text_20_body" style:list-style-name="L97">
      <style:paragraph-properties fo:margin-top="0cm" fo:margin-bottom="0cm"/>
    </style:style>
    <style:style style:name="P203" style:family="paragraph" style:parent-style-name="Text_20_body" style:list-style-name="L98">
      <style:paragraph-properties fo:margin-top="0cm" fo:margin-bottom="0cm"/>
    </style:style>
    <style:style style:name="P204" style:family="paragraph" style:parent-style-name="Text_20_body" style:list-style-name="L99">
      <style:paragraph-properties fo:margin-top="0cm" fo:margin-bottom="0cm"/>
    </style:style>
    <style:style style:name="P205" style:family="paragraph" style:parent-style-name="Text_20_body" style:list-style-name="L100">
      <style:paragraph-properties fo:margin-top="0cm" fo:margin-bottom="0cm"/>
    </style:style>
    <style:style style:name="P206" style:family="paragraph" style:parent-style-name="Text_20_body" style:list-style-name="L101">
      <style:paragraph-properties fo:margin-top="0cm" fo:margin-bottom="0cm"/>
    </style:style>
    <style:style style:name="P207" style:family="paragraph" style:parent-style-name="Text_20_body" style:list-style-name="L102">
      <style:paragraph-properties fo:margin-top="0cm" fo:margin-bottom="0cm"/>
    </style:style>
    <style:style style:name="P208" style:family="paragraph" style:parent-style-name="Text_20_body" style:list-style-name="L103">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seperate that whether the request was Get or post in php </text:p>
      <text:p text:style-name="P2"/>
      <text:p text:style-name="P5">In PHP, you can easily determine whether the request was a <text:span text:style-name="Strong_20_Emphasis">GET</text:span> or a <text:span text:style-name="Strong_20_Emphasis">POST</text:span> request by checking the global <text:span text:style-name="Source_20_Text">$_SERVER</text:span> superglobal or using the <text:span text:style-name="Source_20_Text">$_GET</text:span> and <text:span text:style-name="Source_20_Text">$_POST</text:span> arrays.</text:p>
      <text:p text:style-name="Text_20_body">Here’s how you can do it:</text:p>
      <text:h text:style-name="Heading_20_3" text:outline-level="3">1. <text:span text:style-name="Strong_20_Emphasis">Using </text:span><text:span text:style-name="Strong_20_Emphasis"><text:span text:style-name="Source_20_Text">$_SERVER['REQUEST_METHOD']</text:span></text:span></text:h>
      <text:p text:style-name="Text_20_body">You can check the request method using the <text:span text:style-name="Source_20_Text">$_SERVER['REQUEST_METHOD']</text:span> variable. This will tell you whether the request was a <text:span text:style-name="Source_20_Text">GET</text:span>, <text:span text:style-name="Source_20_Text">POST</text:span>, or any other type of request.</text:p>
      <text:h text:style-name="Heading_20_4" text:outline-level="4">Example:</text:h>
      <text:p text:style-name="Preformatted_20_Text"><text:span text:style-name="Source_20_Text">if ($_SERVER['REQUEST_METHOD'] == 'GET') {</text:span></text:p>
      <text:p text:style-name="Preformatted_20_Text"><text:span text:style-name="Source_20_Text"><text:s text:c="4"/>echo "This is a GET request.";</text:span></text:p>
      <text:p text:style-name="Preformatted_20_Text"><text:span text:style-name="Source_20_Text">} elseif ($_SERVER['REQUEST_METHOD'] == 'POST') {</text:span></text:p>
      <text:p text:style-name="Preformatted_20_Text"><text:span text:style-name="Source_20_Text"><text:s text:c="4"/>echo "This is a POST request.";</text:span></text:p>
      <text:p text:style-name="Preformatted_20_Text"><text:span text:style-name="Source_20_Text">} else {</text:span></text:p>
      <text:p text:style-name="Preformatted_20_Text"><text:span text:style-name="Source_20_Text"><text:s text:c="4"/>echo "This is some other request type.";</text:span></text:p>
      <text:p text:style-name="P8"><text:span text:style-name="Source_20_Text">}</text:span></text:p>
      <text:h text:style-name="Heading_20_3" text:outline-level="3">2. <text:span text:style-name="Strong_20_Emphasis">Using </text:span><text:span text:style-name="Strong_20_Emphasis"><text:span text:style-name="Source_20_Text">$_GET</text:span></text:span><text:span text:style-name="Strong_20_Emphasis"> and </text:span><text:span text:style-name="Strong_20_Emphasis"><text:span text:style-name="Source_20_Text">$_POST</text:span></text:span></text:h>
      <text:p text:style-name="Text_20_body">You can also check if data is present in the <text:span text:style-name="Source_20_Text">$_GET</text:span> or <text:span text:style-name="Source_20_Text">$_POST</text:span> arrays to determine the type of request. This method is typically used when you want to process form data or query parameters.</text:p>
      <text:h text:style-name="Heading_20_4" text:outline-level="4">Example:</text:h>
      <text:p text:style-name="Preformatted_20_Text"><text:span text:style-name="Source_20_Text">if (!empty($_GET)) {</text:span></text:p>
      <text:p text:style-name="Preformatted_20_Text"><text:span text:style-name="Source_20_Text"><text:s text:c="4"/>echo "This is a GET request with query parameters.";</text:span></text:p>
      <text:p text:style-name="Preformatted_20_Text"><text:span text:style-name="Source_20_Text">} elseif (!empty($_POST)) {</text:span></text:p>
      <text:p text:style-name="Preformatted_20_Text"><text:span text:style-name="Source_20_Text"><text:s text:c="4"/>echo "This is a POST request with form data.";</text:span></text:p>
      <text:p text:style-name="Preformatted_20_Text"><text:span text:style-name="Source_20_Text">} else {</text:span></text:p>
      <text:p text:style-name="Preformatted_20_Text"><text:span text:style-name="Source_20_Text"><text:s text:c="4"/>echo "No data sent or other request type.";</text:span></text:p>
      <text:p text:style-name="P8"><text:span text:style-name="Source_20_Text">}</text:span></text:p>
      <text:h text:style-name="Heading_20_3" text:outline-level="3">How it works:</text:h>
      <text:list xml:id="list3401262361408175754" text:style-name="L1">
        <text:list-item>
          <text:p text:style-name="P130"><text:span text:style-name="Strong_20_Emphasis"><text:span text:style-name="Source_20_Text">$_SERVER['REQUEST_METHOD']</text:span></text:span>: This is a global variable that tells you the HTTP method used in the request (<text:span text:style-name="Source_20_Text">GET</text:span>, <text:span text:style-name="Source_20_Text">POST</text:span>, <text:span text:style-name="Source_20_Text">PUT</text:span>, etc.). </text:p>
        </text:list-item>
        <text:list-item>
          <text:p text:style-name="P130"><text:span text:style-name="Strong_20_Emphasis"><text:span text:style-name="Source_20_Text">$_GET</text:span></text:span>: This superglobal is used to access data sent via the URL query string (GET method). </text:p>
        </text:list-item>
        <text:list-item>
          <text:p text:style-name="P25"><text:span text:style-name="Strong_20_Emphasis"><text:span text:style-name="Source_20_Text">$_POST</text:span></text:span>: This superglobal is used to access data sent via the HTTP body in a POST request. </text:p>
        </text:list-item>
      </text:list>
      <text:p text:style-name="Text_20_body">In general, if you want to distinguish between the request types (<text:span text:style-name="Source_20_Text">GET</text:span> or <text:span text:style-name="Source_20_Text">POST</text:span>), the first approach using <text:span text:style-name="Source_20_Text">$_SERVER['REQUEST_METHOD']</text:span> is more reliable.</text:p>
      <text:p text:style-name="Text_20_body">Let me know if you need more help!</text:p>
      <text:p text:style-name="P1">What is technical name of the text come after last / in url </text:p>
      <text:p text:style-name="P1"/>
      <text:p text:style-name="P5">The technical term for the part of the URL that comes after the last <text:span text:style-name="Source_20_Text">/</text:span> is called the <text:span text:style-name="Strong_20_Emphasis">"path"</text:span> or <text:span text:style-name="Strong_20_Emphasis">"pathname"</text:span>. This part often represents a specific resource or file on the server.</text:p>
      <text:p text:style-name="Text_20_body">For example, in the URL:</text:p>
      <text:p text:style-name="P8"><text:soft-page-break/><text:span text:style-name="Source_20_Text">https://www.example.com/products/item123</text:span></text:p>
      <text:list xml:id="list7082848288624938284" text:style-name="L2">
        <text:list-item>
          <text:p text:style-name="P131"><text:span text:style-name="Source_20_Text">products/item123</text:span> is the <text:span text:style-name="Strong_20_Emphasis">path</text:span>. </text:p>
        </text:list-item>
        <text:list-item>
          <text:p text:style-name="P26">The last part after the final <text:span text:style-name="Source_20_Text">/</text:span>, in this case, <text:span text:style-name="Source_20_Text">item123</text:span>, could be considered a <text:span text:style-name="Strong_20_Emphasis">"resource identifier"</text:span> or <text:span text:style-name="Strong_20_Emphasis">"endpoint"</text:span>, which specifies the particular item being accessed. </text:p>
        </text:list-item>
      </text:list>
      <text:p text:style-name="Text_20_body">Depending on context, it may also be referred to as a <text:span text:style-name="Strong_20_Emphasis">"slug"</text:span> (especially for readable URLs), but the formal name is generally the <text:span text:style-name="Strong_20_Emphasis">path</text:span>.</text:p>
      <text:p text:style-name="P3">how to differentiate a get request and a post request in php </text:p>
      <text:p text:style-name="P3"/>
      <text:p text:style-name="P6">In PHP, you can differentiate between a GET request and a POST request by checking the <text:span text:style-name="Source_20_Text">$_SERVER['REQUEST_METHOD']</text:span> or by directly examining the <text:span text:style-name="Source_20_Text">$_GET</text:span> and <text:span text:style-name="Source_20_Text">$_POST</text:span> superglobals.</text:p>
      <text:p text:style-name="Text_20_body">Here are two common ways to do this:</text:p>
      <text:h text:style-name="Heading_20_3" text:outline-level="3">1. Using <text:span text:style-name="Source_20_Text">$_SERVER['REQUEST_METHOD']</text:span></text:h>
      <text:p text:style-name="Text_20_body">This is the most direct way to check the request type. It tells you the HTTP method used for the request.</text:p>
      <text:p text:style-name="Preformatted_20_Text"><text:span text:style-name="Source_20_Text">if ($_SERVER['REQUEST_METHOD'] == 'GET') {</text:span></text:p>
      <text:p text:style-name="Preformatted_20_Text"><text:span text:style-name="Source_20_Text"><text:s text:c="4"/>echo "This is a GET request";</text:span></text:p>
      <text:p text:style-name="Preformatted_20_Text"><text:span text:style-name="Source_20_Text">} elseif ($_SERVER['REQUEST_METHOD'] == 'POST') {</text:span></text:p>
      <text:p text:style-name="Preformatted_20_Text"><text:span text:style-name="Source_20_Text"><text:s text:c="4"/>echo "This is a POST request";</text:span></text:p>
      <text:p text:style-name="P8"><text:span text:style-name="Source_20_Text">}</text:span></text:p>
      <text:h text:style-name="Heading_20_3" text:outline-level="3">2. Using <text:span text:style-name="Source_20_Text">$_GET</text:span> and <text:span text:style-name="Source_20_Text">$_POST</text:span> Superglobals</text:h>
      <text:p text:style-name="Text_20_body">You can also check if data exists in <text:span text:style-name="Source_20_Text">$_GET</text:span> or <text:span text:style-name="Source_20_Text">$_POST</text:span> arrays, as a GET request usually passes data via the URL, while a POST request sends data in the request body.</text:p>
      <text:h text:style-name="Heading_20_4" text:outline-level="4">For GET Request:</text:h>
      <text:p text:style-name="Text_20_body">If you have form data being sent via GET, it will be in the <text:span text:style-name="Source_20_Text">$_GET</text:span> array.</text:p>
      <text:p text:style-name="Preformatted_20_Text"><text:span text:style-name="Source_20_Text">if (!empty($_GET)) {</text:span></text:p>
      <text:p text:style-name="Preformatted_20_Text"><text:span text:style-name="Source_20_Text"><text:s text:c="4"/>echo "This is a GET request, and the data is: ";</text:span></text:p>
      <text:p text:style-name="Preformatted_20_Text"><text:span text:style-name="Source_20_Text"><text:s text:c="4"/>print_r($_GET);</text:span></text:p>
      <text:p text:style-name="P8"><text:span text:style-name="Source_20_Text">}</text:span></text:p>
      <text:h text:style-name="Heading_20_4" text:outline-level="4">For POST Request:</text:h>
      <text:p text:style-name="Text_20_body">If form data is being sent via POST, it will be in the <text:span text:style-name="Source_20_Text">$_POST</text:span> array.</text:p>
      <text:p text:style-name="Preformatted_20_Text"><text:span text:style-name="Source_20_Text">if (!empty($_POST)) {</text:span></text:p>
      <text:p text:style-name="Preformatted_20_Text"><text:span text:style-name="Source_20_Text"><text:s text:c="4"/>echo "This is a POST request, and the data is: ";</text:span></text:p>
      <text:p text:style-name="Preformatted_20_Text"><text:span text:style-name="Source_20_Text"><text:s text:c="4"/>print_r($_POST);</text:span></text:p>
      <text:p text:style-name="P8"><text:span text:style-name="Source_20_Text">}</text:span></text:p>
      <text:h text:style-name="Heading_20_3" text:outline-level="3">Summary:</text:h>
      <text:list xml:id="list6688197355594482185" text:style-name="L3">
        <text:list-item>
          <text:p text:style-name="P132"><text:span text:style-name="Strong_20_Emphasis">GET request:</text:span> Data is passed in the URL (e.g., <text:span text:style-name="Source_20_Text">index.php?name=value</text:span>), and you can check the method with <text:span text:style-name="Source_20_Text">$_SERVER['REQUEST_METHOD'] == 'GET'</text:span>. </text:p>
        </text:list-item>
        <text:list-item>
          <text:p text:style-name="P27"><text:span text:style-name="Strong_20_Emphasis">POST request:</text:span> Data is passed in the request body, and you can check the method with <text:soft-page-break/><text:span text:style-name="Source_20_Text">$_SERVER['REQUEST_METHOD'] == 'POST'</text:span> or check for data in the <text:span text:style-name="Source_20_Text">$_POST</text:span> array. </text:p>
        </text:list-item>
      </text:list>
      <text:p text:style-name="Text_20_body">By using these methods, you can easily differentiate between GET and POST requests in your PHP code.</text:p>
      <text:p text:style-name="P3">How to get uri without including parameter </text:p>
      <text:p text:style-name="P3"/>
      <text:p text:style-name="P6">To get the URI <text:span text:style-name="Strong_20_Emphasis">without including the query parameters</text:span> in PHP, you can use <text:span text:style-name="Source_20_Text">$_SERVER['REQUEST_URI']</text:span> to retrieve the full URI (which includes the query string), and then use <text:span text:style-name="Source_20_Text">parse_url()</text:span> to separate the path from the query string.</text:p>
      <text:p text:style-name="Text_20_body">Here's how you can do it:</text:p>
      <text:p text:style-name="Preformatted_20_Text"><text:span text:style-name="Source_20_Text">// Get the full URI</text:span></text:p>
      <text:p text:style-name="Preformatted_20_Text"><text:span text:style-name="Source_20_Text">$fullUri = $_SERVER['REQUEST_URI'];</text:span></text:p>
      <text:p text:style-name="Preformatted_20_Text"/>
      <text:p text:style-name="Preformatted_20_Text"><text:span text:style-name="Source_20_Text">// Parse the URI and get the path without query parameters</text:span></text:p>
      <text:p text:style-name="Preformatted_20_Text"><text:span text:style-name="Source_20_Text">$parsedUrl = parse_url($fullUri);</text:span></text:p>
      <text:p text:style-name="Preformatted_20_Text"><text:span text:style-name="Source_20_Text">$uriWithoutParams = $parsedUrl['path'];</text:span></text:p>
      <text:p text:style-name="Preformatted_20_Text"/>
      <text:p text:style-name="P8"><text:span text:style-name="Source_20_Text">echo "URI without parameters: " . $uriWithoutParams;</text:span></text:p>
      <text:h text:style-name="Heading_20_3" text:outline-level="3">Explanation:</text:h>
      <text:list xml:id="list1350285246624710478" text:style-name="L4">
        <text:list-item>
          <text:p text:style-name="P133"><text:span text:style-name="Source_20_Text">$_SERVER['REQUEST_URI']</text:span> gives you the full URI, including the query string (e.g., <text:span text:style-name="Source_20_Text">/path/to/page?name=value</text:span>). </text:p>
        </text:list-item>
        <text:list-item>
          <text:p text:style-name="P133"><text:span text:style-name="Source_20_Text">parse_url()</text:span> breaks down the URL into its components (e.g., scheme, host, path, query, etc.). </text:p>
        </text:list-item>
        <text:list-item>
          <text:p text:style-name="P28">By accessing the <text:span text:style-name="Source_20_Text">'path'</text:span> key in the parsed URL, you get the URI without the query parameters. </text:p>
        </text:list-item>
      </text:list>
      <text:h text:style-name="Heading_20_3" text:outline-level="3">Example:</text:h>
      <text:p text:style-name="Text_20_body">For a URL like <text:span text:style-name="Source_20_Text">https://example.com/path/to/page?name=John&amp;age=30</text:span>, the result will be <text:span text:style-name="Source_20_Text">/path/to/page</text:span>.</text:p>
      <text:p text:style-name="Text_20_body">This method allows you to get just the <text:span text:style-name="Strong_20_Emphasis">path</text:span> without the query parameters.</text:p>
      <text:p text:style-name="P3">why mouse up and mouse down not wworking in mobile </text:p>
      <text:p text:style-name="P3"/>
      <text:p text:style-name="P6">The <text:span text:style-name="Source_20_Text">mouseup</text:span> and <text:span text:style-name="Source_20_Text">mousedown</text:span> events are primarily designed for mouse interactions, which are not directly relevant for touch-based devices like mobile phones. On mobile devices, users interact with their screens through <text:span text:style-name="Strong_20_Emphasis">touch events</text:span> rather than mouse events.</text:p>
      <text:h text:style-name="Heading_20_3" text:outline-level="3">Why <text:span text:style-name="Source_20_Text">mouseup</text:span> and <text:span text:style-name="Source_20_Text">mousedown</text:span> don't work on mobile:</text:h>
      <text:list xml:id="list7476615395050100652" text:style-name="L5">
        <text:list-item>
          <text:p text:style-name="P29"><text:span text:style-name="Strong_20_Emphasis">Mouse Events</text:span>: These are triggered when a physical mouse button is pressed (<text:span text:style-name="Source_20_Text">mousedown</text:span>) or released (<text:span text:style-name="Source_20_Text">mouseup</text:span>). Mobile devices don't use a mouse, so these events won't be triggered.</text:p>
        </text:list-item>
        <text:list-item>
          <text:p text:style-name="P29"><text:span text:style-name="Strong_20_Emphasis">Touch Events</text:span>: Mobile devices use <text:span text:style-name="Strong_20_Emphasis">touch</text:span> events, which are more appropriate for detecting user interactions on a touchscreen. These events include <text:span text:style-name="Source_20_Text">touchstart</text:span>, <text:span text:style-name="Source_20_Text">touchmove</text:span>, and <text:span text:style-name="Source_20_Text">touchend</text:span>.</text:p>
        </text:list-item>
      </text:list>
      <text:h text:style-name="Heading_20_3" text:outline-level="3"><text:soft-page-break/>Solution: Use Touch Events</text:h>
      <text:p text:style-name="Text_20_body">To make sure your code works across both desktop and mobile devices, you should handle both <text:span text:style-name="Strong_20_Emphasis">mouse</text:span> and <text:span text:style-name="Strong_20_Emphasis">touch</text:span> events.</text:p>
      <text:p text:style-name="Text_20_body">Here is how you can modify your code:</text:p>
      <text:p text:style-name="Preformatted_20_Text"><text:span text:style-name="Source_20_Text">// For mouse users (desktop)</text:span></text:p>
      <text:p text:style-name="Preformatted_20_Text"><text:span text:style-name="Source_20_Text">element.addEventListener('mousedown', function(e) {</text:span></text:p>
      <text:p text:style-name="Preformatted_20_Text"><text:span text:style-name="Source_20_Text"><text:s text:c="2"/>console.log('Mouse down event triggered');</text:span></text:p>
      <text:p text:style-name="Preformatted_20_Text"><text:span text:style-name="Source_20_Text">});</text:span></text:p>
      <text:p text:style-name="Preformatted_20_Text"><text:span text:style-name="Source_20_Text">element.addEventListener('mouseup', function(e) {</text:span></text:p>
      <text:p text:style-name="Preformatted_20_Text"><text:span text:style-name="Source_20_Text"><text:s text:c="2"/>console.log('Mouse up event triggered');</text:span></text:p>
      <text:p text:style-name="Preformatted_20_Text"><text:span text:style-name="Source_20_Text">});</text:span></text:p>
      <text:p text:style-name="Preformatted_20_Text"/>
      <text:p text:style-name="Preformatted_20_Text"><text:span text:style-name="Source_20_Text">// For touch users (mobile)</text:span></text:p>
      <text:p text:style-name="Preformatted_20_Text"><text:span text:style-name="Source_20_Text">element.addEventListener('touchstart', function(e) {</text:span></text:p>
      <text:p text:style-name="Preformatted_20_Text"><text:span text:style-name="Source_20_Text"><text:s text:c="2"/>console.log('Touch start event triggered');</text:span></text:p>
      <text:p text:style-name="Preformatted_20_Text"><text:span text:style-name="Source_20_Text">});</text:span></text:p>
      <text:p text:style-name="Preformatted_20_Text"><text:span text:style-name="Source_20_Text">element.addEventListener('touchend', function(e) {</text:span></text:p>
      <text:p text:style-name="Preformatted_20_Text"><text:span text:style-name="Source_20_Text"><text:s text:c="2"/>console.log('Touch end event triggered');</text:span></text:p>
      <text:p text:style-name="P8"><text:span text:style-name="Source_20_Text">});</text:span></text:p>
      <text:h text:style-name="Heading_20_3" text:outline-level="3">Unified Event Handling (Optional):</text:h>
      <text:p text:style-name="Text_20_body">You can also unify both mouse and touch events to ensure compatibility on all devices:</text:p>
      <text:p text:style-name="Preformatted_20_Text"><text:span text:style-name="Source_20_Text">function handleStart(e) {</text:span></text:p>
      <text:p text:style-name="Preformatted_20_Text"><text:span text:style-name="Source_20_Text"><text:s text:c="2"/>e.preventDefault(); // Prevent default touch behavior if needed</text:span></text:p>
      <text:p text:style-name="Preformatted_20_Text"><text:span text:style-name="Source_20_Text"><text:s text:c="2"/>console.log('Interaction started');</text:span></text:p>
      <text:p text:style-name="Preformatted_20_Text"><text:span text:style-name="Source_20_Text">}</text:span></text:p>
      <text:p text:style-name="Preformatted_20_Text"/>
      <text:p text:style-name="Preformatted_20_Text"><text:span text:style-name="Source_20_Text">function handleEnd(e) {</text:span></text:p>
      <text:p text:style-name="Preformatted_20_Text"><text:span text:style-name="Source_20_Text"><text:s text:c="2"/>e.preventDefault(); // Prevent default touch behavior if needed</text:span></text:p>
      <text:p text:style-name="Preformatted_20_Text"><text:span text:style-name="Source_20_Text"><text:s text:c="2"/>console.log('Interaction ended');</text:span></text:p>
      <text:p text:style-name="Preformatted_20_Text"><text:span text:style-name="Source_20_Text">}</text:span></text:p>
      <text:p text:style-name="Preformatted_20_Text"/>
      <text:p text:style-name="Preformatted_20_Text"><text:span text:style-name="Source_20_Text">// Listen to both mouse and touch events</text:span></text:p>
      <text:p text:style-name="Preformatted_20_Text"><text:span text:style-name="Source_20_Text">element.addEventListener('mousedown', handleStart);</text:span></text:p>
      <text:p text:style-name="Preformatted_20_Text"><text:span text:style-name="Source_20_Text">element.addEventListener('touchstart', handleStart);</text:span></text:p>
      <text:p text:style-name="Preformatted_20_Text"><text:span text:style-name="Source_20_Text">element.addEventListener('mouseup', handleEnd);</text:span></text:p>
      <text:p text:style-name="P8"><text:span text:style-name="Source_20_Text">element.addEventListener('touchend', handleEnd);</text:span></text:p>
      <text:h text:style-name="Heading_20_3" text:outline-level="3">Summary:</text:h>
      <text:list xml:id="list7603539679931659255" text:style-name="L6">
        <text:list-item>
          <text:p text:style-name="P134"><text:span text:style-name="Strong_20_Emphasis">Mobile devices</text:span> use touch events (<text:span text:style-name="Source_20_Text">touchstart</text:span>, <text:span text:style-name="Source_20_Text">touchend</text:span>), not mouse events (<text:span text:style-name="Source_20_Text">mousedown</text:span>, <text:span text:style-name="Source_20_Text">mouseup</text:span>). </text:p>
        </text:list-item>
        <text:list-item>
          <text:p text:style-name="P30">To support both mobile and desktop devices, you need to listen to both <text:span text:style-name="Strong_20_Emphasis">mouse</text:span> and <text:span text:style-name="Strong_20_Emphasis">touch</text:span> events. </text:p>
        </text:list-item>
      </text:list>
      <text:p text:style-name="P4"/>
      <text:p text:style-name="P1">How to redirect in php </text:p>
      <text:p text:style-name="P1"/>
      <text:p text:style-name="P5">In PHP, you can redirect a user to a different page using the <text:span text:style-name="Source_20_Text">header()</text:span> function. This function sends a raw HTTP header to the browser, telling it to redirect to a different location.</text:p>
      <text:p text:style-name="Text_20_body">Here’s how you can perform a redirect in PHP:</text:p>
      <text:h text:style-name="Heading_20_3" text:outline-level="3"><text:soft-page-break/>Basic Redirect Example</text:h>
      <text:p text:style-name="Preformatted_20_Text"><text:span text:style-name="Source_20_Text">header("Location: https://www.example.com"); // Redirect to a URL</text:span></text:p>
      <text:p text:style-name="P8"><text:span text:style-name="Source_20_Text">exit(); // Always call exit after a redirect to stop further script execution</text:span></text:p>
      <text:h text:style-name="Heading_20_3" text:outline-level="3">Explanation:</text:h>
      <text:list xml:id="list3988102887149357030" text:style-name="L7">
        <text:list-item>
          <text:p text:style-name="P135"><text:span text:style-name="Source_20_Text">header("Location: URL")</text:span>: This sends the HTTP header to the browser, instructing it to load a new page. </text:p>
        </text:list-item>
        <text:list-item>
          <text:p text:style-name="P31"><text:span text:style-name="Source_20_Text">exit()</text:span>: It's good practice to call <text:span text:style-name="Source_20_Text">exit()</text:span> immediately after a <text:span text:style-name="Source_20_Text">header()</text:span> to stop the execution of the rest of the script. Without it, the script may continue executing, which could cause issues. </text:p>
        </text:list-item>
      </text:list>
      <text:h text:style-name="Heading_20_3" text:outline-level="3">Redirecting to a Relative Path:</text:h>
      <text:p text:style-name="Text_20_body">If you want to redirect to a page on the same server, you can use a relative path:</text:p>
      <text:p text:style-name="Preformatted_20_Text"><text:span text:style-name="Source_20_Text">header("Location: /path/to/your/file.php");</text:span></text:p>
      <text:p text:style-name="P8"><text:span text:style-name="Source_20_Text">exit();</text:span></text:p>
      <text:h text:style-name="Heading_20_3" text:outline-level="3">Redirect with a Delay:</text:h>
      <text:p text:style-name="Text_20_body">If you want to introduce a delay before the redirect, you can use the <text:span text:style-name="Source_20_Text">meta</text:span> refresh tag (though it's not strictly a PHP solution) or use <text:span text:style-name="Source_20_Text">sleep()</text:span>:</text:p>
      <text:p text:style-name="Preformatted_20_Text"><text:span text:style-name="Source_20_Text">// Wait for 5 seconds before redirecting</text:span></text:p>
      <text:p text:style-name="Preformatted_20_Text"><text:span text:style-name="Source_20_Text">sleep(5);</text:span></text:p>
      <text:p text:style-name="Preformatted_20_Text"><text:span text:style-name="Source_20_Text">header("Location: https://www.example.com");</text:span></text:p>
      <text:p text:style-name="P8"><text:span text:style-name="Source_20_Text">exit();</text:span></text:p>
      <text:p text:style-name="Text_20_body">Or using HTML meta tag for delayed redirect:</text:p>
      <text:p text:style-name="Preformatted_20_Text"><text:span text:style-name="Source_20_Text">echo '&lt;meta http-equiv="refresh" content="5;url=https://www.example.com"&gt;';</text:span></text:p>
      <text:p text:style-name="P8"><text:span text:style-name="Source_20_Text">exit();</text:span></text:p>
      <text:h text:style-name="Heading_20_3" text:outline-level="3">Redirecting After a Form Submission:</text:h>
      <text:p text:style-name="Text_20_body">If you're redirecting after a form submission (for example, to avoid resubmission on page refresh), you can use the <text:span text:style-name="Source_20_Text">Location</text:span> header as follows:</text:p>
      <text:p text:style-name="Preformatted_20_Text"><text:span text:style-name="Source_20_Text">header("Location: thank_you.php"); // Redirect to a thank-you page</text:span></text:p>
      <text:p text:style-name="P8"><text:span text:style-name="Source_20_Text">exit();</text:span></text:p>
      <text:h text:style-name="Heading_20_3" text:outline-level="3">Notes:</text:h>
      <text:list xml:id="list5613570473895535061" text:style-name="L8">
        <text:list-item>
          <text:p text:style-name="P136">The <text:span text:style-name="Source_20_Text">header()</text:span> function must be called <text:span text:style-name="Strong_20_Emphasis">before any output</text:span> (including HTML, whitespace, etc.) is sent to the browser. If you get an error like "headers already sent," make sure there's no output before calling <text:span text:style-name="Source_20_Text">header()</text:span>. </text:p>
        </text:list-item>
        <text:list-item>
          <text:p text:style-name="P32">If you want to ensure a redirect after form submissions or actions that could cause unwanted resubmissions (e.g., on page refresh), consider using the <text:span text:style-name="Strong_20_Emphasis">POST/Redirect/GET</text:span> pattern. </text:p>
        </text:list-item>
      </text:list>
      <text:p text:style-name="Text_20_body">Let me know if you'd like an example of that pattern!</text:p>
      <text:p text:style-name="P7">What is difference between cookies and session in php also differentiate it according to their working</text:p>
      <text:p text:style-name="P5"><text:soft-page-break/>Cookies और Session दोनों ही PHP में यूजर डेटा को स्टोर करने के लिए इस्तेमाल होते हैं, लेकिन दोनों के काम करने के तरीके अलग-अलग होते हैं। नीचे इनके बीच का अंतर दिया गया है:</text:p>
      <text:h text:style-name="Heading_20_3" text:outline-level="3"><text:span text:style-name="Strong_20_Emphasis">1. Basic Difference (मूल अंतर)</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Cookies</text:p>
            </table:table-cell>
            <table:table-cell table:style-name="Table1.A1" office:value-type="string">
              <text:p text:style-name="Table_20_Heading">Session</text:p>
            </table:table-cell>
          </table:table-row>
        </table:table-header-rows>
        <table:table-row>
          <table:table-cell table:style-name="Table1.A1" office:value-type="string">
            <text:p text:style-name="Table_20_Contents"><text:span text:style-name="Strong_20_Emphasis">Definition</text:span></text:p>
          </table:table-cell>
          <table:table-cell table:style-name="Table1.A1" office:value-type="string">
            <text:p text:style-name="Table_20_Contents">Client-side storage (यूजर के ब्राउज़र में डेटा सेव होता है)।</text:p>
          </table:table-cell>
          <table:table-cell table:style-name="Table1.A1" office:value-type="string">
            <text:p text:style-name="Table_20_Contents">Server-side storage (सर्वर पर डेटा सेव होता है)।</text:p>
          </table:table-cell>
        </table:table-row>
        <table:table-row>
          <table:table-cell table:style-name="Table1.A1" office:value-type="string">
            <text:p text:style-name="Table_20_Contents"><text:span text:style-name="Strong_20_Emphasis">Storage Location</text:span></text:p>
          </table:table-cell>
          <table:table-cell table:style-name="Table1.A1" office:value-type="string">
            <text:p text:style-name="Table_20_Contents">ब्राउज़र में स्टोर होता है।</text:p>
          </table:table-cell>
          <table:table-cell table:style-name="Table1.A1" office:value-type="string">
            <text:p text:style-name="Table_20_Contents">सर्वर पर स्टोर होता है।</text:p>
          </table:table-cell>
        </table:table-row>
        <table:table-row>
          <table:table-cell table:style-name="Table1.A1" office:value-type="string">
            <text:p text:style-name="Table_20_Contents"><text:span text:style-name="Strong_20_Emphasis">Lifetime</text:span></text:p>
          </table:table-cell>
          <table:table-cell table:style-name="Table1.A1" office:value-type="string">
            <text:p text:style-name="Table_20_Contents">एक्सपायरी टाइम सेट किया जा सकता है।</text:p>
          </table:table-cell>
          <table:table-cell table:style-name="Table1.A1" office:value-type="string">
            <text:p text:style-name="Table_20_Contents">ब्राउज़र बंद होते ही खत्म हो जाता है (जब तक destroy न किया जाए)।</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कम सुरक्षित (यूजर इसे देख और मॉडिफाई कर सकता है)।</text:p>
          </table:table-cell>
          <table:table-cell table:style-name="Table1.A1" office:value-type="string">
            <text:p text:style-name="Table_20_Contents">ज्यादा सुरक्षित (यूजर इसे एक्सेस नहीं कर सकता)।</text:p>
          </table:table-cell>
        </table:table-row>
        <table:table-row>
          <table:table-cell table:style-name="Table1.A1" office:value-type="string">
            <text:p text:style-name="Table_20_Contents"><text:span text:style-name="Strong_20_Emphasis">Data Size</text:span></text:p>
          </table:table-cell>
          <table:table-cell table:style-name="Table1.A1" office:value-type="string">
            <text:p text:style-name="Table_20_Contents">4KB तक डेटा स्टोर कर सकते हैं।</text:p>
          </table:table-cell>
          <table:table-cell table:style-name="Table1.A1" office:value-type="string">
            <text:p text:style-name="Table_20_Contents">ज्यादा डेटा स्टोर कर सकते हैं।</text:p>
          </table:table-cell>
        </table:table-row>
        <table:table-row>
          <table:table-cell table:style-name="Table1.A1" office:value-type="string">
            <text:p text:style-name="Table_20_Contents"><text:span text:style-name="Strong_20_Emphasis">Access</text:span></text:p>
          </table:table-cell>
          <table:table-cell table:style-name="Table1.A1" office:value-type="string">
            <text:p text:style-name="Table_20_Contents">सभी पेजेज पर एक ही डेटा को एक्सेस कर सकते हैं।</text:p>
          </table:table-cell>
          <table:table-cell table:style-name="Table1.A1" office:value-type="string">
            <text:p text:style-name="Table_20_Contents">हर यूजर के लिए अलग-अलग डेटा स्टोर होता है।</text:p>
          </table:table-cell>
        </table:table-row>
      </table:table>
      <text:h text:style-name="Heading_20_3" text:outline-level="3"><text:span text:style-name="Strong_20_Emphasis">2. Working (काम करने का तरीका)</text:span></text:h>
      <text:h text:style-name="Heading_20_4" text:outline-level="4"><text:span text:style-name="Strong_20_Emphasis">Cookies का काम करने का तरीका</text:span></text:h>
      <text:list xml:id="list7417987902881599051" text:style-name="L9">
        <text:list-item>
          <text:p text:style-name="P33"><text:span text:style-name="Strong_20_Emphasis">PHP में Cookie सेट करना:</text:span> </text:p>
          <text:p text:style-name="P17"><text:span text:style-name="Source_20_Text">setcookie("username", "JohnDoe", time() + 3600, "/"); // 1 घंटे के लिए सेव</text:span></text:p>
        </text:list-item>
        <text:list-item>
          <text:p text:style-name="P33"><text:span text:style-name="Strong_20_Emphasis">PHP में Cookie एक्सेस करना:</text:span> </text:p>
          <text:p text:style-name="P17"><text:span text:style-name="Source_20_Text">echo $_COOKIE["username"];</text:span></text:p>
        </text:list-item>
        <text:list-item>
          <text:p text:style-name="P33"><text:span text:style-name="Strong_20_Emphasis">PHP में Cookie डिलीट करना:</text:span> </text:p>
          <text:p text:style-name="P17"><text:span text:style-name="Source_20_Text">setcookie("username", "", time() - 3600, "/"); // पुरानी डेट देकर डिलीट कर सकते हैं</text:span></text:p>
        </text:list-item>
      </text:list>
      <text:h text:style-name="Heading_20_4" text:outline-level="4"><text:span text:style-name="Strong_20_Emphasis">Session का काम करने का तरीका</text:span></text:h>
      <text:list xml:id="list7201491537107604" text:style-name="L10">
        <text:list-item>
          <text:p text:style-name="P34"><text:span text:style-name="Strong_20_Emphasis">PHP में Session स्टार्ट करना और वैल्यू सेट करना:</text:span> </text:p>
          <text:p text:style-name="P12"><text:span text:style-name="Source_20_Text">session_start();</text:span></text:p>
          <text:p text:style-name="P18"><text:span text:style-name="Source_20_Text">$_SESSION["username"] = "JohnDoe";</text:span></text:p>
        </text:list-item>
        <text:list-item>
          <text:p text:style-name="P34"><text:span text:style-name="Strong_20_Emphasis">PHP में Session एक्सेस करना:</text:span> </text:p>
          <text:p text:style-name="P12"><text:span text:style-name="Source_20_Text">session_start();</text:span></text:p>
          <text:p text:style-name="P18"><text:span text:style-name="Source_20_Text">echo $_SESSION["username"];</text:span></text:p>
        </text:list-item>
        <text:list-item>
          <text:p text:style-name="P34"><text:span text:style-name="Strong_20_Emphasis">PHP में Session डिलीट करना:</text:span> </text:p>
          <text:p text:style-name="P12"><text:span text:style-name="Source_20_Text">session_start();</text:span></text:p>
          <text:p text:style-name="P18"><text:span text:style-name="Source_20_Text">session_destroy(); // पूरा सेशन खत्म हो जाएगा</text:span></text:p>
        </text:list-item>
      </text:list>
      <text:h text:style-name="Heading_20_3" text:outline-level="3"><text:span text:style-name="Strong_20_Emphasis">3. कब किसे इस्तेमाल करें?</text:span></text:h>
      <text:list xml:id="list6688749669002732554" text:style-name="L11">
        <text:list-item>
          <text:p text:style-name="P137"><text:span text:style-name="Strong_20_Emphasis">Cookies</text:span> का इस्तेमाल तब करें जब आपको यूजर-साइड डेटा सेव करना हो, जैसे "Remember Me" <text:soft-page-break/>ऑप्शन में। </text:p>
        </text:list-item>
        <text:list-item>
          <text:p text:style-name="P35"><text:span text:style-name="Strong_20_Emphasis">Sessions</text:span> का इस्तेमाल तब करें जब आपको सिक्योर और टेम्पररी डेटा स्टोर करना हो, जैसे <text:span text:style-name="Strong_20_Emphasis">लॉगिन डिटेल्स</text:span> या <text:span text:style-name="Strong_20_Emphasis">कार्ट डेटा</text:span>। </text:p>
        </text:list-item>
      </text:list>
      <text:h text:style-name="Heading_20_3" text:outline-level="3"><text:span text:style-name="Strong_20_Emphasis">निष्कर्ष (Conclusion)</text:span></text:h>
      <text:list xml:id="list1399281264269469452" text:style-name="L12">
        <text:list-item>
          <text:p text:style-name="P138"><text:span text:style-name="Strong_20_Emphasis">Cookies</text:span> क्लाइंट-साइड पर स्टोर होती हैं और कम सुरक्षित होती हैं। </text:p>
        </text:list-item>
        <text:list-item>
          <text:p text:style-name="P138"><text:span text:style-name="Strong_20_Emphasis">Sessions</text:span> सर्वर-साइड पर स्टोर होती हैं और ज्यादा सुरक्षित होती हैं। </text:p>
        </text:list-item>
        <text:list-item>
          <text:p text:style-name="P138"><text:span text:style-name="Strong_20_Emphasis">Sessions</text:span> ब्राउज़र बंद होने पर खत्म हो जाती हैं, जबकि <text:span text:style-name="Strong_20_Emphasis">Cookies</text:span> तब तक रहती हैं जब तक उनकी एक्सपायरी सेट हो। </text:p>
        </text:list-item>
        <text:list-item>
          <text:p text:style-name="P36"><text:span text:style-name="Strong_20_Emphasis">Cookies</text:span> में छोटी जानकारी स्टोर करें, जबकि <text:span text:style-name="Strong_20_Emphasis">Sessions</text:span> में बड़ी और संवेदनशील जानकारी। </text:p>
        </text:list-item>
      </text:list>
      <text:p text:style-name="P7">Sessions ki working batao hinglish mein</text:p>
      <text:h text:style-name="P9" text:outline-level="3"><text:span text:style-name="Strong_20_Emphasis">PHP Sessions Ki Working</text:span></text:h>
      <text:p text:style-name="Text_20_body">PHP me <text:span text:style-name="Strong_20_Emphasis">Session</text:span> ek <text:span text:style-name="Strong_20_Emphasis">server-side storage</text:span> mechanism hai jo temporary data store karne ke liye use hota hai. Jab bhi ek user website visit karta hai, to ek <text:span text:style-name="Strong_20_Emphasis">unique session ID</text:span> generate hoti hai jo server par data store karne aur user ko identify karne ke liye use hoti hai.</text:p>
      <text:p text:style-name="Horizontal_20_Line"/>
      <text:h text:style-name="Heading_20_2" text:outline-level="2"><text:span text:style-name="Strong_20_Emphasis">Session Ka Kaam Karne Ka Tarika</text:span></text:h>
      <text:h text:style-name="Heading_20_3" text:outline-level="3"><text:span text:style-name="Strong_20_Emphasis">1. Session Start Karna (Shuru Karna)</text:span></text:h>
      <text:list xml:id="list3861243857465366672" text:style-name="L13">
        <text:list-item>
          <text:p text:style-name="P139">Jab bhi aap session use karna chahte ho, to sabse pehle <text:span text:style-name="Source_20_Text">session_start();</text:span> likhna zaroori hai. </text:p>
        </text:list-item>
        <text:list-item>
          <text:p text:style-name="P37">Yeh function ek <text:span text:style-name="Strong_20_Emphasis">unique session ID</text:span> assign karta hai aur session variables ko enable karta hai. </text:p>
        </text:list-item>
      </text:list>
      <text:p text:style-name="Text_20_body"><text:span text:style-name="Strong_20_Emphasis">Example:</text:span></text:p>
      <text:p text:style-name="Preformatted_20_Text"><text:span text:style-name="Source_20_Text">&lt;?php</text:span></text:p>
      <text:p text:style-name="Preformatted_20_Text"><text:span text:style-name="Source_20_Text">session_start(); // Session start karna zaroori hai</text:span></text:p>
      <text:p text:style-name="Preformatted_20_Text"><text:span text:style-name="Source_20_Text">$_SESSION["username"] = "JohnDoe"; // Session variable set karna</text:span></text:p>
      <text:p text:style-name="P8"><text:span text:style-name="Source_20_Text">?&gt;</text:span></text:p>
      <text:p text:style-name="Text_20_body">➡️ Is code se ek session start hota hai aur <text:span text:style-name="Strong_20_Emphasis">"username"</text:span> naam ka ek session variable store hota hai.</text:p>
      <text:p text:style-name="Horizontal_20_Line"/>
      <text:h text:style-name="Heading_20_3" text:outline-level="3"><text:span text:style-name="Strong_20_Emphasis">2. Session Data Access Karna</text:span></text:h>
      <text:list xml:id="list336276407556997688" text:style-name="L14">
        <text:list-item>
          <text:p text:style-name="P38">Ek baar session create ho jaye, to kisi bhi page par <text:span text:style-name="Source_20_Text">$_SESSION</text:span> superglobal array se us data ko access kiya ja sakta hai. </text:p>
        </text:list-item>
      </text:list>
      <text:p text:style-name="Text_20_body"><text:span text:style-name="Strong_20_Emphasis">Example:</text:span></text:p>
      <text:p text:style-name="Preformatted_20_Text"><text:span text:style-name="Source_20_Text">&lt;?php</text:span></text:p>
      <text:p text:style-name="Preformatted_20_Text"><text:span text:style-name="Source_20_Text">session_start();</text:span></text:p>
      <text:p text:style-name="Preformatted_20_Text"><text:span text:style-name="Source_20_Text">echo "Welcome, " . $_SESSION["username"]; // Session variable access karna</text:span></text:p>
      <text:p text:style-name="P8"><text:span text:style-name="Source_20_Text">?&gt;</text:span></text:p>
      <text:p text:style-name="Text_20_body">➡️ Yeh code <text:span text:style-name="Strong_20_Emphasis">"Welcome, JohnDoe"</text:span> print karega agar session active hai.</text:p>
      <text:p text:style-name="Horizontal_20_Line"/>
      <text:h text:style-name="Heading_20_3" text:outline-level="3"><text:soft-page-break/><text:span text:style-name="Strong_20_Emphasis">3. Session Update Karna</text:span></text:h>
      <text:list xml:id="list6054667108956501958" text:style-name="L15">
        <text:list-item>
          <text:p text:style-name="P39">Aap kisi session variable ki value badal sakte ho: </text:p>
        </text:list-item>
      </text:list>
      <text:p text:style-name="Text_20_body"><text:span text:style-name="Strong_20_Emphasis">Example:</text:span></text:p>
      <text:p text:style-name="Preformatted_20_Text"><text:span text:style-name="Source_20_Text">&lt;?php</text:span></text:p>
      <text:p text:style-name="Preformatted_20_Text"><text:span text:style-name="Source_20_Text">session_start();</text:span></text:p>
      <text:p text:style-name="Preformatted_20_Text"><text:span text:style-name="Source_20_Text">$_SESSION["username"] = "Alice"; // Purani value ko update kar diya</text:span></text:p>
      <text:p text:style-name="P8"><text:span text:style-name="Source_20_Text">?&gt;</text:span></text:p>
      <text:p text:style-name="Text_20_body">➡️ Ab <text:span text:style-name="Source_20_Text">"username"</text:span> ki nayi value <text:span text:style-name="Source_20_Text">"Alice"</text:span> ho gayi hai.</text:p>
      <text:p text:style-name="Horizontal_20_Line"/>
      <text:h text:style-name="Heading_20_3" text:outline-level="3"><text:span text:style-name="Strong_20_Emphasis">4. Session Delete Karna (Destroy Karna)</text:span></text:h>
      <text:list xml:id="list3157417779685361775" text:style-name="L16">
        <text:list-item>
          <text:p text:style-name="P40">Jab aap session ko delete karna chahte ho, to aap <text:span text:style-name="Source_20_Text">session_unset()</text:span> aur <text:span text:style-name="Source_20_Text">session_destroy()</text:span> ka use kar sakte ho. </text:p>
        </text:list-item>
      </text:list>
      <text:p text:style-name="Text_20_body"><text:span text:style-name="Strong_20_Emphasis">Example:</text:span></text:p>
      <text:p text:style-name="Preformatted_20_Text"><text:span text:style-name="Source_20_Text">&lt;?php</text:span></text:p>
      <text:p text:style-name="Preformatted_20_Text"><text:span text:style-name="Source_20_Text">session_start();</text:span></text:p>
      <text:p text:style-name="Preformatted_20_Text"><text:span text:style-name="Source_20_Text">session_unset(); <text:s/>// Sare session variables remove ho jayenge</text:span></text:p>
      <text:p text:style-name="Preformatted_20_Text"><text:span text:style-name="Source_20_Text">session_destroy(); // Pura session destroy ho jayega</text:span></text:p>
      <text:p text:style-name="P8"><text:span text:style-name="Source_20_Text">?&gt;</text:span></text:p>
      <text:p text:style-name="Text_20_body">➡️ Is code se session data delete ho jata hai aur session band ho jata hai.</text:p>
      <text:p text:style-name="Horizontal_20_Line"/>
      <text:h text:style-name="Heading_20_2" text:outline-level="2"><text:span text:style-name="Strong_20_Emphasis">Session Ki Working Ka Overview</text:span></text:h>
      <text:list xml:id="list8327344266912210898" text:style-name="L17">
        <text:list-item>
          <text:p text:style-name="P140"><text:span text:style-name="Strong_20_Emphasis">User Website Visit Karta Hai</text:span> → PHP ek <text:span text:style-name="Strong_20_Emphasis">unique session ID</text:span> generate karta hai. </text:p>
        </text:list-item>
        <text:list-item>
          <text:p text:style-name="P140"><text:span text:style-name="Strong_20_Emphasis">Session Start Hota Hai</text:span> → <text:span text:style-name="Source_20_Text">session_start();</text:span> ke through. </text:p>
        </text:list-item>
        <text:list-item>
          <text:p text:style-name="P140"><text:span text:style-name="Strong_20_Emphasis">Session Variables Set Hote Hain</text:span> → <text:span text:style-name="Source_20_Text">$_SESSION["key"] = "value";</text:span> </text:p>
        </text:list-item>
        <text:list-item>
          <text:p text:style-name="P140"><text:span text:style-name="Strong_20_Emphasis">User Page Navigate Karta Hai</text:span> → Session variables server-side store hote hain aur kisi bhi page par access kiye ja sakte hain. </text:p>
        </text:list-item>
        <text:list-item>
          <text:p text:style-name="P41"><text:span text:style-name="Strong_20_Emphasis">Session Destroy Hota Hai</text:span> → Jab user logout karta hai ya session expire hota hai. </text:p>
        </text:list-item>
      </text:list>
      <text:p text:style-name="Horizontal_20_Line"/>
      <text:h text:style-name="Heading_20_3" text:outline-level="3"><text:span text:style-name="Strong_20_Emphasis">Kab Use Kare?</text:span></text:h>
      <text:list xml:id="list528379224395483444" text:style-name="L18">
        <text:list-item>
          <text:p text:style-name="P141"><text:span text:style-name="Strong_20_Emphasis">Login System</text:span> (Jisme user login hone ke baad uski info store karni ho). </text:p>
        </text:list-item>
        <text:list-item>
          <text:p text:style-name="P141"><text:span text:style-name="Strong_20_Emphasis">Shopping Cart</text:span> (Jisme user ke cart ka data temporarily save karna ho). </text:p>
        </text:list-item>
        <text:list-item>
          <text:p text:style-name="P42"><text:span text:style-name="Strong_20_Emphasis">User Preferences</text:span> (Jaise language ya theme settings). </text:p>
        </text:list-item>
      </text:list>
      <text:p text:style-name="Horizontal_20_Line"/>
      <text:h text:style-name="Heading_20_3" text:outline-level="3"><text:span text:style-name="Strong_20_Emphasis">Conclusion</text:span></text:h>
      <text:list xml:id="list8333850008158260166" text:style-name="L19">
        <text:list-item>
          <text:p text:style-name="P142"><text:span text:style-name="Strong_20_Emphasis">Sessions temporary hote hain</text:span>, browser band hone par destroy ho jate hain. </text:p>
        </text:list-item>
        <text:list-item>
          <text:p text:style-name="P142"><text:span text:style-name="Strong_20_Emphasis">Server-side storage hone ki wajah se ye zyada secure hote hain</text:span> compared to cookies. </text:p>
        </text:list-item>
        <text:list-item>
          <text:p text:style-name="P43"><text:span text:style-name="Strong_20_Emphasis">Session data automatically refresh nahi hota</text:span>, jab tak aap manually update na karo ya expire na ho jaye. </text:p>
        </text:list-item>
      </text:list>
      <text:p text:style-name="P7"><text:soft-page-break/>Mujhe internal working batao</text:p>
      <text:p text:style-name="P1"/>
      <text:h text:style-name="P10" text:outline-level="3"><text:span text:style-name="Strong_20_Emphasis">PHP Session Ki Internal Working (Backend Process)</text:span></text:h>
      <text:p text:style-name="Text_20_body">Jab bhi ek user website visit karta hai aur PHP session start hota hai, tab <text:span text:style-name="Strong_20_Emphasis">server aur client</text:span> ke beech ek unique session establish hota hai. Yeh kaam backend me kuch steps me hota hai. Chaliye step-by-step PHP session ki <text:span text:style-name="Strong_20_Emphasis">internal working</text:span> ko samajhte hain:</text:p>
      <text:p text:style-name="Horizontal_20_Line"/>
      <text:h text:style-name="Heading_20_2" text:outline-level="2"><text:span text:style-name="Strong_20_Emphasis">Step 1: User Request &amp; Session Start</text:span></text:h>
      <text:p text:style-name="Text_20_body">Jab bhi <text:span text:style-name="Source_20_Text">session_start();</text:span> call hota hai:</text:p>
      <text:list xml:id="list7575048808592397539" text:style-name="L20">
        <text:list-item>
          <text:p text:style-name="P143">PHP ek <text:span text:style-name="Strong_20_Emphasis">unique session ID (SID)</text:span> generate karta hai. </text:p>
        </text:list-item>
        <text:list-item>
          <text:p text:style-name="P143">Yeh session ID <text:span text:style-name="Strong_20_Emphasis">randomly generate hoti hai</text:span> aur ek <text:span text:style-name="Strong_20_Emphasis">session file</text:span> me store hoti hai. </text:p>
        </text:list-item>
        <text:list-item>
          <text:p text:style-name="P44">Session ID <text:span text:style-name="Strong_20_Emphasis">client ke browser me cookie ke form me store hoti hai</text:span> (default cookie name: <text:span text:style-name="Source_20_Text">PHPSESSID</text:span>). </text:p>
        </text:list-item>
      </text:list>
      <text:p text:style-name="Text_20_body"><text:span text:style-name="Strong_20_Emphasis">Example:</text:span></text:p>
      <text:p text:style-name="Preformatted_20_Text"><text:span text:style-name="Source_20_Text">&lt;?php</text:span></text:p>
      <text:p text:style-name="Preformatted_20_Text"><text:span text:style-name="Source_20_Text">session_start();</text:span></text:p>
      <text:p text:style-name="Preformatted_20_Text"><text:span text:style-name="Source_20_Text">$_SESSION["username"] = "JohnDoe";</text:span></text:p>
      <text:p text:style-name="P8"><text:span text:style-name="Source_20_Text">?&gt;</text:span></text:p>
      <text:p text:style-name="Text_20_body">➡️ Yaha session start hone par PHP ek <text:span text:style-name="Strong_20_Emphasis">session ID generate</text:span> karega aur usse client ke browser me store karega.</text:p>
      <text:p text:style-name="Horizontal_20_Line"/>
      <text:h text:style-name="Heading_20_2" text:outline-level="2"><text:span text:style-name="Strong_20_Emphasis">Step 2: Session ID Generate Hona</text:span></text:h>
      <text:list xml:id="list2894729574987453948" text:style-name="L21">
        <text:list-item>
          <text:p text:style-name="P144">PHP <text:span text:style-name="Source_20_Text">session_start();</text:span> call karte hi ek <text:span text:style-name="Strong_20_Emphasis">session ID generate</text:span> karta hai. </text:p>
        </text:list-item>
        <text:list-item>
          <text:p text:style-name="P144">Yeh ID <text:span text:style-name="Strong_20_Emphasis">md5, sha1 ya random_bytes()</text:span> function se generate hoti hai. </text:p>
        </text:list-item>
        <text:list-item>
          <text:p text:style-name="P144">Example: <text:span text:style-name="Source_20_Text">"6fj43nsdh34324a09sd0qwe"</text:span> </text:p>
        </text:list-item>
        <text:list-item>
          <text:p text:style-name="P45">Yeh ID ek <text:span text:style-name="Strong_20_Emphasis">server-side session file</text:span> se link hoti hai. </text:p>
        </text:list-item>
      </text:list>
      <text:p text:style-name="Text_20_body">Session ID generate hone ke baad, browser ko ek <text:span text:style-name="Strong_20_Emphasis">cookie ke form me bhej diya jata hai</text:span>:</text:p>
      <text:p text:style-name="P8"><text:span text:style-name="Source_20_Text">Set-Cookie: PHPSESSID=6fj43nsdh34324a09sd0qwe; path=/</text:span></text:p>
      <text:p text:style-name="Text_20_body">➡️ Ab jab bhi user <text:span text:style-name="Strong_20_Emphasis">next request bhejega</text:span>, yeh session ID HTTP request me bhej di jayegi.</text:p>
      <text:p text:style-name="Horizontal_20_Line"/>
      <text:h text:style-name="Heading_20_2" text:outline-level="2"><text:span text:style-name="Strong_20_Emphasis">Step 3: Session Data Server Par Store Hona</text:span></text:h>
      <text:list xml:id="list8525264741846299612" text:style-name="L22">
        <text:list-item>
          <text:p text:style-name="P145">PHP default storage ke liye <text:span text:style-name="Strong_20_Emphasis"><text:span text:style-name="Source_20_Text">/tmp</text:span></text:span><text:span text:style-name="Strong_20_Emphasis"> folder me session files</text:span> save karta hai. </text:p>
        </text:list-item>
        <text:list-item>
          <text:p text:style-name="P145">Har session ek alag file me store hota hai. </text:p>
        </text:list-item>
        <text:list-item>
          <text:p text:style-name="P46">File naming convention: </text:p>
          <text:p text:style-name="P19"><text:span text:style-name="Source_20_Text">sess_6fj43nsdh34324a09sd0qwe</text:span></text:p>
        </text:list-item>
        <text:list-item>
          <text:p text:style-name="P46">Is file ke andar session variables JSON ya serialized format me store hote hain. </text:p>
        </text:list-item>
      </text:list>
      <text:p text:style-name="Text_20_body"><text:soft-page-break/>Example (Session file ka content):</text:p>
      <text:p text:style-name="P8"><text:span text:style-name="Source_20_Text">username|s:7:"JohnDoe";</text:span></text:p>
      <text:p text:style-name="Text_20_body">➡️ Yaha <text:span text:style-name="Source_20_Text">"username"</text:span> ek session variable hai jisme <text:span text:style-name="Source_20_Text">"JohnDoe"</text:span> stored hai.</text:p>
      <text:p text:style-name="Horizontal_20_Line"/>
      <text:h text:style-name="Heading_20_2" text:outline-level="2"><text:span text:style-name="Strong_20_Emphasis">Step 4: Client Request Ke Sath Session Data Fetch Karna</text:span></text:h>
      <text:list xml:id="list5846886440332663593" text:style-name="L23">
        <text:list-item>
          <text:p text:style-name="P146">Jab user kisi <text:span text:style-name="Strong_20_Emphasis">next page</text:span> par jata hai, to <text:span text:style-name="Strong_20_Emphasis">browser automatically session ID ko send kar deta hai</text:span>. </text:p>
        </text:list-item>
        <text:list-item>
          <text:p text:style-name="P47">PHP <text:span text:style-name="Source_20_Text">session_start();</text:span> call karte hi <text:span text:style-name="Strong_20_Emphasis">session ID match karta hai</text:span> aur related session data load karta hai. </text:p>
        </text:list-item>
      </text:list>
      <text:p text:style-name="Text_20_body">Example:</text:p>
      <text:p text:style-name="Preformatted_20_Text"><text:span text:style-name="Source_20_Text">&lt;?php</text:span></text:p>
      <text:p text:style-name="Preformatted_20_Text"><text:span text:style-name="Source_20_Text">session_start();</text:span></text:p>
      <text:p text:style-name="Preformatted_20_Text"><text:span text:style-name="Source_20_Text">echo $_SESSION["username"]; // Output: JohnDoe</text:span></text:p>
      <text:p text:style-name="P8"><text:span text:style-name="Source_20_Text">?&gt;</text:span></text:p>
      <text:p text:style-name="Text_20_body">➡️ PHP <text:span text:style-name="Strong_20_Emphasis">session file read karta hai</text:span>, aur <text:span text:style-name="Source_20_Text">"username"</text:span> ka data <text:span text:style-name="Source_20_Text">"JohnDoe"</text:span> return karta hai.</text:p>
      <text:p text:style-name="Horizontal_20_Line"/>
      <text:h text:style-name="Heading_20_2" text:outline-level="2"><text:span text:style-name="Strong_20_Emphasis">Step 5: Session Update &amp; Expiry</text:span></text:h>
      <text:list xml:id="list2226609778734883125" text:style-name="L24">
        <text:list-item>
          <text:p text:style-name="P147">Agar session variable update kiya jaye, to <text:span text:style-name="Strong_20_Emphasis">session file update hoti hai</text:span>. </text:p>
        </text:list-item>
        <text:list-item>
          <text:p text:style-name="P147">Default session timeout <text:span text:style-name="Strong_20_Emphasis">1440 seconds (24 minutes)</text:span> hota hai (<text:span text:style-name="Source_20_Text">session.gc_maxlifetime</text:span>). </text:p>
        </text:list-item>
        <text:list-item>
          <text:p text:style-name="P48">Agar <text:span text:style-name="Strong_20_Emphasis">user inactive ho jaye</text:span> to session expire ho jata hai. </text:p>
        </text:list-item>
      </text:list>
      <text:p text:style-name="Text_20_body">Example (Session update karna):</text:p>
      <text:p text:style-name="P8"><text:span text:style-name="Source_20_Text">$_SESSION["username"] = "Alice"; // Pichla data overwrite ho jayega</text:span></text:p>
      <text:p text:style-name="Text_20_body">➡️ Session file ab <text:span text:style-name="Source_20_Text">"username|s:5:"Alice";"</text:span> me update ho jayegi.</text:p>
      <text:p text:style-name="Horizontal_20_Line"/>
      <text:h text:style-name="Heading_20_2" text:outline-level="2"><text:span text:style-name="Strong_20_Emphasis">Step 6: Session Destroy Karna</text:span></text:h>
      <text:list xml:id="list1300295957954690176" text:style-name="L25">
        <text:list-item>
          <text:p text:style-name="P148">Jab <text:span text:style-name="Source_20_Text">session_destroy();</text:span> call hota hai, to: </text:p>
          <text:list>
            <text:list-item>
              <text:p text:style-name="P148">Server-side session file delete ho jati hai. </text:p>
            </text:list-item>
            <text:list-item>
              <text:p text:style-name="P49">Browser me stored <text:span text:style-name="Source_20_Text">PHPSESSID</text:span> cookie remove ho jati hai. </text:p>
            </text:list-item>
          </text:list>
        </text:list-item>
      </text:list>
      <text:p text:style-name="Text_20_body"><text:span text:style-name="Strong_20_Emphasis">Example:</text:span></text:p>
      <text:p text:style-name="Preformatted_20_Text"><text:span text:style-name="Source_20_Text">&lt;?php</text:span></text:p>
      <text:p text:style-name="Preformatted_20_Text"><text:span text:style-name="Source_20_Text">session_start();</text:span></text:p>
      <text:p text:style-name="Preformatted_20_Text"><text:span text:style-name="Source_20_Text">session_unset(); <text:s/>// Sare session variables remove karne ke liye</text:span></text:p>
      <text:p text:style-name="Preformatted_20_Text"><text:span text:style-name="Source_20_Text">session_destroy(); // Session file delete karne ke liye</text:span></text:p>
      <text:p text:style-name="P8"><text:span text:style-name="Source_20_Text">?&gt;</text:span></text:p>
      <text:p text:style-name="Text_20_body">➡️ Ab agle request me <text:span text:style-name="Source_20_Text">$_SESSION</text:span> array empty rahega.</text:p>
      <text:p text:style-name="Horizontal_20_Line"/>
      <text:h text:style-name="Heading_20_2" text:outline-level="2"><text:soft-page-break/><text:span text:style-name="Strong_20_Emphasis">Session Ki Backend Working Ka Ek Flowchart</text:span></text:h>
      <text:list xml:id="list7594167463827106514" text:style-name="L26">
        <text:list-item>
          <text:p text:style-name="P149"><text:span text:style-name="Strong_20_Emphasis">User Website Visit Karta Hai</text:span> → Server ek <text:span text:style-name="Strong_20_Emphasis">Session ID generate</text:span> karta hai. </text:p>
        </text:list-item>
        <text:list-item>
          <text:p text:style-name="P149"><text:span text:style-name="Strong_20_Emphasis">Session Data Server Par Store Hota Hai</text:span> → <text:span text:style-name="Source_20_Text">/tmp/sess_&lt;session_id&gt;</text:span> file me. </text:p>
        </text:list-item>
        <text:list-item>
          <text:p text:style-name="P149"><text:span text:style-name="Strong_20_Emphasis">Browser Session ID Save Karta Hai</text:span> → Cookie ke form me (<text:span text:style-name="Source_20_Text">PHPSESSID</text:span>). </text:p>
        </text:list-item>
        <text:list-item>
          <text:p text:style-name="P149"><text:span text:style-name="Strong_20_Emphasis">Next Request Ke Sath Session ID Server Par Jata Hai</text:span> → PHP usse verify karke data load karta hai. </text:p>
        </text:list-item>
        <text:list-item>
          <text:p text:style-name="P149"><text:span text:style-name="Strong_20_Emphasis">Session Data Use Hota Hai</text:span> → User ki preferences ya login info wapas milti hai. </text:p>
        </text:list-item>
        <text:list-item>
          <text:p text:style-name="P50"><text:span text:style-name="Strong_20_Emphasis">Session Timeout Ya Destroy Hota Hai</text:span> → Timeout hone par ya <text:span text:style-name="Source_20_Text">session_destroy();</text:span> call hone par session delete ho jata hai. </text:p>
        </text:list-item>
      </text:list>
      <text:p text:style-name="Horizontal_20_Line"/>
      <text:h text:style-name="Heading_20_2" text:outline-level="2"><text:span text:style-name="Strong_20_Emphasis">Conclusion</text:span></text:h>
      <text:p text:style-name="Text_20_body">✅ <text:span text:style-name="Strong_20_Emphasis">Session ID ek random unique key hoti hai jo server-side session file se link hoti hai.</text:span><text:line-break/>✅ <text:span text:style-name="Strong_20_Emphasis">Client (browser) apni requests ke sath session ID bhejta hai, jisse server uska data identify karta hai.</text:span><text:line-break/>✅ <text:span text:style-name="Strong_20_Emphasis">Session data </text:span><text:span text:style-name="Strong_20_Emphasis"><text:span text:style-name="Source_20_Text">$_SESSION</text:span></text:span><text:span text:style-name="Strong_20_Emphasis"> array me stored hota hai aur </text:span><text:span text:style-name="Strong_20_Emphasis"><text:span text:style-name="Source_20_Text">/tmp</text:span></text:span><text:span text:style-name="Strong_20_Emphasis"> folder me ek session file me save hota hai.</text:span><text:line-break/>✅ <text:span text:style-name="Strong_20_Emphasis">Session automatic timeout ke baad expire ho sakta hai ya manually </text:span><text:span text:style-name="Strong_20_Emphasis"><text:span text:style-name="Source_20_Text">session_destroy();</text:span></text:span><text:span text:style-name="Strong_20_Emphasis"> se delete ho sakta hai.</text:span></text:p>
      <text:p text:style-name="P7">Agar browser mein cookies block ho toh</text:p>
      <text:h text:style-name="P10" text:outline-level="3"><text:span text:style-name="Strong_20_Emphasis">Agar Browser Mein Cookies Block Ho Toh PHP Session Ka Kya Hoga?</text:span></text:h>
      <text:p text:style-name="Text_20_body">PHP sessions <text:span text:style-name="Strong_20_Emphasis">by default cookies par depend karte hain</text:span>, kyunki session ID client ke browser me <text:span text:style-name="Strong_20_Emphasis">PHPSESSID cookie</text:span> ke form me store hoti hai. Lekin agar <text:span text:style-name="Strong_20_Emphasis">user cookies block kar deta hai</text:span>, to <text:span text:style-name="Strong_20_Emphasis">session kaam nahi karega</text:span> kyunki browser session ID ko server tak nahi bhej paayega.</text:p>
      <text:p text:style-name="Horizontal_20_Line"/>
      <text:h text:style-name="Heading_20_2" text:outline-level="2"><text:span text:style-name="Strong_20_Emphasis">Problem: Cookies Block Hone Par Session Kyu Nahi Kaam Karega?</text:span></text:h>
      <text:list xml:id="list5586673719219626120" text:style-name="L27">
        <text:list-item>
          <text:p text:style-name="P150"><text:span text:style-name="Strong_20_Emphasis">PHP session ek unique session ID generate karta hai.</text:span> </text:p>
        </text:list-item>
        <text:list-item>
          <text:p text:style-name="P150"><text:span text:style-name="Strong_20_Emphasis">Session ID cookie ke form me browser me store hoti hai.</text:span> </text:p>
        </text:list-item>
        <text:list-item>
          <text:p text:style-name="P150"><text:span text:style-name="Strong_20_Emphasis">Agle request ke sath browser is cookie ko server par bhejta hai.</text:span> </text:p>
        </text:list-item>
        <text:list-item>
          <text:p text:style-name="P150"><text:span text:style-name="Strong_20_Emphasis">Agar cookies block hain, to session ID server tak nahi pahunchegi.</text:span> </text:p>
        </text:list-item>
        <text:list-item>
          <text:p text:style-name="P51"><text:span text:style-name="Strong_20_Emphasis">Server naye request ko naye session ke roop me dekhega, purane session ka data nahi milega.</text:span> </text:p>
        </text:list-item>
      </text:list>
      <text:p text:style-name="Text_20_body">➡️ <text:span text:style-name="Strong_20_Emphasis">Result:</text:span> Har naye request ke sath ek <text:span text:style-name="Strong_20_Emphasis">naya session create hoga</text:span> aur purana session data access nahi ho paayega.</text:p>
      <text:p text:style-name="Horizontal_20_Line"/>
      <text:h text:style-name="Heading_20_2" text:outline-level="2"><text:span text:style-name="Strong_20_Emphasis">Solution: URL Parameters Me Session ID Pass Karna (Session Without Cookies)</text:span></text:h>
      <text:p text:style-name="Text_20_body">PHP me ek alternative hai jisme <text:span text:style-name="Strong_20_Emphasis">session ID ko URL me pass kar sakte hain</text:span>, taki cookies ki zaroorat na pade. Iske liye <text:span text:style-name="Source_20_Text">session.use_trans_sid</text:span> setting enable karni padti hai.</text:p>
      <text:h text:style-name="Heading_20_3" text:outline-level="3"><text:soft-page-break/><text:span text:style-name="Strong_20_Emphasis">Step 1: </text:span><text:span text:style-name="Strong_20_Emphasis"><text:span text:style-name="Source_20_Text">php.ini</text:span></text:span><text:span text:style-name="Strong_20_Emphasis"> Me Change Karein</text:span></text:h>
      <text:p text:style-name="Text_20_body">Agar aapke server me access ho, to <text:span text:style-name="Source_20_Text">php.ini</text:span> file me yeh setting enable karein:</text:p>
      <text:p text:style-name="P8"><text:span text:style-name="Source_20_Text">session.use_trans_sid = 1</text:span></text:p>
      <text:p text:style-name="Text_20_body">➡️ Isse PHP session ID ko automatically <text:span text:style-name="Strong_20_Emphasis">URL ke sath append karega</text:span>.</text:p>
      <text:h text:style-name="Heading_20_3" text:outline-level="3"><text:span text:style-name="Strong_20_Emphasis">Step 2: Manual Tarike Se Session ID URL Me Pass Karna</text:span></text:h>
      <text:p text:style-name="Text_20_body">Agar aap manually session ID URL me pass karna chahein, to yeh tarika use karein:</text:p>
      <text:p text:style-name="Preformatted_20_Text"><text:span text:style-name="Source_20_Text">&lt;?php</text:span></text:p>
      <text:p text:style-name="Preformatted_20_Text"><text:span text:style-name="Source_20_Text">session_start();</text:span></text:p>
      <text:p text:style-name="Preformatted_20_Text"><text:span text:style-name="Source_20_Text">echo '&lt;a href="nextpage.php?' . SID . '"&gt;Next Page&lt;/a&gt;';</text:span></text:p>
      <text:p text:style-name="P8"><text:span text:style-name="Source_20_Text">?&gt;</text:span></text:p>
      <text:p text:style-name="Text_20_body">➡️ <text:span text:style-name="Source_20_Text">SID</text:span> ek <text:span text:style-name="Strong_20_Emphasis">predefined PHP constant</text:span> hai jo session ID ko URL me add karta hai.</text:p>
      <text:h text:style-name="Heading_20_3" text:outline-level="3"><text:span text:style-name="Strong_20_Emphasis">Step 3: Agle Page Par Session Continue Karna</text:span></text:h>
      <text:p text:style-name="Preformatted_20_Text"><text:span text:style-name="Source_20_Text">&lt;?php</text:span></text:p>
      <text:p text:style-name="Preformatted_20_Text"><text:span text:style-name="Source_20_Text">session_start();</text:span></text:p>
      <text:p text:style-name="Preformatted_20_Text"><text:span text:style-name="Source_20_Text">echo "Session ID: " . session_id();</text:span></text:p>
      <text:p text:style-name="P8"><text:span text:style-name="Source_20_Text">?&gt;</text:span></text:p>
      <text:p text:style-name="Text_20_body">➡️ Agar user <text:span text:style-name="Strong_20_Emphasis">nextpage.php</text:span> par jata hai, to session ID URL me pass hogi aur session continue rahega.</text:p>
      <text:p text:style-name="Horizontal_20_Line"/>
      <text:h text:style-name="Heading_20_2" text:outline-level="2"><text:span text:style-name="Strong_20_Emphasis">Disadvantages Of URL-Based Sessions</text:span></text:h>
      <text:list xml:id="list8017522572499519290" text:style-name="L28">
        <text:list-item>
          <text:p text:style-name="P151"><text:span text:style-name="Strong_20_Emphasis">Security Risk</text:span> – Agar koi session ID ko copy kar le, to session hijack ho sakta hai. </text:p>
        </text:list-item>
        <text:list-item>
          <text:p text:style-name="P151"><text:span text:style-name="Strong_20_Emphasis">Messy URLs</text:span> – Har URL ke sath session ID add hoti hai, jo achha UX nahi deta. </text:p>
        </text:list-item>
        <text:list-item>
          <text:p text:style-name="P52"><text:span text:style-name="Strong_20_Emphasis">Caching Problems</text:span> – Kuch browsers aur proxies URLs me session ID ko cache kar sakte hain, jo security risk create karta hai. </text:p>
        </text:list-item>
      </text:list>
      <text:p text:style-name="Horizontal_20_Line"/>
      <text:h text:style-name="Heading_20_2" text:outline-level="2"><text:span text:style-name="Strong_20_Emphasis">Alternative: Session ID POST Method Se Send Karna</text:span></text:h>
      <text:p text:style-name="Text_20_body">Agar aap URL me session ID nahi bhejna chahte, to <text:span text:style-name="Source_20_Text">POST</text:span> request ka use kar sakte hain:</text:p>
      <text:h text:style-name="Heading_20_3" text:outline-level="3"><text:span text:style-name="Strong_20_Emphasis">Form Ke Through Session ID Pass Karna</text:span></text:h>
      <text:p text:style-name="Preformatted_20_Text"><text:span text:style-name="Source_20_Text">&lt;form action="nextpage.php" method="POST"&gt;</text:span></text:p>
      <text:p text:style-name="Preformatted_20_Text"><text:span text:style-name="Source_20_Text"><text:s text:c="4"/>&lt;input type="hidden" name="PHPSESSID" value="&lt;?php echo session_id(); ?&gt;"&gt;</text:span></text:p>
      <text:p text:style-name="Preformatted_20_Text"><text:span text:style-name="Source_20_Text"><text:s text:c="4"/>&lt;input type="submit" value="Submit"&gt;</text:span></text:p>
      <text:p text:style-name="P8"><text:span text:style-name="Source_20_Text">&lt;/form&gt;</text:span></text:p>
      <text:p text:style-name="Text_20_body">➡️ Yeh method zyada <text:span text:style-name="Strong_20_Emphasis">secure</text:span> hai kyunki URL me session ID <text:span text:style-name="Strong_20_Emphasis">visible nahi hoti</text:span>.</text:p>
      <text:h text:style-name="Heading_20_3" text:outline-level="3"><text:span text:style-name="Strong_20_Emphasis">Agle Page Par Session Restore Karna</text:span></text:h>
      <text:p text:style-name="Preformatted_20_Text"><text:span text:style-name="Source_20_Text">&lt;?php</text:span></text:p>
      <text:p text:style-name="Preformatted_20_Text"><text:span text:style-name="Source_20_Text">if (isset($_POST["PHPSESSID"])) {</text:span></text:p>
      <text:p text:style-name="Preformatted_20_Text"><text:span text:style-name="Source_20_Text"><text:s text:c="4"/>session_id($_POST["PHPSESSID"]); </text:span></text:p>
      <text:p text:style-name="Preformatted_20_Text"><text:soft-page-break/><text:span text:style-name="Source_20_Text">}</text:span></text:p>
      <text:p text:style-name="Preformatted_20_Text"><text:span text:style-name="Source_20_Text">session_start();</text:span></text:p>
      <text:p text:style-name="P8"><text:span text:style-name="Source_20_Text">?&gt;</text:span></text:p>
      <text:p text:style-name="Text_20_body">➡️ Yeh code manually session ID set karta hai aur session continue rakhta hai.</text:p>
      <text:p text:style-name="Horizontal_20_Line"/>
      <text:h text:style-name="Heading_20_2" text:outline-level="2"><text:span text:style-name="Strong_20_Emphasis">Conclusion</text:span></text:h>
      <text:p text:style-name="Text_20_body">✅ <text:span text:style-name="Strong_20_Emphasis">Agar cookies block ho gayi hain, to session by default kaam nahi karega.</text:span><text:line-break/>✅ <text:span text:style-name="Strong_20_Emphasis">Iska solution hai URL me session ID pass karna (</text:span><text:span text:style-name="Strong_20_Emphasis"><text:span text:style-name="Source_20_Text">SID</text:span></text:span><text:span text:style-name="Strong_20_Emphasis"> use karke) ya POST request se bhejna.</text:span><text:line-break/>✅ <text:span text:style-name="Strong_20_Emphasis">URL me session ID bhejna insecure ho sakta hai, isliye POST method better hai.</text:span><text:line-break/>✅ <text:span text:style-name="Strong_20_Emphasis">Sabse secure solution hai ki agar cookies block ho, to user ko manually login karne ka option diya jaye.</text:span></text:p>
      <text:p text:style-name="P1"/>
      <text:p text:style-name="P7">Do i need to type session start in every page</text:p>
      <text:h text:style-name="P9" text:outline-level="3"><text:span text:style-name="Strong_20_Emphasis">Haan, Har Page Par </text:span><text:span text:style-name="Strong_20_Emphasis"><text:span text:style-name="Source_20_Text">session_start();</text:span></text:span><text:span text:style-name="Strong_20_Emphasis"> Lagana Zaroori Hai?</text:span></text:h>
      <text:p text:style-name="Text_20_body">✅ <text:span text:style-name="Strong_20_Emphasis">Haan, har page par </text:span><text:span text:style-name="Strong_20_Emphasis"><text:span text:style-name="Source_20_Text">session_start();</text:span></text:span><text:span text:style-name="Strong_20_Emphasis"> lagana zaroori hota hai jisme aap session data access karna chahte hain.</text:span></text:p>
      <text:p text:style-name="Text_20_body">Jab bhi aap ek naye page par session variables ko access karna chahte hain, tab PHP ko batana padta hai ki <text:span text:style-name="Strong_20_Emphasis">session continue rakhna hai</text:span>, aur yeh kaam <text:span text:style-name="Source_20_Text">session_start();</text:span> karta hai.</text:p>
      <text:p text:style-name="Horizontal_20_Line"/>
      <text:h text:style-name="Heading_20_2" text:outline-level="2"><text:span text:style-name="Strong_20_Emphasis">Session Start Karne Ka Reason</text:span></text:h>
      <text:list xml:id="list8016405407162426476" text:style-name="L29">
        <text:list-item>
          <text:p text:style-name="P152"><text:span text:style-name="Strong_20_Emphasis">Session File Load Karna</text:span> – PHP ko pata chale ki kaunsa session file use karna hai. </text:p>
        </text:list-item>
        <text:list-item>
          <text:p text:style-name="P152"><text:span text:style-name="Strong_20_Emphasis">Session Variables Ko Access Karna</text:span> – <text:span text:style-name="Source_20_Text">$_SESSION</text:span> array ka data access karne ke liye. </text:p>
        </text:list-item>
        <text:list-item>
          <text:p text:style-name="P53"><text:span text:style-name="Strong_20_Emphasis">Session ID Recognize Karna</text:span> – Server pe stored session ko identify karne ke liye. </text:p>
        </text:list-item>
      </text:list>
      <text:p text:style-name="Horizontal_20_Line"/>
      <text:h text:style-name="Heading_20_2" text:outline-level="2"><text:span text:style-name="Strong_20_Emphasis">Example Without </text:span><text:span text:style-name="Strong_20_Emphasis"><text:span text:style-name="Source_20_Text">session_start();</text:span></text:span></text:h>
      <text:p text:style-name="Preformatted_20_Text"><text:span text:style-name="Source_20_Text">&lt;?php</text:span></text:p>
      <text:p text:style-name="Preformatted_20_Text"><text:span text:style-name="Source_20_Text">$_SESSION["username"] = "JohnDoe";</text:span></text:p>
      <text:p text:style-name="Preformatted_20_Text"><text:span text:style-name="Source_20_Text">echo $_SESSION["username"]; // ERROR: Undefined variable $_SESSION</text:span></text:p>
      <text:p text:style-name="P8"><text:span text:style-name="Source_20_Text">?&gt;</text:span></text:p>
      <text:p text:style-name="Text_20_body">➡️ Yeh error dega kyunki session start nahi hua hai.</text:p>
      <text:p text:style-name="Horizontal_20_Line"/>
      <text:h text:style-name="Heading_20_2" text:outline-level="2"><text:span text:style-name="Strong_20_Emphasis">Correct Method: </text:span><text:span text:style-name="Strong_20_Emphasis"><text:span text:style-name="Source_20_Text">session_start();</text:span></text:span><text:span text:style-name="Strong_20_Emphasis"> Har Page Par Lagana</text:span></text:h>
      <text:p text:style-name="Preformatted_20_Text"><text:span text:style-name="Source_20_Text">&lt;?php</text:span></text:p>
      <text:p text:style-name="Preformatted_20_Text"><text:span text:style-name="Source_20_Text">session_start();</text:span></text:p>
      <text:p text:style-name="Preformatted_20_Text"><text:span text:style-name="Source_20_Text">$_SESSION["username"] = "JohnDoe";</text:span></text:p>
      <text:p text:style-name="P8"><text:span text:style-name="Source_20_Text">?&gt;</text:span></text:p>
      <text:p text:style-name="Text_20_body"><text:soft-page-break/>➡️ Ab yeh session set ho gaya. Agle page par bhi <text:span text:style-name="Strong_20_Emphasis">session_start();</text:span> lagana padega taaki data access ho sake.</text:p>
      <text:h text:style-name="Heading_20_3" text:outline-level="3"><text:span text:style-name="Strong_20_Emphasis">Agle Page Par Access Karna:</text:span></text:h>
      <text:p text:style-name="Preformatted_20_Text"><text:span text:style-name="Source_20_Text">&lt;?php</text:span></text:p>
      <text:p text:style-name="Preformatted_20_Text"><text:span text:style-name="Source_20_Text">session_start();</text:span></text:p>
      <text:p text:style-name="Preformatted_20_Text"><text:span text:style-name="Source_20_Text">echo $_SESSION["username"]; // Output: JohnDoe</text:span></text:p>
      <text:p text:style-name="P8"><text:span text:style-name="Source_20_Text">?&gt;</text:span></text:p>
      <text:p text:style-name="Text_20_body">➡️ Agar <text:span text:style-name="Source_20_Text">session_start();</text:span> nahi lagate, to <text:span text:style-name="Source_20_Text">$_SESSION</text:span> array empty rahega.</text:p>
      <text:p text:style-name="Horizontal_20_Line"/>
      <text:h text:style-name="Heading_20_2" text:outline-level="2"><text:span text:style-name="Strong_20_Emphasis">Kya </text:span><text:span text:style-name="Strong_20_Emphasis"><text:span text:style-name="Source_20_Text">session_start();</text:span></text:span><text:span text:style-name="Strong_20_Emphasis"> Ko Ek Hi Jagah Define Kar Sakte Hain?</text:span></text:h>
      <text:p text:style-name="Text_20_body">Agar aapko har page par <text:span text:style-name="Source_20_Text">session_start();</text:span> likhna nahi hai, to ek <text:span text:style-name="Strong_20_Emphasis">common file</text:span> bana sakte hain (e.g., <text:span text:style-name="Source_20_Text">config.php</text:span>) aur usse har page par include kar sakte hain.</text:p>
      <text:h text:style-name="Heading_20_3" text:outline-level="3"><text:span text:style-name="Strong_20_Emphasis">Example: </text:span><text:span text:style-name="Strong_20_Emphasis"><text:span text:style-name="Source_20_Text">config.php</text:span></text:span></text:h>
      <text:p text:style-name="Preformatted_20_Text"><text:span text:style-name="Source_20_Text">&lt;?php</text:span></text:p>
      <text:p text:style-name="Preformatted_20_Text"><text:span text:style-name="Source_20_Text">session_start();</text:span></text:p>
      <text:p text:style-name="P8"><text:span text:style-name="Source_20_Text">?&gt;</text:span></text:p>
      <text:p text:style-name="Text_20_body">➡️ Ab har page par sirf <text:span text:style-name="Source_20_Text">config.php</text:span> ko include karna hoga:</text:p>
      <text:p text:style-name="Preformatted_20_Text"><text:span text:style-name="Source_20_Text">&lt;?php</text:span></text:p>
      <text:p text:style-name="Preformatted_20_Text"><text:span text:style-name="Source_20_Text">include("config.php");</text:span></text:p>
      <text:p text:style-name="Preformatted_20_Text"><text:span text:style-name="Source_20_Text">echo $_SESSION["username"];</text:span></text:p>
      <text:p text:style-name="P8"><text:span text:style-name="Source_20_Text">?&gt;</text:span></text:p>
      <text:p text:style-name="Text_20_body">➡️ Isse har page par manually <text:span text:style-name="Source_20_Text">session_start();</text:span> likhne ki zaroorat nahi padegi.</text:p>
      <text:p text:style-name="Horizontal_20_Line"/>
      <text:h text:style-name="Heading_20_2" text:outline-level="2"><text:span text:style-name="Strong_20_Emphasis">Conclusion</text:span></text:h>
      <text:p text:style-name="Text_20_body">✅ <text:span text:style-name="Strong_20_Emphasis">Har page par </text:span><text:span text:style-name="Strong_20_Emphasis"><text:span text:style-name="Source_20_Text">session_start();</text:span></text:span><text:span text:style-name="Strong_20_Emphasis"> lagana zaroori hai jisme aap session data use karna chahte hain.</text:span><text:line-break/>✅ <text:span text:style-name="Strong_20_Emphasis">Agar </text:span><text:span text:style-name="Strong_20_Emphasis"><text:span text:style-name="Source_20_Text">session_start();</text:span></text:span><text:span text:style-name="Strong_20_Emphasis"> nahi lagayenge, to </text:span><text:span text:style-name="Strong_20_Emphasis"><text:span text:style-name="Source_20_Text">$_SESSION</text:span></text:span><text:span text:style-name="Strong_20_Emphasis"> array empty rahega.</text:span><text:line-break/>✅ <text:span text:style-name="Strong_20_Emphasis">Ek </text:span><text:span text:style-name="Strong_20_Emphasis"><text:span text:style-name="Source_20_Text">config.php</text:span></text:span><text:span text:style-name="Strong_20_Emphasis"> file me </text:span><text:span text:style-name="Strong_20_Emphasis"><text:span text:style-name="Source_20_Text">session_start();</text:span></text:span><text:span text:style-name="Strong_20_Emphasis"> likhke har page par include karna best practice hai.</text:span></text:p>
      <text:p text:style-name="P2"/>
      <text:p text:style-name="P7">how to know in php that a post request was sent by pressing the submit button</text:p>
      <text:p text:style-name="P1"/>
      <text:p text:style-name="P5">In PHP, you can check whether a POST request was sent by pressing a submit button by inspecting the <text:span text:style-name="Source_20_Text">$_POST</text:span> array. Specifically, you'll check if a value associated with the submit button is set and contains a value, indicating that the button was pressed.</text:p>
      <text:p text:style-name="Text_20_body">Here’s how you can do it:</text:p>
      <text:list xml:id="list8971580037898685102" text:style-name="L30">
        <text:list-item>
          <text:p text:style-name="P54"><text:span text:style-name="Strong_20_Emphasis">Form Example:</text:span> </text:p>
        </text:list-item>
      </text:list>
      <text:p text:style-name="Preformatted_20_Text"><text:soft-page-break/><text:span text:style-name="Source_20_Text">&lt;form method="POST" action="your_php_script.php"&gt;</text:span></text:p>
      <text:p text:style-name="Preformatted_20_Text"><text:span text:style-name="Source_20_Text"><text:s text:c="4"/>&lt;input type="text" name="username" /&gt;</text:span></text:p>
      <text:p text:style-name="Preformatted_20_Text"><text:span text:style-name="Source_20_Text"><text:s text:c="4"/>&lt;input type="submit" name="submit" value="Submit" /&gt;</text:span></text:p>
      <text:p text:style-name="P8"><text:span text:style-name="Source_20_Text">&lt;/form&gt;</text:span></text:p>
      <text:list xml:id="list2900229770171574889" text:style-name="L31">
        <text:list-item>
          <text:p text:style-name="P55"><text:span text:style-name="Strong_20_Emphasis">PHP Script (</text:span><text:span text:style-name="Strong_20_Emphasis"><text:span text:style-name="Source_20_Text">your_php_script.php</text:span></text:span><text:span text:style-name="Strong_20_Emphasis">):</text:span> </text:p>
        </text:list-item>
      </text:list>
      <text:p text:style-name="Preformatted_20_Text"><text:span text:style-name="Source_20_Text">&lt;?php</text:span></text:p>
      <text:p text:style-name="Preformatted_20_Text"><text:span text:style-name="Source_20_Text">if (isset($_POST['submit'])) {</text:span></text:p>
      <text:p text:style-name="Preformatted_20_Text"><text:span text:style-name="Source_20_Text"><text:s text:c="4"/>// The submit button was pressed</text:span></text:p>
      <text:p text:style-name="Preformatted_20_Text"><text:span text:style-name="Source_20_Text"><text:s text:c="4"/>echo "Form was submitted!";</text:span></text:p>
      <text:p text:style-name="Preformatted_20_Text"><text:span text:style-name="Source_20_Text">} else {</text:span></text:p>
      <text:p text:style-name="Preformatted_20_Text"><text:span text:style-name="Source_20_Text"><text:s text:c="4"/>// Form has not been submitted yet</text:span></text:p>
      <text:p text:style-name="Preformatted_20_Text"><text:span text:style-name="Source_20_Text"><text:s text:c="4"/>echo "Form has not been submitted.";</text:span></text:p>
      <text:p text:style-name="Preformatted_20_Text"><text:span text:style-name="Source_20_Text">}</text:span></text:p>
      <text:p text:style-name="P8"><text:span text:style-name="Source_20_Text">?&gt;</text:span></text:p>
      <text:h text:style-name="Heading_20_3" text:outline-level="3">Explanation:</text:h>
      <text:list xml:id="list4119173271894946841" text:style-name="L32">
        <text:list-item>
          <text:p text:style-name="P153"><text:span text:style-name="Source_20_Text">$_POST['submit']</text:span> is used to check if the submit button was clicked. The name attribute of the button (<text:span text:style-name="Source_20_Text">name="submit"</text:span>) is what you look for in the <text:span text:style-name="Source_20_Text">$_POST</text:span> array. </text:p>
        </text:list-item>
        <text:list-item>
          <text:p text:style-name="P153">If the submit button is pressed, the <text:span text:style-name="Source_20_Text">$_POST['submit']</text:span> will be set and contain its value (in this case, "Submit"). </text:p>
        </text:list-item>
        <text:list-item>
          <text:p text:style-name="P56">If it is not set, it means the form has not been submitted yet. </text:p>
        </text:list-item>
      </text:list>
      <text:p text:style-name="Text_20_body">This method allows you to detect when a form was submitted via the button click.</text:p>
      <text:p text:style-name="P2"/>
      <text:p text:style-name="P1">How to destroy a session </text:p>
      <text:p text:style-name="P1"/>
      <text:p text:style-name="P5">To destroy a session in PHP, you can follow these steps:</text:p>
      <text:list xml:id="list2350139754381191498" text:style-name="L33">
        <text:list-item>
          <text:p text:style-name="P154"><text:span text:style-name="Strong_20_Emphasis">Start the session</text:span> (if not already started). </text:p>
        </text:list-item>
        <text:list-item>
          <text:p text:style-name="P154"><text:span text:style-name="Strong_20_Emphasis">Unset all session variables</text:span>. </text:p>
        </text:list-item>
        <text:list-item>
          <text:p text:style-name="P57"><text:span text:style-name="Strong_20_Emphasis">Destroy the session</text:span>. </text:p>
        </text:list-item>
      </text:list>
      <text:p text:style-name="Text_20_body">Here's a breakdown of the code:</text:p>
      <text:p text:style-name="Preformatted_20_Text"><text:span text:style-name="Source_20_Text">&lt;?php</text:span></text:p>
      <text:p text:style-name="Preformatted_20_Text"><text:span text:style-name="Source_20_Text">// Start the session</text:span></text:p>
      <text:p text:style-name="Preformatted_20_Text"><text:span text:style-name="Source_20_Text">session_start();</text:span></text:p>
      <text:p text:style-name="Preformatted_20_Text"/>
      <text:p text:style-name="Preformatted_20_Text"><text:span text:style-name="Source_20_Text">// Unset all session variables</text:span></text:p>
      <text:p text:style-name="Preformatted_20_Text"><text:span text:style-name="Source_20_Text">session_unset();</text:span></text:p>
      <text:p text:style-name="Preformatted_20_Text"/>
      <text:p text:style-name="Preformatted_20_Text"><text:span text:style-name="Source_20_Text">// Destroy the session</text:span></text:p>
      <text:p text:style-name="Preformatted_20_Text"><text:span text:style-name="Source_20_Text">session_destroy();</text:span></text:p>
      <text:p text:style-name="Preformatted_20_Text"/>
      <text:p text:style-name="Preformatted_20_Text"><text:span text:style-name="Source_20_Text">// Optionally, redirect to another page</text:span></text:p>
      <text:p text:style-name="Preformatted_20_Text"><text:span text:style-name="Source_20_Text">header("Location: index.php");</text:span></text:p>
      <text:p text:style-name="Preformatted_20_Text"><text:span text:style-name="Source_20_Text">exit();</text:span></text:p>
      <text:p text:style-name="P8"><text:span text:style-name="Source_20_Text">?&gt;</text:span></text:p>
      <text:h text:style-name="Heading_20_3" text:outline-level="3">Explanation:</text:h>
      <text:list xml:id="list4546067132131923555" text:style-name="L34">
        <text:list-item>
          <text:p text:style-name="P58"><text:span text:style-name="Strong_20_Emphasis"><text:span text:style-name="Source_20_Text">session_start()</text:span></text:span>: Ensures that the session is started, allowing you to access and modify session variables.</text:p>
        </text:list-item>
        <text:list-item>
          <text:p text:style-name="P58"><text:span text:style-name="Strong_20_Emphasis"><text:span text:style-name="Source_20_Text">session_unset()</text:span></text:span>: This clears all session variables. If you want to remove specific <text:soft-page-break/>session variables, you can use <text:span text:style-name="Source_20_Text">unset($_SESSION['variable_name'])</text:span> instead.</text:p>
        </text:list-item>
        <text:list-item>
          <text:p text:style-name="P58"><text:span text:style-name="Strong_20_Emphasis"><text:span text:style-name="Source_20_Text">session_destroy()</text:span></text:span>: This destroys the session. It doesn't delete the session data immediately, but marks the session for deletion. The session file is usually deleted when the script ends.</text:p>
        </text:list-item>
        <text:list-item>
          <text:p text:style-name="P58"><text:span text:style-name="Strong_20_Emphasis">Redirect (optional)</text:span>: After destroying the session, you might want to redirect the user to another page (e.g., a login page or homepage). This is done with <text:span text:style-name="Source_20_Text">header()</text:span> followed by <text:span text:style-name="Source_20_Text">exit()</text:span> to stop further script execution.</text:p>
        </text:list-item>
      </text:list>
      <text:h text:style-name="Heading_20_3" text:outline-level="3">Notes:</text:h>
      <text:list xml:id="list2626014410057595605" text:style-name="L35">
        <text:list-item>
          <text:p text:style-name="P59">If you want to remove just a specific session variable (for example, <text:span text:style-name="Source_20_Text">$_SESSION['username']</text:span>), you can do: </text:p>
        </text:list-item>
      </text:list>
      <text:p text:style-name="P8"><text:span text:style-name="Source_20_Text">unset($_SESSION['username']);</text:span></text:p>
      <text:p text:style-name="Text_20_body">This will only remove that variable, not the entire session.</text:p>
      <text:list xml:id="list5573770898471318803" text:style-name="L36">
        <text:list-item>
          <text:p text:style-name="P60">If you want to also delete the session cookie (so that the user has to log in again), you can add this: </text:p>
        </text:list-item>
      </text:list>
      <text:p text:style-name="Preformatted_20_Text"><text:span text:style-name="Source_20_Text">// Expire the session cookie by setting the cookie expiration time in the past</text:span></text:p>
      <text:p text:style-name="Preformatted_20_Text"><text:span text:style-name="Source_20_Text">if (ini_get("session.use_cookies")) {</text:span></text:p>
      <text:p text:style-name="Preformatted_20_Text"><text:span text:style-name="Source_20_Text"><text:s text:c="4"/>$params = session_get_cookie_params();</text:span></text:p>
      <text:p text:style-name="Preformatted_20_Text"><text:span text:style-name="Source_20_Text"><text:s text:c="4"/>setcookie(session_name(), '', time() - 42000, $params["path"], $params["domain"], $params["secure"], $params["httponly"]);</text:span></text:p>
      <text:p text:style-name="P8"><text:span text:style-name="Source_20_Text">}</text:span></text:p>
      <text:p text:style-name="Text_20_body">This ensures that the session cookie is also destroyed.</text:p>
      <text:p text:style-name="P1"/>
      <text:p text:style-name="P1">why to unset when we will destroy it at the end </text:p>
      <text:p text:style-name="P1"/>
      <text:p text:style-name="P5">Great question! The reason for using <text:span text:style-name="Source_20_Text">session_unset()</text:span> before calling <text:span text:style-name="Source_20_Text">session_destroy()</text:span> is primarily about clearing the session variables during the script execution.</text:p>
      <text:p text:style-name="Text_20_body">Here's why:</text:p>
      <text:h text:style-name="Heading_20_3" text:outline-level="3">1. <text:span text:style-name="Strong_20_Emphasis">Session Variables are Still Accessible After </text:span><text:span text:style-name="Strong_20_Emphasis"><text:span text:style-name="Source_20_Text">session_destroy()</text:span></text:span>:</text:h>
      <text:list xml:id="list8114169792921413323" text:style-name="L37">
        <text:list-item>
          <text:p text:style-name="P155"><text:span text:style-name="Source_20_Text">session_destroy()</text:span> <text:span text:style-name="Strong_20_Emphasis">only</text:span> destroys the session itself, not the session variables that are still in the <text:span text:style-name="Source_20_Text">$_SESSION</text:span> array. </text:p>
        </text:list-item>
        <text:list-item>
          <text:p text:style-name="P61">After calling <text:span text:style-name="Source_20_Text">session_destroy()</text:span>, the session data is marked for deletion when the script ends, but it will still exist in the <text:span text:style-name="Source_20_Text">$_SESSION</text:span> superglobal for the current script execution. </text:p>
        </text:list-item>
      </text:list>
      <text:p text:style-name="Text_20_body">For example, after calling <text:span text:style-name="Source_20_Text">session_destroy()</text:span>, if you access <text:span text:style-name="Source_20_Text">$_SESSION['username']</text:span>, it might still be available <text:span text:style-name="Strong_20_Emphasis">until the script finishes execution</text:span>, and it will be lost at the end of the request.</text:p>
      <text:h text:style-name="Heading_20_3" text:outline-level="3">2. <text:span text:style-name="Strong_20_Emphasis">Unsetting Session Variables (Optional, But Clean)</text:span>:</text:h>
      <text:list xml:id="list3047675463664288243" text:style-name="L38">
        <text:list-item>
          <text:p text:style-name="P156"><text:span text:style-name="Strong_20_Emphasis"><text:span text:style-name="Source_20_Text">session_unset()</text:span></text:span> is a more explicit way to clear all session variables. This clears out the <text:span text:style-name="Source_20_Text">$_SESSION</text:span> array, making it <text:span text:style-name="Strong_20_Emphasis">empty</text:span>. </text:p>
        </text:list-item>
        <text:list-item>
          <text:p text:style-name="P62">While calling <text:span text:style-name="Source_20_Text">session_destroy()</text:span> does mark the session as destroyed, using <text:span text:style-name="Source_20_Text">session_unset()</text:span> is a clean approach to make sure all session variables are <text:soft-page-break/>immediately removed from memory. This is particularly useful if you want to clean up right away before the script finishes. </text:p>
        </text:list-item>
      </text:list>
      <text:h text:style-name="Heading_20_3" text:outline-level="3">3. <text:span text:style-name="Strong_20_Emphasis">Good Practice</text:span>:</text:h>
      <text:list xml:id="list3591860511402686152" text:style-name="L39">
        <text:list-item>
          <text:p text:style-name="P157">Using both <text:span text:style-name="Source_20_Text">session_unset()</text:span> and <text:span text:style-name="Source_20_Text">session_destroy()</text:span> together is a best practice for a clean session management process. It ensures that: </text:p>
          <text:list>
            <text:list-item>
              <text:p text:style-name="P157">Session variables are cleared immediately. </text:p>
            </text:list-item>
            <text:list-item>
              <text:p text:style-name="P157">The session itself is destroyed. </text:p>
            </text:list-item>
            <text:list-item>
              <text:p text:style-name="P63">The session cookie (if applicable) is invalidated. </text:p>
            </text:list-item>
          </text:list>
        </text:list-item>
      </text:list>
      <text:h text:style-name="Heading_20_3" text:outline-level="3">Example Without <text:span text:style-name="Source_20_Text">session_unset()</text:span>:</text:h>
      <text:p text:style-name="Text_20_body">If you don't call <text:span text:style-name="Source_20_Text">session_unset()</text:span>, the session variables will still exist in the current request (even after calling <text:span text:style-name="Source_20_Text">session_destroy()</text:span>) until the script finishes execution. If you want to completely remove all traces of the session within the current script execution, using both functions is cleaner.</text:p>
      <text:h text:style-name="Heading_20_3" text:outline-level="3">So, in short:</text:h>
      <text:list xml:id="list6424871625672507296" text:style-name="L40">
        <text:list-item>
          <text:p text:style-name="P158"><text:span text:style-name="Strong_20_Emphasis"><text:span text:style-name="Source_20_Text">session_unset()</text:span></text:span> clears session variables right away. </text:p>
        </text:list-item>
        <text:list-item>
          <text:p text:style-name="P64"><text:span text:style-name="Strong_20_Emphasis"><text:span text:style-name="Source_20_Text">session_destroy()</text:span></text:span> marks the session for destruction but doesn't remove session variables immediately. </text:p>
        </text:list-item>
      </text:list>
      <text:p text:style-name="Text_20_body">If you only need to destroy the session and don’t care about cleaning the variables immediately, <text:span text:style-name="Source_20_Text">session_destroy()</text:span> alone will suffice. However, using both gives you a more thorough cleanup.</text:p>
      <text:p text:style-name="P1">can php be used as a backend in react </text:p>
      <text:p text:style-name="P1"/>
      <text:p text:style-name="P5">Yes, PHP can definitely be used as a backend in a React application. React is a frontend JavaScript library, and it communicates with the backend through APIs (typically REST or GraphQL). PHP can serve as the backend, handling requests from the React frontend and interacting with databases or other services.</text:p>
      <text:p text:style-name="Text_20_body">Here's how you could integrate PHP as a backend in a React app:</text:p>
      <text:list xml:id="list5614561294418843056" text:style-name="L41">
        <text:list-item>
          <text:p text:style-name="P65"><text:span text:style-name="Strong_20_Emphasis">Create the PHP API</text:span>: Write PHP scripts that handle HTTP requests (GET, POST, PUT, DELETE) and send JSON responses. You can use frameworks like Laravel, Symfony, or CodeIgniter to simplify this process, or you can write the PHP API from scratch.</text:p>
        </text:list-item>
        <text:list-item>
          <text:p text:style-name="P65"><text:span text:style-name="Strong_20_Emphasis">Connect React with PHP</text:span>: Use React's <text:span text:style-name="Source_20_Text">fetch</text:span> or libraries like <text:span text:style-name="Source_20_Text">axios</text:span> to make HTTP requests to the PHP backend. For example:</text:p>
          <text:p text:style-name="P13"><text:span text:style-name="Source_20_Text">fetch('https://yourdomain.com/api/endpoint', {</text:span></text:p>
          <text:p text:style-name="P13"><text:span text:style-name="Source_20_Text"><text:s text:c="2"/>method: 'GET', // or 'POST', 'PUT', etc.</text:span></text:p>
          <text:p text:style-name="P13"><text:span text:style-name="Source_20_Text"><text:s text:c="2"/>headers: {</text:span></text:p>
          <text:p text:style-name="P13"><text:span text:style-name="Source_20_Text"><text:s text:c="4"/>'Content-Type': 'application/json',</text:span></text:p>
          <text:p text:style-name="P13"><text:span text:style-name="Source_20_Text"><text:s text:c="2"/>},</text:span></text:p>
          <text:p text:style-name="P13"><text:span text:style-name="Source_20_Text">})</text:span></text:p>
          <text:p text:style-name="P13"><text:span text:style-name="Source_20_Text">.then(response =&gt; response.json())</text:span></text:p>
          <text:p text:style-name="P13"><text:span text:style-name="Source_20_Text">.then(data =&gt; console.log(data))</text:span></text:p>
          <text:p text:style-name="P20"><text:span text:style-name="Source_20_Text">.catch(error =&gt; console.error('Error:', error));</text:span></text:p>
        </text:list-item>
        <text:list-item>
          <text:p text:style-name="P65"><text:span text:style-name="Strong_20_Emphasis">CORS (Cross-Origin Resource Sharing)</text:span>: If your frontend (React) and backend (PHP) are hosted on different servers, you'll need to configure CORS on your PHP backend to allow <text:soft-page-break/>your React app to make requests to it. This can usually be done by setting the appropriate HTTP headers in the PHP code:</text:p>
          <text:p text:style-name="P13"><text:span text:style-name="Source_20_Text">header('Access-Control-Allow-Origin: *');</text:span></text:p>
          <text:p text:style-name="P13"><text:span text:style-name="Source_20_Text">header('Access-Control-Allow-Methods: GET, POST, PUT, DELETE');</text:span></text:p>
          <text:p text:style-name="P20"><text:span text:style-name="Source_20_Text">header('Access-Control-Allow-Headers: Content-Type, Authorization');</text:span></text:p>
        </text:list-item>
        <text:list-item>
          <text:p text:style-name="P65"><text:span text:style-name="Strong_20_Emphasis">Handling Authentication</text:span>: If your app requires authentication (e.g., via JWT or sessions), you'll need to implement this in your PHP backend and make sure React properly handles tokens or cookies.</text:p>
        </text:list-item>
      </text:list>
      <text:p text:style-name="Text_20_body">In summary, React can be used to handle the user interface, while PHP can power the backend API, with the two communicating over HTTP. This is a common setup in many web applications.</text:p>
      <text:p text:style-name="P1">what code we will use in php to send back API </text:p>
      <text:p text:style-name="P1"/>
      <text:p text:style-name="P5">To create a simple API in PHP that sends back data in response to a request (e.g., from a React app), you'll generally follow these steps:</text:p>
      <text:list xml:id="list5650363044913630005" text:style-name="L42">
        <text:list-item>
          <text:p text:style-name="P159"><text:span text:style-name="Strong_20_Emphasis">Set up headers for CORS</text:span> (if React and PHP are hosted on different servers). </text:p>
        </text:list-item>
        <text:list-item>
          <text:p text:style-name="P159"><text:span text:style-name="Strong_20_Emphasis">Process the request</text:span> (GET, POST, PUT, DELETE, etc.). </text:p>
        </text:list-item>
        <text:list-item>
          <text:p text:style-name="P66"><text:span text:style-name="Strong_20_Emphasis">Respond with JSON</text:span>. </text:p>
        </text:list-item>
      </text:list>
      <text:p text:style-name="Text_20_body">Here's an example PHP code that demonstrates these steps:</text:p>
      <text:h text:style-name="Heading_20_3" text:outline-level="3">Example: Simple PHP API (GET and POST)</text:h>
      <text:p text:style-name="Preformatted_20_Text"><text:span text:style-name="Source_20_Text">&lt;?php</text:span></text:p>
      <text:p text:style-name="Preformatted_20_Text"><text:span text:style-name="Source_20_Text">// Set headers for CORS (if the frontend and backend are on different domains)</text:span></text:p>
      <text:p text:style-name="Preformatted_20_Text"><text:span text:style-name="Source_20_Text">header('Access-Control-Allow-Origin: *'); <text:s/>// Allow any domain</text:span></text:p>
      <text:p text:style-name="Preformatted_20_Text"><text:span text:style-name="Source_20_Text">header('Content-Type: application/json'); <text:s text:c="2"/>// Content type is JSON</text:span></text:p>
      <text:p text:style-name="Preformatted_20_Text"><text:span text:style-name="Source_20_Text">header('Access-Control-Allow-Methods: GET, POST, PUT, DELETE'); // Allow specific HTTP methods</text:span></text:p>
      <text:p text:style-name="Preformatted_20_Text"><text:span text:style-name="Source_20_Text">header('Access-Control-Allow-Headers: Content-Type'); // Allow headers for JSON content</text:span></text:p>
      <text:p text:style-name="Preformatted_20_Text"/>
      <text:p text:style-name="Preformatted_20_Text"><text:span text:style-name="Source_20_Text">// Sample data for GET request</text:span></text:p>
      <text:p text:style-name="Preformatted_20_Text"><text:span text:style-name="Source_20_Text">$sample_data = [</text:span></text:p>
      <text:p text:style-name="Preformatted_20_Text"><text:span text:style-name="Source_20_Text"><text:s text:c="4"/>"status" =&gt; "success",</text:span></text:p>
      <text:p text:style-name="Preformatted_20_Text"><text:span text:style-name="Source_20_Text"><text:s text:c="4"/>"message" =&gt; "Hello from PHP backend",</text:span></text:p>
      <text:p text:style-name="Preformatted_20_Text"><text:span text:style-name="Source_20_Text"><text:s text:c="4"/>"data" =&gt; [</text:span></text:p>
      <text:p text:style-name="Preformatted_20_Text"><text:span text:style-name="Source_20_Text"><text:s text:c="8"/>"id" =&gt; 1,</text:span></text:p>
      <text:p text:style-name="Preformatted_20_Text"><text:span text:style-name="Source_20_Text"><text:s text:c="8"/>"name" =&gt; "John Doe",</text:span></text:p>
      <text:p text:style-name="Preformatted_20_Text"><text:span text:style-name="Source_20_Text"><text:s text:c="8"/>"email" =&gt; "john.doe@example.com"</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 Determine the request method</text:span></text:p>
      <text:p text:style-name="Preformatted_20_Text"><text:span text:style-name="Source_20_Text">$method = $_SERVER['REQUEST_METHOD'];</text:span></text:p>
      <text:p text:style-name="Preformatted_20_Text"/>
      <text:p text:style-name="Preformatted_20_Text"><text:span text:style-name="Source_20_Text">if ($method == 'GET') {</text:span></text:p>
      <text:p text:style-name="Preformatted_20_Text"><text:span text:style-name="Source_20_Text"><text:s text:c="4"/>// For GET request, return sample data as JSON</text:span></text:p>
      <text:p text:style-name="Preformatted_20_Text"><text:span text:style-name="Source_20_Text"><text:s text:c="4"/>echo json_encode($sample_data);</text:span></text:p>
      <text:p text:style-name="Preformatted_20_Text"/>
      <text:p text:style-name="Preformatted_20_Text"><text:span text:style-name="Source_20_Text">} elseif ($method == 'POST') {</text:span></text:p>
      <text:p text:style-name="Preformatted_20_Text"><text:span text:style-name="Source_20_Text"><text:s text:c="4"/>// For POST request, handle incoming data</text:span></text:p>
      <text:p text:style-name="Preformatted_20_Text"><text:span text:style-name="Source_20_Text"><text:s text:c="4"/>$input_data = json_decode(file_get_contents('php://input'), true); <text:s/>// Get JSON input</text:span></text:p>
      <text:p text:style-name="Preformatted_20_Text"><text:span text:style-name="Source_20_Text"><text:s text:c="4"/></text:span></text:p>
      <text:p text:style-name="Preformatted_20_Text"><text:span text:style-name="Source_20_Text"><text:s text:c="4"/>if ($input_data) {</text:span></text:p>
      <text:p text:style-name="Preformatted_20_Text"><text:span text:style-name="Source_20_Text"><text:s text:c="8"/>$response = [</text:span></text:p>
      <text:p text:style-name="Preformatted_20_Text"><text:span text:style-name="Source_20_Text"><text:s text:c="12"/>"status" =&gt; "success",</text:span></text:p>
      <text:p text:style-name="Preformatted_20_Text"><text:soft-page-break/><text:span text:style-name="Source_20_Text"><text:s text:c="12"/>"message" =&gt; "Data received successfully",</text:span></text:p>
      <text:p text:style-name="Preformatted_20_Text"><text:span text:style-name="Source_20_Text"><text:s text:c="12"/>"received_data" =&gt; $input_data</text:span></text:p>
      <text:p text:style-name="Preformatted_20_Text"><text:span text:style-name="Source_20_Text"><text:s text:c="8"/>];</text:span></text:p>
      <text:p text:style-name="Preformatted_20_Text"><text:span text:style-name="Source_20_Text"><text:s text:c="4"/>} else {</text:span></text:p>
      <text:p text:style-name="Preformatted_20_Text"><text:span text:style-name="Source_20_Text"><text:s text:c="8"/>$response = [</text:span></text:p>
      <text:p text:style-name="Preformatted_20_Text"><text:span text:style-name="Source_20_Text"><text:s text:c="12"/>"status" =&gt; "error",</text:span></text:p>
      <text:p text:style-name="Preformatted_20_Text"><text:span text:style-name="Source_20_Text"><text:s text:c="12"/>"message" =&gt; "Invalid input data"</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Send the response as JSON</text:span></text:p>
      <text:p text:style-name="Preformatted_20_Text"><text:span text:style-name="Source_20_Text"><text:s text:c="4"/>echo json_encode($response);</text:span></text:p>
      <text:p text:style-name="Preformatted_20_Text"><text:span text:style-name="Source_20_Text">} else {</text:span></text:p>
      <text:p text:style-name="Preformatted_20_Text"><text:span text:style-name="Source_20_Text"><text:s text:c="4"/>// If the request method is not supported</text:span></text:p>
      <text:p text:style-name="Preformatted_20_Text"><text:span text:style-name="Source_20_Text"><text:s text:c="4"/>echo json_encode(["status" =&gt; "error", "message" =&gt; "Method not allowed"]);</text:span></text:p>
      <text:p text:style-name="Preformatted_20_Text"><text:span text:style-name="Source_20_Text">}</text:span></text:p>
      <text:p text:style-name="P8"><text:span text:style-name="Source_20_Text">?&gt;</text:span></text:p>
      <text:h text:style-name="Heading_20_3" text:outline-level="3">Explanation:</text:h>
      <text:list xml:id="list5008747427417515742" text:style-name="L43">
        <text:list-item>
          <text:p text:style-name="P160"><text:span text:style-name="Strong_20_Emphasis">CORS Headers</text:span>: The <text:span text:style-name="Source_20_Text">header('Access-Control-Allow-Origin: *')</text:span> allows any domain to access this API. This is important when your frontend (React) and backend (PHP) are on different servers. </text:p>
        </text:list-item>
        <text:list-item>
          <text:p text:style-name="P160"><text:span text:style-name="Strong_20_Emphasis">Request Method Handling</text:span>: </text:p>
          <text:list>
            <text:list-item>
              <text:p text:style-name="P160">For <text:span text:style-name="Source_20_Text">GET</text:span> requests, it returns a sample JSON response. </text:p>
            </text:list-item>
            <text:list-item>
              <text:p text:style-name="P160">For <text:span text:style-name="Source_20_Text">POST</text:span> requests, it reads the data sent by the client (React) using <text:span text:style-name="Source_20_Text">file_get_contents('php://input')</text:span>, then decodes it with <text:span text:style-name="Source_20_Text">json_decode()</text:span>. </text:p>
            </text:list-item>
          </text:list>
        </text:list-item>
        <text:list-item>
          <text:p text:style-name="P67"><text:span text:style-name="Strong_20_Emphasis">Response</text:span>: The API sends a JSON response using <text:span text:style-name="Source_20_Text">json_encode()</text:span>. It can be a success or error message, depending on the request. </text:p>
        </text:list-item>
      </text:list>
      <text:h text:style-name="Heading_20_3" text:outline-level="3">Testing the PHP API with React</text:h>
      <text:p text:style-name="Text_20_body">Here’s an example of how you can call this PHP API from React using <text:span text:style-name="Source_20_Text">fetch</text:span>:</text:p>
      <text:p text:style-name="Preformatted_20_Text"><text:span text:style-name="Source_20_Text">// For GET request</text:span></text:p>
      <text:p text:style-name="Preformatted_20_Text"><text:span text:style-name="Source_20_Text">fetch('https://yourdomain.com/api.php', {</text:span></text:p>
      <text:p text:style-name="Preformatted_20_Text"><text:span text:style-name="Source_20_Text"><text:s text:c="2"/>method: 'GET',</text:span></text:p>
      <text:p text:style-name="Preformatted_20_Text"><text:span text:style-name="Source_20_Text">})</text:span></text:p>
      <text:p text:style-name="Preformatted_20_Text"><text:span text:style-name="Source_20_Text"><text:s text:c="2"/>.then(response =&gt; response.json())</text:span></text:p>
      <text:p text:style-name="Preformatted_20_Text"><text:span text:style-name="Source_20_Text"><text:s text:c="2"/>.then(data =&gt; console.log(data))</text:span></text:p>
      <text:p text:style-name="Preformatted_20_Text"><text:span text:style-name="Source_20_Text"><text:s text:c="2"/>.catch(error =&gt; console.error('Error:', error));</text:span></text:p>
      <text:p text:style-name="Preformatted_20_Text"/>
      <text:p text:style-name="Preformatted_20_Text"><text:span text:style-name="Source_20_Text">// For POST request</text:span></text:p>
      <text:p text:style-name="Preformatted_20_Text"><text:span text:style-name="Source_20_Text">const dataToSend = { name: "Jane Doe", age: 28 };</text:span></text:p>
      <text:p text:style-name="Preformatted_20_Text"/>
      <text:p text:style-name="Preformatted_20_Text"><text:span text:style-name="Source_20_Text">fetch('https://yourdomain.com/api.php', {</text:span></text:p>
      <text:p text:style-name="Preformatted_20_Text"><text:span text:style-name="Source_20_Text"><text:s text:c="2"/>method: 'POST',</text:span></text:p>
      <text:p text:style-name="Preformatted_20_Text"><text:span text:style-name="Source_20_Text"><text:s text:c="2"/>headers: {</text:span></text:p>
      <text:p text:style-name="Preformatted_20_Text"><text:span text:style-name="Source_20_Text"><text:s text:c="4"/>'Content-Type': 'application/json',</text:span></text:p>
      <text:p text:style-name="Preformatted_20_Text"><text:span text:style-name="Source_20_Text"><text:s text:c="2"/>},</text:span></text:p>
      <text:p text:style-name="Preformatted_20_Text"><text:span text:style-name="Source_20_Text"><text:s text:c="2"/>body: JSON.stringify(dataToSend),</text:span></text:p>
      <text:p text:style-name="Preformatted_20_Text"><text:span text:style-name="Source_20_Text">})</text:span></text:p>
      <text:p text:style-name="Preformatted_20_Text"><text:span text:style-name="Source_20_Text"><text:s text:c="2"/>.then(response =&gt; response.json())</text:span></text:p>
      <text:p text:style-name="Preformatted_20_Text"><text:span text:style-name="Source_20_Text"><text:s text:c="2"/>.then(data =&gt; console.log(data))</text:span></text:p>
      <text:p text:style-name="P8"><text:span text:style-name="Source_20_Text"><text:s text:c="2"/>.catch(error =&gt; console.error('Error:', error));</text:span></text:p>
      <text:h text:style-name="Heading_20_3" text:outline-level="3"><text:soft-page-break/>Notes:</text:h>
      <text:list xml:id="list1407734526694560934" text:style-name="L44">
        <text:list-item>
          <text:p text:style-name="P161"><text:span text:style-name="Strong_20_Emphasis">GET</text:span>: Used to fetch data from the API. </text:p>
        </text:list-item>
        <text:list-item>
          <text:p text:style-name="P161"><text:span text:style-name="Strong_20_Emphasis">POST</text:span>: Used to send data to the API. </text:p>
        </text:list-item>
        <text:list-item>
          <text:p text:style-name="P161"><text:span text:style-name="Strong_20_Emphasis">CORS</text:span>: Make sure the <text:span text:style-name="Source_20_Text">Access-Control-Allow-Origin</text:span> header is set if your React app and PHP backend are hosted on different domains. You can specify specific domains instead of <text:span text:style-name="Source_20_Text">*</text:span> for more security. </text:p>
        </text:list-item>
        <text:list-item>
          <text:p text:style-name="P68"><text:span text:style-name="Strong_20_Emphasis">JSON</text:span>: Both requests and responses are in JSON format, which is standard for modern web APIs. </text:p>
        </text:list-item>
      </text:list>
      <text:p text:style-name="Text_20_body">This basic setup will allow your React frontend to interact with a PHP backend via an API.</text:p>
      <text:p text:style-name="P1">why to do it if the react build code will be in client browser </text:p>
      <text:p text:style-name="P1"/>
      <text:p text:style-name="P5">You're absolutely right to question that! Let me clarify a bit more about CORS and why it’s relevant in the context of React and PHP APIs.</text:p>
      <text:h text:style-name="Heading_20_3" text:outline-level="3">Why CORS is Needed:</text:h>
      <text:p text:style-name="Text_20_body">CORS (Cross-Origin Resource Sharing) is required when your frontend (React) and backend (PHP) are hosted on <text:span text:style-name="Strong_20_Emphasis">different domains, subdomains, or ports</text:span>. This is because <text:span text:style-name="Strong_20_Emphasis">browsers</text:span> impose restrictions for security reasons, known as the <text:span text:style-name="Strong_20_Emphasis">Same-Origin Policy</text:span>. This policy prevents a webpage from making requests to a domain other than its own without explicit permission.</text:p>
      <text:p text:style-name="Text_20_body">For example:</text:p>
      <text:list xml:id="list3039112152660671233" text:style-name="L45">
        <text:list-item>
          <text:p text:style-name="P162"><text:span text:style-name="Strong_20_Emphasis">Frontend (React app)</text:span>: <text:span text:style-name="Source_20_Text">http://localhost:3000</text:span> </text:p>
        </text:list-item>
        <text:list-item>
          <text:p text:style-name="P69"><text:span text:style-name="Strong_20_Emphasis">Backend (PHP API)</text:span>: <text:span text:style-name="Source_20_Text">http://localhost:5000/api.php</text:span> </text:p>
        </text:list-item>
      </text:list>
      <text:p text:style-name="Text_20_body">In this case, the frontend and backend are on different ports, so the browser will block the requests unless the backend explicitly allows it by sending the right CORS headers. If your frontend and backend are <text:span text:style-name="Strong_20_Emphasis">on the same domain and port</text:span>, then CORS isn't necessary because the Same-Origin Policy wouldn't block the requests.</text:p>
      <text:h text:style-name="Heading_20_3" text:outline-level="3">When Do You Need CORS?</text:h>
      <text:list xml:id="list4848415654127380579" text:style-name="L46">
        <text:list-item>
          <text:p text:style-name="P163"><text:span text:style-name="Strong_20_Emphasis">Different Ports on localhost</text:span>: If your React app is running on <text:span text:style-name="Source_20_Text">localhost:3000</text:span> and your PHP API is running on <text:span text:style-name="Source_20_Text">localhost:5000</text:span>, this would be considered cross-origin, and you’d need to configure CORS on your PHP backend. </text:p>
        </text:list-item>
        <text:list-item>
          <text:p text:style-name="P70"><text:span text:style-name="Strong_20_Emphasis">Production Environment</text:span>: When you deploy your React app and PHP backend on different servers or domains (e.g., <text:span text:style-name="Source_20_Text">www.frontend.com</text:span> and <text:span text:style-name="Source_20_Text">api.backend.com</text:span>), you will need to ensure CORS is set up for the backend to allow requests from the frontend. </text:p>
        </text:list-item>
      </text:list>
      <text:h text:style-name="Heading_20_3" text:outline-level="3">When You Don't Need CORS:</text:h>
      <text:list xml:id="list4909003048665780802" text:style-name="L47">
        <text:list-item>
          <text:p text:style-name="P164"><text:span text:style-name="Strong_20_Emphasis">Same domain and port</text:span>: If your React app and PHP backend are both served from the same domain and port (e.g., both are served from <text:span text:style-name="Source_20_Text">www.example.com</text:span>), the browser will allow requests by default because they are from the same origin. </text:p>
        </text:list-item>
        <text:list-item>
          <text:p text:style-name="P71"><text:span text:style-name="Strong_20_Emphasis">Built React App with PHP</text:span>: If you’re deploying the React app as a static build (e.g., running it with Apache or Nginx) and your PHP API is served from the same server, the React app and PHP backend will be considered the same origin, and CORS isn't needed. </text:p>
        </text:list-item>
      </text:list>
      <text:h text:style-name="Heading_20_3" text:outline-level="3"><text:soft-page-break/>Example Without CORS (Same Origin):</text:h>
      <text:p text:style-name="Text_20_body">If your React app and PHP API are served on the same domain, let's say both are on <text:span text:style-name="Source_20_Text">https://example.com</text:span>, you wouldn't need CORS.</text:p>
      <text:p text:style-name="Text_20_body">For instance:</text:p>
      <text:list xml:id="list3574224765266112737" text:style-name="L48">
        <text:list-item>
          <text:p text:style-name="P165">React: <text:span text:style-name="Source_20_Text">https://example.com/</text:span> (frontend) </text:p>
        </text:list-item>
        <text:list-item>
          <text:p text:style-name="P72">PHP: <text:span text:style-name="Source_20_Text">https://example.com/api/</text:span> (backend) </text:p>
        </text:list-item>
      </text:list>
      <text:p text:style-name="Text_20_body">In this case, there’s no need for CORS headers in the PHP backend because both the frontend and backend are on the <text:span text:style-name="Strong_20_Emphasis">same domain</text:span>. The browser doesn’t block the requests since they are considered "same-origin."</text:p>
      <text:h text:style-name="Heading_20_3" text:outline-level="3">Conclusion:</text:h>
      <text:list xml:id="list7442851246679718032" text:style-name="L49">
        <text:list-item>
          <text:p text:style-name="P166">If you're developing <text:span text:style-name="Strong_20_Emphasis">locally</text:span> and your frontend (React) and backend (PHP) are on different ports (like <text:span text:style-name="Source_20_Text">localhost:3000</text:span> for React and <text:span text:style-name="Source_20_Text">localhost:5000</text:span> for PHP), <text:span text:style-name="Strong_20_Emphasis">CORS headers</text:span> are needed. </text:p>
        </text:list-item>
        <text:list-item>
          <text:p text:style-name="P73">If both the frontend and backend are on <text:span text:style-name="Strong_20_Emphasis">the same domain/port</text:span> (like <text:span text:style-name="Source_20_Text">example.com</text:span>), you don’t need CORS, and the browser will allow the requests without any additional configuration. </text:p>
        </text:list-item>
      </text:list>
      <text:p text:style-name="Text_20_body">So, the necessity of setting up CORS headers depends on where your frontend and backend are located in relation to each other!</text:p>
      <text:p text:style-name="P1">$stmt-&gt;bind_param("si", $name, $age); what this code do </text:p>
      <text:p text:style-name="P1"/>
      <text:p text:style-name="P5">The code you provided is part of a <text:span text:style-name="Strong_20_Emphasis">prepared statement</text:span> in PHP using MySQLi, which is used to safely interact with a MySQL database. Let me break it down for you:</text:p>
      <text:h text:style-name="Heading_20_3" text:outline-level="3">Code Explanation:</text:h>
      <text:p text:style-name="P8"><text:span text:style-name="Source_20_Text">$stmt-&gt;bind_param("si", $name, $age);</text:span></text:p>
      <text:list xml:id="list6600015590328845721" text:style-name="L50">
        <text:list-item>
          <text:p text:style-name="P74"><text:span text:style-name="Strong_20_Emphasis">$stmt</text:span>: This is the variable representing the prepared statement object. It would have been created earlier with a statement like <text:span text:style-name="Source_20_Text">$stmt = $mysqli-&gt;prepare("INSERT INTO table_name (name, age) VALUES (?, ?)");</text:span>, where <text:span text:style-name="Source_20_Text">?</text:span> are placeholders for the values that will be inserted into the query.</text:p>
        </text:list-item>
        <text:list-item>
          <text:p text:style-name="P74"><text:span text:style-name="Strong_20_Emphasis">bind_param()</text:span>: This method binds variables to the prepared statement as parameters. It ensures that the data is correctly escaped and sanitized, preventing SQL injection attacks. The method requires two arguments:</text:p>
          <text:list>
            <text:list-item>
              <text:p text:style-name="P167"><text:span text:style-name="Strong_20_Emphasis">The first argument</text:span>: A string specifying the <text:span text:style-name="Strong_20_Emphasis">types of the variables</text:span> being passed. </text:p>
            </text:list-item>
            <text:list-item>
              <text:p text:style-name="P74"><text:span text:style-name="Strong_20_Emphasis">The second and subsequent arguments</text:span>: The actual variables that will be used as parameters in the query. </text:p>
            </text:list-item>
          </text:list>
        </text:list-item>
      </text:list>
      <text:h text:style-name="Heading_20_3" text:outline-level="3">The First Argument ("si"):</text:h>
      <text:p text:style-name="Text_20_body">This string indicates the <text:span text:style-name="Strong_20_Emphasis">types</text:span> of the parameters being passed. The characters in the string correspond to the types of the variables:</text:p>
      <text:list xml:id="list1728125756553504744" text:style-name="L51">
        <text:list-item>
          <text:p text:style-name="P168"><text:span text:style-name="Strong_20_Emphasis">"s"</text:span>: Represents a <text:span text:style-name="Strong_20_Emphasis">string</text:span>. This is used for <text:span text:style-name="Source_20_Text">$name</text:span>, which will be treated as a string. </text:p>
        </text:list-item>
        <text:list-item>
          <text:p text:style-name="P75"><text:span text:style-name="Strong_20_Emphasis">"i"</text:span>: Represents an <text:span text:style-name="Strong_20_Emphasis">integer</text:span>. This is used for <text:span text:style-name="Source_20_Text">$age</text:span>, which will be treated as an integer. </text:p>
        </text:list-item>
      </text:list>
      <text:p text:style-name="Text_20_body">So, the statement <text:span text:style-name="Source_20_Text">bind_param("si", $name, $age)</text:span> means:</text:p>
      <text:list xml:id="list5727373656932131500" text:style-name="L52">
        <text:list-item>
          <text:p text:style-name="P169"><text:soft-page-break/><text:span text:style-name="Strong_20_Emphasis">$name</text:span> should be treated as a string (due to <text:span text:style-name="Source_20_Text">"s"</text:span>). </text:p>
        </text:list-item>
        <text:list-item>
          <text:p text:style-name="P76"><text:span text:style-name="Strong_20_Emphasis">$age</text:span> should be treated as an integer (due to <text:span text:style-name="Source_20_Text">"i"</text:span>). </text:p>
        </text:list-item>
      </text:list>
      <text:h text:style-name="Heading_20_3" text:outline-level="3">The Second and Third Arguments:</text:h>
      <text:list xml:id="list5935161408104676700" text:style-name="L53">
        <text:list-item>
          <text:p text:style-name="P170"><text:span text:style-name="Strong_20_Emphasis">$name</text:span>: The variable that holds the name value you want to insert into the database (it will be inserted into the query in place of the <text:span text:style-name="Source_20_Text">?</text:span> for the name). </text:p>
        </text:list-item>
        <text:list-item>
          <text:p text:style-name="P77"><text:span text:style-name="Strong_20_Emphasis">$age</text:span>: The variable that holds the age value you want to insert into the database (it will be inserted into the query in place of the <text:span text:style-name="Source_20_Text">?</text:span> for the age). </text:p>
        </text:list-item>
      </text:list>
      <text:h text:style-name="Heading_20_3" text:outline-level="3">Example Usage:</text:h>
      <text:p text:style-name="Text_20_body">Let’s say you have a prepared statement to insert data into a database:</text:p>
      <text:p text:style-name="Preformatted_20_Text"><text:span text:style-name="Source_20_Text">// Prepare SQL query</text:span></text:p>
      <text:p text:style-name="Preformatted_20_Text"><text:span text:style-name="Source_20_Text">$stmt = $mysqli-&gt;prepare("INSERT INTO users (name, age) VALUES (?, ?)");</text:span></text:p>
      <text:p text:style-name="Preformatted_20_Text"/>
      <text:p text:style-name="Preformatted_20_Text"><text:span text:style-name="Source_20_Text">// Variables to bind</text:span></text:p>
      <text:p text:style-name="Preformatted_20_Text"><text:span text:style-name="Source_20_Text">$name = "John Doe";</text:span></text:p>
      <text:p text:style-name="Preformatted_20_Text"><text:span text:style-name="Source_20_Text">$age = 30;</text:span></text:p>
      <text:p text:style-name="Preformatted_20_Text"/>
      <text:p text:style-name="Preformatted_20_Text"><text:span text:style-name="Source_20_Text">// Bind parameters (s = string, i = integer)</text:span></text:p>
      <text:p text:style-name="Preformatted_20_Text"><text:span text:style-name="Source_20_Text">$stmt-&gt;bind_param("si", $name, $age);</text:span></text:p>
      <text:p text:style-name="Preformatted_20_Text"/>
      <text:p text:style-name="Preformatted_20_Text"><text:span text:style-name="Source_20_Text">// Execute the statement</text:span></text:p>
      <text:p text:style-name="P8"><text:span text:style-name="Source_20_Text">$stmt-&gt;execute();</text:span></text:p>
      <text:p text:style-name="Text_20_body">Here’s what happens step-by-step:</text:p>
      <text:list xml:id="list2149882762067341041" text:style-name="L54">
        <text:list-item>
          <text:p text:style-name="P171">The SQL query is prepared with two placeholders (<text:span text:style-name="Source_20_Text">?</text:span>). </text:p>
        </text:list-item>
        <text:list-item>
          <text:p text:style-name="P171">The <text:span text:style-name="Source_20_Text">bind_param("si", $name, $age)</text:span> method binds <text:span text:style-name="Source_20_Text">$name</text:span> and <text:span text:style-name="Source_20_Text">$age</text:span> to those placeholders, ensuring <text:span text:style-name="Source_20_Text">$name</text:span> is treated as a string and <text:span text:style-name="Source_20_Text">$age</text:span> as an integer. </text:p>
        </text:list-item>
        <text:list-item>
          <text:p text:style-name="P78">The <text:span text:style-name="Source_20_Text">execute()</text:span> method sends the query to the database with the actual values of <text:span text:style-name="Source_20_Text">$name</text:span> and <text:span text:style-name="Source_20_Text">$age</text:span> safely inserted. </text:p>
        </text:list-item>
      </text:list>
      <text:h text:style-name="Heading_20_3" text:outline-level="3">Why This is Important:</text:h>
      <text:list xml:id="list2874153280284241643" text:style-name="L55">
        <text:list-item>
          <text:p text:style-name="P172"><text:span text:style-name="Strong_20_Emphasis">Prepared Statements</text:span>: Help prevent <text:span text:style-name="Strong_20_Emphasis">SQL Injection</text:span>, a common security vulnerability. The values are sent separately from the SQL query, which means they can't interfere with the structure of the SQL query. </text:p>
        </text:list-item>
        <text:list-item>
          <text:p text:style-name="P79"><text:span text:style-name="Strong_20_Emphasis">Binding Types</text:span>: Ensures that the variables are correctly cast to the expected data types (<text:span text:style-name="Source_20_Text">string</text:span> for <text:span text:style-name="Source_20_Text">$name</text:span> and <text:span text:style-name="Source_20_Text">integer</text:span> for <text:span text:style-name="Source_20_Text">$age</text:span>), which prevents errors in data handling. </text:p>
        </text:list-item>
      </text:list>
      <text:h text:style-name="Heading_20_3" text:outline-level="3">Summary:</text:h>
      <text:p text:style-name="Text_20_body">The <text:span text:style-name="Source_20_Text">bind_param("si", $name, $age)</text:span> binds the variables <text:span text:style-name="Source_20_Text">$name</text:span> (as a string) and <text:span text:style-name="Source_20_Text">$age</text:span> (as an integer) to the placeholders in the prepared SQL statement, ensuring that the data is safely and correctly inserted into the database.</text:p>
      <text:p text:style-name="P1">what if there is more data to be passed then what will be used in place of si </text:p>
      <text:p text:style-name="P1"/>
      <text:p text:style-name="P5">Great question! If you have more data to pass to the prepared statement, you can extend the type definition string in <text:span text:style-name="Source_20_Text">bind_param()</text:span> to match the number and types of the parameters being passed.</text:p>
      <text:p text:style-name="Text_20_body">The format for the type string in <text:span text:style-name="Source_20_Text">bind_param()</text:span> is:</text:p>
      <text:list xml:id="list447932807019615475" text:style-name="L56">
        <text:list-item>
          <text:p text:style-name="P173"><text:soft-page-break/><text:span text:style-name="Strong_20_Emphasis">"s"</text:span>: for a string. </text:p>
        </text:list-item>
        <text:list-item>
          <text:p text:style-name="P173"><text:span text:style-name="Strong_20_Emphasis">"i"</text:span>: for an integer. </text:p>
        </text:list-item>
        <text:list-item>
          <text:p text:style-name="P173"><text:span text:style-name="Strong_20_Emphasis">"d"</text:span>: for a double (floating point number). </text:p>
        </text:list-item>
        <text:list-item>
          <text:p text:style-name="P80"><text:span text:style-name="Strong_20_Emphasis">"b"</text:span>: for a blob (binary data, such as images). </text:p>
        </text:list-item>
      </text:list>
      <text:p text:style-name="Text_20_body">So, if you need to pass more data, you simply add more type specifiers for each parameter in the order they appear.</text:p>
      <text:h text:style-name="Heading_20_3" text:outline-level="3">Example:</text:h>
      <text:p text:style-name="Text_20_body">Let’s say you want to insert a user's <text:span text:style-name="Strong_20_Emphasis">name</text:span>, <text:span text:style-name="Strong_20_Emphasis">age</text:span>, <text:span text:style-name="Strong_20_Emphasis">email</text:span>, and <text:span text:style-name="Strong_20_Emphasis">height</text:span> (with height being a floating point number). You would need to specify the appropriate type for each data element.</text:p>
      <text:p text:style-name="Text_20_body">Here’s how you would do that:</text:p>
      <text:p text:style-name="Preformatted_20_Text"><text:span text:style-name="Source_20_Text">// Prepare SQL query with 4 placeholders</text:span></text:p>
      <text:p text:style-name="Preformatted_20_Text"><text:span text:style-name="Source_20_Text">$stmt = $mysqli-&gt;prepare("INSERT INTO users (name, age, email, height) VALUES (?, ?, ?, ?)");</text:span></text:p>
      <text:p text:style-name="Preformatted_20_Text"/>
      <text:p text:style-name="Preformatted_20_Text"><text:span text:style-name="Source_20_Text">// Variables to bind</text:span></text:p>
      <text:p text:style-name="Preformatted_20_Text"><text:span text:style-name="Source_20_Text">$name = "John Doe";</text:span></text:p>
      <text:p text:style-name="Preformatted_20_Text"><text:span text:style-name="Source_20_Text">$age = 30;</text:span></text:p>
      <text:p text:style-name="Preformatted_20_Text"><text:span text:style-name="Source_20_Text">$email = "john.doe@example.com";</text:span></text:p>
      <text:p text:style-name="Preformatted_20_Text"><text:span text:style-name="Source_20_Text">$height = 5.9;</text:span></text:p>
      <text:p text:style-name="Preformatted_20_Text"/>
      <text:p text:style-name="Preformatted_20_Text"><text:span text:style-name="Source_20_Text">// Bind parameters (s = string, i = integer, s = string, d = double)</text:span></text:p>
      <text:p text:style-name="Preformatted_20_Text"><text:span text:style-name="Source_20_Text">$stmt-&gt;bind_param("sisd", $name, $age, $email, $height);</text:span></text:p>
      <text:p text:style-name="Preformatted_20_Text"/>
      <text:p text:style-name="Preformatted_20_Text"><text:span text:style-name="Source_20_Text">// Execute the statement</text:span></text:p>
      <text:p text:style-name="P8"><text:span text:style-name="Source_20_Text">$stmt-&gt;execute();</text:span></text:p>
      <text:h text:style-name="Heading_20_3" text:outline-level="3">What does <text:span text:style-name="Source_20_Text">"sisd"</text:span> mean here?</text:h>
      <text:list xml:id="list4385076609385907068" text:style-name="L57">
        <text:list-item>
          <text:p text:style-name="P174"><text:span text:style-name="Strong_20_Emphasis">"s"</text:span>: First parameter, <text:span text:style-name="Source_20_Text">$name</text:span>, is a <text:span text:style-name="Strong_20_Emphasis">string</text:span>. </text:p>
        </text:list-item>
        <text:list-item>
          <text:p text:style-name="P174"><text:span text:style-name="Strong_20_Emphasis">"i"</text:span>: Second parameter, <text:span text:style-name="Source_20_Text">$age</text:span>, is an <text:span text:style-name="Strong_20_Emphasis">integer</text:span>. </text:p>
        </text:list-item>
        <text:list-item>
          <text:p text:style-name="P174"><text:span text:style-name="Strong_20_Emphasis">"s"</text:span>: Third parameter, <text:span text:style-name="Source_20_Text">$email</text:span>, is a <text:span text:style-name="Strong_20_Emphasis">string</text:span>. </text:p>
        </text:list-item>
        <text:list-item>
          <text:p text:style-name="P81"><text:span text:style-name="Strong_20_Emphasis">"d"</text:span>: Fourth parameter, <text:span text:style-name="Source_20_Text">$height</text:span>, is a <text:span text:style-name="Strong_20_Emphasis">double</text:span> (floating point number). </text:p>
        </text:list-item>
      </text:list>
      <text:h text:style-name="Heading_20_3" text:outline-level="3">Adding More Parameters:</text:h>
      <text:p text:style-name="Text_20_body">If you have more data, simply extend the type string with the appropriate specifiers. For example, if you need to add a <text:span text:style-name="Strong_20_Emphasis">status</text:span> (as a string) and a <text:span text:style-name="Strong_20_Emphasis">birthdate</text:span> (as a string in a date format), you would write:</text:p>
      <text:p text:style-name="Preformatted_20_Text"><text:span text:style-name="Source_20_Text">$stmt-&gt;prepare("INSERT INTO users (name, age, email, height, status, birthdate) VALUES (?, ?, ?, ?, ?, ?)");</text:span></text:p>
      <text:p text:style-name="Preformatted_20_Text"/>
      <text:p text:style-name="Preformatted_20_Text"><text:span text:style-name="Source_20_Text">// New data</text:span></text:p>
      <text:p text:style-name="Preformatted_20_Text"><text:span text:style-name="Source_20_Text">$status = "active";</text:span></text:p>
      <text:p text:style-name="Preformatted_20_Text"><text:span text:style-name="Source_20_Text">$birthdate = "1990-01-01";</text:span></text:p>
      <text:p text:style-name="Preformatted_20_Text"/>
      <text:p text:style-name="Preformatted_20_Text"><text:span text:style-name="Source_20_Text">// Updated type specifier: "sisdss" (2 strings, 1 integer, 1 double, 2 strings)</text:span></text:p>
      <text:p text:style-name="P8"><text:span text:style-name="Source_20_Text">$stmt-&gt;bind_param("sisdss", $name, $age, $email, $height, $status, $birthdate);</text:span></text:p>
      <text:p text:style-name="Text_20_body">Here, <text:span text:style-name="Source_20_Text">"sisdss"</text:span> means:</text:p>
      <text:list xml:id="list1348045743629316904" text:style-name="L58">
        <text:list-item>
          <text:p text:style-name="P175"><text:span text:style-name="Strong_20_Emphasis">"s"</text:span>: <text:span text:style-name="Source_20_Text">name</text:span> (string) </text:p>
        </text:list-item>
        <text:list-item>
          <text:p text:style-name="P175"><text:span text:style-name="Strong_20_Emphasis">"i"</text:span>: <text:span text:style-name="Source_20_Text">age</text:span> (integer) </text:p>
        </text:list-item>
        <text:list-item>
          <text:p text:style-name="P175"><text:soft-page-break/><text:span text:style-name="Strong_20_Emphasis">"s"</text:span>: <text:span text:style-name="Source_20_Text">email</text:span> (string) </text:p>
        </text:list-item>
        <text:list-item>
          <text:p text:style-name="P175"><text:span text:style-name="Strong_20_Emphasis">"d"</text:span>: <text:span text:style-name="Source_20_Text">height</text:span> (double) </text:p>
        </text:list-item>
        <text:list-item>
          <text:p text:style-name="P175"><text:span text:style-name="Strong_20_Emphasis">"s"</text:span>: <text:span text:style-name="Source_20_Text">status</text:span> (string) </text:p>
        </text:list-item>
        <text:list-item>
          <text:p text:style-name="P82"><text:span text:style-name="Strong_20_Emphasis">"s"</text:span>: <text:span text:style-name="Source_20_Text">birthdate</text:span> (string) </text:p>
        </text:list-item>
      </text:list>
      <text:h text:style-name="Heading_20_3" text:outline-level="3">Summary:</text:h>
      <text:p text:style-name="Text_20_body">To add more parameters to <text:span text:style-name="Source_20_Text">bind_param()</text:span>, you just extend the type string by adding the corresponding type characters for each new parameter. The order of these types should match the order of the parameters you're binding to your SQL query.</text:p>
      <text:list xml:id="list8036628482608826073" text:style-name="L59">
        <text:list-item>
          <text:p text:style-name="P176"><text:span text:style-name="Strong_20_Emphasis">"s"</text:span>: String </text:p>
        </text:list-item>
        <text:list-item>
          <text:p text:style-name="P176"><text:span text:style-name="Strong_20_Emphasis">"i"</text:span>: Integer </text:p>
        </text:list-item>
        <text:list-item>
          <text:p text:style-name="P176"><text:span text:style-name="Strong_20_Emphasis">"d"</text:span>: Double (floating point) </text:p>
        </text:list-item>
        <text:list-item>
          <text:p text:style-name="P83"><text:span text:style-name="Strong_20_Emphasis">"b"</text:span>: Blob (binary data) </text:p>
        </text:list-item>
      </text:list>
      <text:p text:style-name="Text_20_body">Each additional type specifier will correspond to a variable you're binding, and the order of the specifiers must match the order of the variables.</text:p>
      <text:p text:style-name="P1">How to store date in mysql query </text:p>
      <text:p text:style-name="P1"/>
      <text:p text:style-name="P7">To store a date in MySQL, you can use the <text:span text:style-name="Source_20_Text">DATE</text:span> data type, which stores dates in the format <text:span text:style-name="Source_20_Text">YYYY-MM-DD</text:span>. Here's how you can insert a date into a MySQL database with an SQL query:</text:p>
      <text:h text:style-name="Heading_20_3" text:outline-level="3">Example:</text:h>
      <text:p text:style-name="Text_20_body">Assuming you have a table called <text:span text:style-name="Source_20_Text">events</text:span> with a column <text:span text:style-name="Source_20_Text">event_date</text:span> of type <text:span text:style-name="Source_20_Text">DATE</text:span>, you can insert a date like this:</text:p>
      <text:p text:style-name="Preformatted_20_Text"><text:span text:style-name="Source_20_Text">INSERT INTO events (event_date)</text:span></text:p>
      <text:p text:style-name="P8"><text:span text:style-name="Source_20_Text">VALUES ('2025-02-21');</text:span></text:p>
      <text:h text:style-name="Heading_20_3" text:outline-level="3">If you want to include a <text:span text:style-name="Strong_20_Emphasis">datetime</text:span> (including the time):</text:h>
      <text:p text:style-name="Text_20_body">Use the <text:span text:style-name="Source_20_Text">DATETIME</text:span> or <text:span text:style-name="Source_20_Text">TIMESTAMP</text:span> data type, which stores both date and time in the format <text:span text:style-name="Source_20_Text">YYYY-MM-DD HH:MM:SS</text:span>.</text:p>
      <text:p text:style-name="Preformatted_20_Text"><text:span text:style-name="Source_20_Text">INSERT INTO events (event_datetime)</text:span></text:p>
      <text:p text:style-name="P8"><text:span text:style-name="Source_20_Text">VALUES ('2025-02-21 14:30:00');</text:span></text:p>
      <text:h text:style-name="Heading_20_3" text:outline-level="3">Using the <text:span text:style-name="Strong_20_Emphasis">current date/time</text:span>:</text:h>
      <text:p text:style-name="Text_20_body">If you want to store the current date or datetime, you can use the <text:span text:style-name="Source_20_Text">CURDATE()</text:span> or <text:span text:style-name="Source_20_Text">NOW()</text:span> function.</text:p>
      <text:p text:style-name="Preformatted_20_Text"><text:span text:style-name="Source_20_Text">-- Storing the current date</text:span></text:p>
      <text:p text:style-name="Preformatted_20_Text"><text:span text:style-name="Source_20_Text">INSERT INTO events (event_date)</text:span></text:p>
      <text:p text:style-name="Preformatted_20_Text"><text:span text:style-name="Source_20_Text">VALUES (CURDATE());</text:span></text:p>
      <text:p text:style-name="Preformatted_20_Text"/>
      <text:p text:style-name="Preformatted_20_Text"><text:span text:style-name="Source_20_Text">-- Storing the current datetime</text:span></text:p>
      <text:p text:style-name="Preformatted_20_Text"><text:span text:style-name="Source_20_Text">INSERT INTO events (event_datetime)</text:span></text:p>
      <text:p text:style-name="P8"><text:span text:style-name="Source_20_Text">VALUES (NOW());</text:span></text:p>
      <text:p text:style-name="Text_20_body">Let me know if you need more specific examples or have a more detailed scenario in mind!</text:p>
      <text:p text:style-name="P1">get current date in php </text:p>
      <text:p text:style-name="P1"/>
      <text:p text:style-name="P5"><text:soft-page-break/>To get the current date in PHP, you can use the <text:span text:style-name="Source_20_Text">date()</text:span> function. Here's an example of how to get the current date:</text:p>
      <text:h text:style-name="Heading_20_3" text:outline-level="3">Current Date (in <text:span text:style-name="Source_20_Text">YYYY-MM-DD</text:span> format):</text:h>
      <text:p text:style-name="Preformatted_20_Text"><text:span text:style-name="Source_20_Text">&lt;?php</text:span></text:p>
      <text:p text:style-name="Preformatted_20_Text"><text:span text:style-name="Source_20_Text">echo date('Y-m-d'); // Outputs: 2025-02-21 (current date)</text:span></text:p>
      <text:p text:style-name="P8"><text:span text:style-name="Source_20_Text">?&gt;</text:span></text:p>
      <text:h text:style-name="Heading_20_3" text:outline-level="3">Current Date and Time (in <text:span text:style-name="Source_20_Text">YYYY-MM-DD HH:MM:SS</text:span> format):</text:h>
      <text:p text:style-name="Preformatted_20_Text"><text:span text:style-name="Source_20_Text">&lt;?php</text:span></text:p>
      <text:p text:style-name="Preformatted_20_Text"><text:span text:style-name="Source_20_Text">echo date('Y-m-d H:i:s'); // Outputs: 2025-02-21 14:30:00 (current date and time)</text:span></text:p>
      <text:p text:style-name="P8"><text:span text:style-name="Source_20_Text">?&gt;</text:span></text:p>
      <text:h text:style-name="Heading_20_3" text:outline-level="3">Custom Formats:</text:h>
      <text:p text:style-name="Text_20_body">You can customize the format based on your needs. For example:</text:p>
      <text:list xml:id="list7838907720879578210" text:style-name="L60">
        <text:list-item>
          <text:p text:style-name="P177"><text:span text:style-name="Source_20_Text">Y</text:span>: Four-digit year </text:p>
        </text:list-item>
        <text:list-item>
          <text:p text:style-name="P177"><text:span text:style-name="Source_20_Text">m</text:span>: Two-digit month </text:p>
        </text:list-item>
        <text:list-item>
          <text:p text:style-name="P177"><text:span text:style-name="Source_20_Text">d</text:span>: Two-digit day </text:p>
        </text:list-item>
        <text:list-item>
          <text:p text:style-name="P177"><text:span text:style-name="Source_20_Text">H</text:span>: Hour (24-hour format) </text:p>
        </text:list-item>
        <text:list-item>
          <text:p text:style-name="P177"><text:span text:style-name="Source_20_Text">i</text:span>: Minutes </text:p>
        </text:list-item>
        <text:list-item>
          <text:p text:style-name="P84"><text:span text:style-name="Source_20_Text">s</text:span>: Seconds </text:p>
        </text:list-item>
      </text:list>
      <text:p text:style-name="Text_20_body">Let me know if you need further explanation or examples!</text:p>
      <text:p text:style-name="P1">Make a table in sql for making table that has date and time as a column </text:p>
      <text:p text:style-name="P1"/>
      <text:p text:style-name="P7">To create a table in MySQL with a column that stores both date and time, you can use the <text:span text:style-name="Source_20_Text">DATETIME</text:span> or <text:span text:style-name="Source_20_Text">TIMESTAMP</text:span> data type.</text:p>
      <text:p text:style-name="Text_20_body">Here's an example SQL query that creates a table with a column for storing both the date and time:</text:p>
      <text:h text:style-name="Heading_20_3" text:outline-level="3">SQL Query to Create the Table:</text:h>
      <text:p text:style-name="Preformatted_20_Text"><text:span text:style-name="Source_20_Text">CREATE TABLE events (</text:span></text:p>
      <text:p text:style-name="Preformatted_20_Text"><text:span text:style-name="Source_20_Text"><text:s text:c="4"/>event_id INT AUTO_INCREMENT PRIMARY KEY,</text:span></text:p>
      <text:p text:style-name="Preformatted_20_Text"><text:span text:style-name="Source_20_Text"><text:s text:c="4"/>event_name VARCHAR(255),</text:span></text:p>
      <text:p text:style-name="Preformatted_20_Text"><text:span text:style-name="Source_20_Text"><text:s text:c="4"/>event_datetime DATETIME -- This column will store both date and time</text:span></text:p>
      <text:p text:style-name="P8"><text:span text:style-name="Source_20_Text">);</text:span></text:p>
      <text:h text:style-name="Heading_20_3" text:outline-level="3">Explanation:</text:h>
      <text:list xml:id="list4760640386312441384" text:style-name="L61">
        <text:list-item>
          <text:p text:style-name="P178"><text:span text:style-name="Source_20_Text">event_id</text:span>: This is the primary key for the table. It's an auto-incrementing integer, meaning it will automatically generate a unique ID for each event. </text:p>
        </text:list-item>
        <text:list-item>
          <text:p text:style-name="P178"><text:span text:style-name="Source_20_Text">event_name</text:span>: A column to store the name of the event (you can adjust the size of the <text:span text:style-name="Source_20_Text">VARCHAR</text:span> field if needed). </text:p>
        </text:list-item>
        <text:list-item>
          <text:p text:style-name="P85"><text:span text:style-name="Source_20_Text">event_datetime</text:span>: This column will store both the date and time using the <text:span text:style-name="Source_20_Text">DATETIME</text:span> data type. </text:p>
        </text:list-item>
      </text:list>
      <text:h text:style-name="Heading_20_3" text:outline-level="3"><text:soft-page-break/>Inserting data:</text:h>
      <text:p text:style-name="Text_20_body">To insert a date and time into the <text:span text:style-name="Source_20_Text">event_datetime</text:span> column, you can use:</text:p>
      <text:p text:style-name="Preformatted_20_Text"><text:span text:style-name="Source_20_Text">INSERT INTO events (event_name, event_datetime)</text:span></text:p>
      <text:p text:style-name="P8"><text:span text:style-name="Source_20_Text">VALUES ('Sample Event', '2025-02-21 14:30:00');</text:span></text:p>
      <text:p text:style-name="Text_20_body">Let me know if you need any additional details!</text:p>
      <text:p text:style-name="P1">store date in a variable in php </text:p>
      <text:p text:style-name="P1"/>
      <text:p text:style-name="P5">To store the current date in a variable in PHP, you can use the <text:span text:style-name="Source_20_Text">date()</text:span> function. Here's how you can do it:</text:p>
      <text:h text:style-name="Heading_20_3" text:outline-level="3">Example:</text:h>
      <text:p text:style-name="Preformatted_20_Text"><text:span text:style-name="Source_20_Text">&lt;?php</text:span></text:p>
      <text:p text:style-name="Preformatted_20_Text"><text:span text:style-name="Source_20_Text">// Store the current date in a variable</text:span></text:p>
      <text:p text:style-name="Preformatted_20_Text"><text:span text:style-name="Source_20_Text">$current_date = date('Y-m-d'); // Format: YYYY-MM-DD</text:span></text:p>
      <text:p text:style-name="Preformatted_20_Text"/>
      <text:p text:style-name="Preformatted_20_Text"><text:span text:style-name="Source_20_Text">// Display the date</text:span></text:p>
      <text:p text:style-name="Preformatted_20_Text"><text:span text:style-name="Source_20_Text">echo $current_date; // Outputs: 2025-02-21 (current date)</text:span></text:p>
      <text:p text:style-name="P8"><text:span text:style-name="Source_20_Text">?&gt;</text:span></text:p>
      <text:h text:style-name="Heading_20_3" text:outline-level="3">Example with Date and Time:</text:h>
      <text:p text:style-name="Text_20_body">If you want to store both the date and the time in a variable:</text:p>
      <text:p text:style-name="Preformatted_20_Text"><text:span text:style-name="Source_20_Text">&lt;?php</text:span></text:p>
      <text:p text:style-name="Preformatted_20_Text"><text:span text:style-name="Source_20_Text">// Store the current date and time in a variable</text:span></text:p>
      <text:p text:style-name="Preformatted_20_Text"><text:span text:style-name="Source_20_Text">$current_datetime = date('Y-m-d H:i:s'); // Format: YYYY-MM-DD HH:MM:SS</text:span></text:p>
      <text:p text:style-name="Preformatted_20_Text"/>
      <text:p text:style-name="Preformatted_20_Text"><text:span text:style-name="Source_20_Text">// Display the datetime</text:span></text:p>
      <text:p text:style-name="Preformatted_20_Text"><text:span text:style-name="Source_20_Text">echo $current_datetime; // Outputs: 2025-02-21 14:30:00 (current date and time)</text:span></text:p>
      <text:p text:style-name="P8"><text:span text:style-name="Source_20_Text">?&gt;</text:span></text:p>
      <text:h text:style-name="Heading_20_3" text:outline-level="3">Custom Date Formats:</text:h>
      <text:p text:style-name="Text_20_body">You can modify the format to suit your needs. For example:</text:p>
      <text:list xml:id="list5770579461880885336" text:style-name="L62">
        <text:list-item>
          <text:p text:style-name="P179"><text:span text:style-name="Source_20_Text">d-m-Y</text:span> → Day-Month-Year (e.g., <text:span text:style-name="Source_20_Text">21-02-2025</text:span>) </text:p>
        </text:list-item>
        <text:list-item>
          <text:p text:style-name="P86"><text:span text:style-name="Source_20_Text">l, F j, Y</text:span> → Full day name, Month day, Year (e.g., <text:span text:style-name="Source_20_Text">Friday, February 21, 2025</text:span>) </text:p>
        </text:list-item>
      </text:list>
      <text:p text:style-name="Text_20_body">Let me know if you'd like help with custom formats!</text:p>
      <text:p text:style-name="P1">howw to get the full path of image that was send by post in php </text:p>
      <text:p text:style-name="P1"/>
      <text:p text:style-name="P5">To get the full path of an image that was sent via a POST request in PHP (usually uploaded via a form), you can use the <text:span text:style-name="Source_20_Text">$_FILES</text:span> superglobal. When a file is uploaded through a form, PHP automatically stores the file in a temporary location on the server.</text:p>
      <text:p text:style-name="Text_20_body">Here's a step-by-step explanation of how to get the full path of an uploaded image:</text:p>
      <text:h text:style-name="Heading_20_3" text:outline-level="3">Example of HTML Form (File Upload):</text:h>
      <text:p text:style-name="Preformatted_20_Text"><text:span text:style-name="Source_20_Text">&lt;form action="upload.php" method="post" enctype="multipart/form-data"&gt;</text:span></text:p>
      <text:p text:style-name="Preformatted_20_Text"><text:span text:style-name="Source_20_Text"><text:s text:c="4"/>&lt;input type="file" name="image" /&gt;</text:span></text:p>
      <text:p text:style-name="Preformatted_20_Text"><text:span text:style-name="Source_20_Text"><text:s text:c="4"/>&lt;button type="submit"&gt;Upload Image&lt;/button&gt;</text:span></text:p>
      <text:p text:style-name="P8"><text:soft-page-break/><text:span text:style-name="Source_20_Text">&lt;/form&gt;</text:span></text:p>
      <text:h text:style-name="Heading_20_3" text:outline-level="3">PHP Code to Handle the File Upload:</text:h>
      <text:p text:style-name="Preformatted_20_Text"><text:span text:style-name="Source_20_Text">&lt;?php</text:span></text:p>
      <text:p text:style-name="Preformatted_20_Text"><text:span text:style-name="Source_20_Text">if ($_SERVER['REQUEST_METHOD'] == 'POST' &amp;&amp; isset($_FILES['image'])) {</text:span></text:p>
      <text:p text:style-name="Preformatted_20_Text"><text:span text:style-name="Source_20_Text"><text:s text:c="4"/>// Path where the uploaded image will be saved</text:span></text:p>
      <text:p text:style-name="Preformatted_20_Text"><text:span text:style-name="Source_20_Text"><text:s text:c="4"/>$uploadDir = 'uploads/'; <text:s/>// You can set your desired directory</text:span></text:p>
      <text:p text:style-name="Preformatted_20_Text"/>
      <text:p text:style-name="Preformatted_20_Text"><text:span text:style-name="Source_20_Text"><text:s text:c="4"/>// Get the uploaded file's temporary name</text:span></text:p>
      <text:p text:style-name="Preformatted_20_Text"><text:span text:style-name="Source_20_Text"><text:s text:c="4"/>$tmpName = $_FILES['image']['tmp_name'];</text:span></text:p>
      <text:p text:style-name="Preformatted_20_Text"/>
      <text:p text:style-name="Preformatted_20_Text"><text:span text:style-name="Source_20_Text"><text:s text:c="4"/>// Get the original name of the uploaded file</text:span></text:p>
      <text:p text:style-name="Preformatted_20_Text"><text:span text:style-name="Source_20_Text"><text:s text:c="4"/>$originalName = $_FILES['image']['name'];</text:span></text:p>
      <text:p text:style-name="Preformatted_20_Text"/>
      <text:p text:style-name="Preformatted_20_Text"><text:span text:style-name="Source_20_Text"><text:s text:c="4"/>// Generate a unique file name (optional, to avoid overwriting)</text:span></text:p>
      <text:p text:style-name="Preformatted_20_Text"><text:span text:style-name="Source_20_Text"><text:s text:c="4"/>$uniqueName = time() . '_' . $originalName;</text:span></text:p>
      <text:p text:style-name="Preformatted_20_Text"/>
      <text:p text:style-name="Preformatted_20_Text"><text:span text:style-name="Source_20_Text"><text:s text:c="4"/>// Set the destination path where the file will be saved</text:span></text:p>
      <text:p text:style-name="Preformatted_20_Text"><text:span text:style-name="Source_20_Text"><text:s text:c="4"/>$destination = $uploadDir . $uniqueName;</text:span></text:p>
      <text:p text:style-name="Preformatted_20_Text"/>
      <text:p text:style-name="Preformatted_20_Text"><text:span text:style-name="Source_20_Text"><text:s text:c="4"/>// Move the uploaded file from temporary location to the destination path</text:span></text:p>
      <text:p text:style-name="Preformatted_20_Text"><text:span text:style-name="Source_20_Text"><text:s text:c="4"/>if (move_uploaded_file($tmpName, $destination)) {</text:span></text:p>
      <text:p text:style-name="Preformatted_20_Text"><text:span text:style-name="Source_20_Text"><text:s text:c="8"/>echo "File uploaded successfully!";</text:span></text:p>
      <text:p text:style-name="Preformatted_20_Text"><text:span text:style-name="Source_20_Text"><text:s text:c="8"/>echo "&lt;br&gt;Full Path: " . realpath($destination); <text:s/>// Get the full path of the uploaded file</text:span></text:p>
      <text:p text:style-name="Preformatted_20_Text"><text:span text:style-name="Source_20_Text"><text:s text:c="4"/>} else {</text:span></text:p>
      <text:p text:style-name="Preformatted_20_Text"><text:span text:style-name="Source_20_Text"><text:s text:c="8"/>echo "Error uploading file.";</text:span></text:p>
      <text:p text:style-name="Preformatted_20_Text"><text:span text:style-name="Source_20_Text"><text:s text:c="4"/>}</text:span></text:p>
      <text:p text:style-name="Preformatted_20_Text"><text:span text:style-name="Source_20_Text">} else {</text:span></text:p>
      <text:p text:style-name="Preformatted_20_Text"><text:span text:style-name="Source_20_Text"><text:s text:c="4"/>echo "No file uploaded.";</text:span></text:p>
      <text:p text:style-name="Preformatted_20_Text"><text:span text:style-name="Source_20_Text">}</text:span></text:p>
      <text:p text:style-name="P8"><text:span text:style-name="Source_20_Text">?&gt;</text:span></text:p>
      <text:h text:style-name="Heading_20_3" text:outline-level="3">Explanation:</text:h>
      <text:list xml:id="list4356547634445834385" text:style-name="L63">
        <text:list-item>
          <text:p text:style-name="P180"><text:span text:style-name="Strong_20_Emphasis"><text:span text:style-name="Source_20_Text">$_FILES['image']['tmp_name']</text:span></text:span>: This is the temporary file path on the server where the image is stored after being uploaded. </text:p>
        </text:list-item>
        <text:list-item>
          <text:p text:style-name="P180"><text:span text:style-name="Strong_20_Emphasis"><text:span text:style-name="Source_20_Text">move_uploaded_file()</text:span></text:span>: Moves the uploaded image from the temporary location to a permanent location on the server. </text:p>
        </text:list-item>
        <text:list-item>
          <text:p text:style-name="P87"><text:span text:style-name="Strong_20_Emphasis"><text:span text:style-name="Source_20_Text">realpath($destination)</text:span></text:span>: Returns the full absolute path of the uploaded file. </text:p>
        </text:list-item>
      </text:list>
      <text:h text:style-name="Heading_20_3" text:outline-level="3">Notes:</text:h>
      <text:list xml:id="list1200044695307853480" text:style-name="L64">
        <text:list-item>
          <text:p text:style-name="P181">Make sure the directory you are saving the file to (e.g., <text:span text:style-name="Source_20_Text">uploads/</text:span>) exists and is writable. </text:p>
        </text:list-item>
        <text:list-item>
          <text:p text:style-name="P88">It’s a good idea to check file types and sizes before allowing the upload to ensure security and avoid large files from being uploaded. </text:p>
        </text:list-item>
      </text:list>
      <text:p text:style-name="Text_20_body">This way, you will be able to upload an image and get the full path of the uploaded file on your server. Let me know if you need further clarification!</text:p>
      <text:p text:style-name="P1">what time() will return </text:p>
      <text:p text:style-name="P1"/>
      <text:p text:style-name="P5">The <text:span text:style-name="Source_20_Text">time()</text:span> function in PHP returns the <text:span text:style-name="Strong_20_Emphasis">current Unix timestamp</text:span> — the number of seconds that have passed since <text:span text:style-name="Strong_20_Emphasis">January 1, 1970, 00:00:00 UTC</text:span> (also known as the Unix Epoch).</text:p>
      <text:h text:style-name="Heading_20_3" text:outline-level="3"><text:soft-page-break/>Example:</text:h>
      <text:p text:style-name="Preformatted_20_Text"><text:span text:style-name="Source_20_Text">&lt;?php</text:span></text:p>
      <text:p text:style-name="Preformatted_20_Text"><text:span text:style-name="Source_20_Text">echo time();</text:span></text:p>
      <text:p text:style-name="P8"><text:span text:style-name="Source_20_Text">?&gt;</text:span></text:p>
      <text:h text:style-name="Heading_20_3" text:outline-level="3">Output:</text:h>
      <text:p text:style-name="P8"><text:span text:style-name="Source_20_Text">1676972305</text:span></text:p>
      <text:p text:style-name="Text_20_body">In this example, <text:span text:style-name="Source_20_Text">time()</text:span> will return an integer value representing the current time in seconds since the Unix Epoch.</text:p>
      <text:h text:style-name="Heading_20_3" text:outline-level="3">Details:</text:h>
      <text:list xml:id="list1458156854639200990" text:style-name="L65">
        <text:list-item>
          <text:p text:style-name="P182">The value returned by <text:span text:style-name="Source_20_Text">time()</text:span> is an integer. </text:p>
        </text:list-item>
        <text:list-item>
          <text:p text:style-name="P89">It's often used to calculate the difference between two times (e.g., for time-based comparisons or for storing timestamps). </text:p>
        </text:list-item>
      </text:list>
      <text:p text:style-name="Text_20_body">If you need to convert this Unix timestamp to a human-readable date, you can use the <text:span text:style-name="Source_20_Text">date()</text:span> function, like this:</text:p>
      <text:p text:style-name="Preformatted_20_Text"><text:span text:style-name="Source_20_Text">&lt;?php</text:span></text:p>
      <text:p text:style-name="Preformatted_20_Text"><text:span text:style-name="Source_20_Text">echo date('Y-m-d H:i:s', time());</text:span></text:p>
      <text:p text:style-name="P8"><text:span text:style-name="Source_20_Text">?&gt;</text:span></text:p>
      <text:p text:style-name="Text_20_body">This will output the current date and time in the format <text:span text:style-name="Source_20_Text">YYYY-MM-DD HH:MM:SS</text:span>.</text:p>
      <text:p text:style-name="P1">does this oriniginal name have name of the image file or the absolute path </text:p>
      <text:p text:style-name="P1"/>
      <text:p text:style-name="P5">The <text:span text:style-name="Source_20_Text">$originalName</text:span> in the context of <text:span text:style-name="Source_20_Text">$_FILES['image']['name']</text:span> refers to <text:span text:style-name="Strong_20_Emphasis">just the name of the uploaded image file</text:span>, not its absolute path. This is the name of the file as it was on the client side (the user's computer) before being uploaded.</text:p>
      <text:h text:style-name="Heading_20_3" text:outline-level="3">Example:</text:h>
      <text:p text:style-name="Text_20_body">If a user uploads an image named <text:span text:style-name="Source_20_Text">photo.jpg</text:span>, the value of <text:span text:style-name="Source_20_Text">$_FILES['image']['name']</text:span> (stored in <text:span text:style-name="Source_20_Text">$originalName</text:span>) would be:</text:p>
      <text:p text:style-name="P8"><text:span text:style-name="Source_20_Text">$originalName = $_FILES['image']['name']; // This will be 'photo.jpg'</text:span></text:p>
      <text:p text:style-name="Text_20_body">It <text:span text:style-name="Strong_20_Emphasis">does not include</text:span> the full path to the file on the user's computer, due to security reasons. You only get the file name.</text:p>
      <text:h text:style-name="Heading_20_3" text:outline-level="3">In summary:</text:h>
      <text:list xml:id="list2291023399431022249" text:style-name="L66">
        <text:list-item>
          <text:p text:style-name="P183"><text:span text:style-name="Source_20_Text">$originalName</text:span>: The name of the uploaded file (e.g., <text:span text:style-name="Source_20_Text">photo.jpg</text:span>). </text:p>
        </text:list-item>
        <text:list-item>
          <text:p text:style-name="P90"><text:span text:style-name="Source_20_Text">$tmpName</text:span>: The temporary path where the file is stored on the server before being moved to the destination directory. </text:p>
        </text:list-item>
      </text:list>
      <text:p text:style-name="Text_20_body">Let me know if you need any further clarification!</text:p>
      <text:p text:style-name="P2"/>
      <text:p text:style-name="P1">what value tmpstore will save </text:p>
      <text:p text:style-name="P1"/>
      <text:p text:style-name="P5">The value stored in <text:span text:style-name="Source_20_Text">$tmpName</text:span> (which is <text:span text:style-name="Source_20_Text">$_FILES['image']['tmp_name']</text:span>) refers to the <text:soft-page-break/><text:span text:style-name="Strong_20_Emphasis">temporary location</text:span> on the server where the uploaded file is stored before being moved to its permanent destination.</text:p>
      <text:h text:style-name="Heading_20_3" text:outline-level="3">Explanation:</text:h>
      <text:list xml:id="list1845051443077086273" text:style-name="L67">
        <text:list-item>
          <text:p text:style-name="P91"><text:span text:style-name="Strong_20_Emphasis"><text:span text:style-name="Source_20_Text">$_FILES['image']['tmp_name']</text:span></text:span>: This is the path to the temporary file created by PHP when a file is uploaded. The file is initially stored in this temporary directory on the server (usually in a system-protected location).</text:p>
        </text:list-item>
        <text:list-item>
          <text:p text:style-name="P91">The file in this temporary location is only accessible during the script's execution. Once the script finishes, the file is usually deleted by PHP unless you explicitly move it to a permanent location using <text:span text:style-name="Source_20_Text">move_uploaded_file()</text:span>.</text:p>
        </text:list-item>
      </text:list>
      <text:h text:style-name="Heading_20_3" text:outline-level="3">Example:</text:h>
      <text:p text:style-name="Text_20_body">When a user uploads an image named <text:span text:style-name="Source_20_Text">photo.jpg</text:span>, you can access the temporary location like this:</text:p>
      <text:p text:style-name="Preformatted_20_Text"><text:span text:style-name="Source_20_Text">$tmpName = $_FILES['image']['tmp_name'];</text:span></text:p>
      <text:p text:style-name="P8"><text:span text:style-name="Source_20_Text">echo $tmpName;</text:span></text:p>
      <text:p text:style-name="Text_20_body">This might output something like:</text:p>
      <text:p text:style-name="P8"><text:span text:style-name="Source_20_Text">/tmp/phpYzdqkD</text:span></text:p>
      <text:h text:style-name="Heading_20_3" text:outline-level="3">Details:</text:h>
      <text:list xml:id="list1823454057753964139" text:style-name="L68">
        <text:list-item>
          <text:p text:style-name="P184">The exact path may vary depending on the server configuration, but it will typically be located in a temporary directory like <text:span text:style-name="Source_20_Text">/tmp/</text:span> (on Unix-like systems) or a similar system-protected folder. </text:p>
        </text:list-item>
        <text:list-item>
          <text:p text:style-name="P92">The file will remain in this temporary location until you use <text:span text:style-name="Source_20_Text">move_uploaded_file()</text:span> to move it to a permanent directory. </text:p>
        </text:list-item>
      </text:list>
      <text:h text:style-name="Heading_20_3" text:outline-level="3">Using <text:span text:style-name="Source_20_Text">move_uploaded_file()</text:span>:</text:h>
      <text:p text:style-name="Text_20_body">After receiving the file in the temporary location, you can move it to a desired destination:</text:p>
      <text:p text:style-name="Preformatted_20_Text"><text:span text:style-name="Source_20_Text">$uploadDir = 'uploads/';</text:span></text:p>
      <text:p text:style-name="Preformatted_20_Text"><text:span text:style-name="Source_20_Text">$destination = $uploadDir . $_FILES['image']['name'];</text:span></text:p>
      <text:p text:style-name="Preformatted_20_Text"/>
      <text:p text:style-name="Preformatted_20_Text"><text:span text:style-name="Source_20_Text">if (move_uploaded_file($tmpName, $destination)) {</text:span></text:p>
      <text:p text:style-name="Preformatted_20_Text"><text:span text:style-name="Source_20_Text"><text:s text:c="4"/>echo "File successfully uploaded.";</text:span></text:p>
      <text:p text:style-name="Preformatted_20_Text"><text:span text:style-name="Source_20_Text">} else {</text:span></text:p>
      <text:p text:style-name="Preformatted_20_Text"><text:span text:style-name="Source_20_Text"><text:s text:c="4"/>echo "Error uploading file.";</text:span></text:p>
      <text:p text:style-name="P8"><text:span text:style-name="Source_20_Text">}</text:span></text:p>
      <text:p text:style-name="Text_20_body">This code will move the file from the temporary directory (<text:span text:style-name="Source_20_Text">$tmpName</text:span>) to a folder named <text:span text:style-name="Source_20_Text">uploads/</text:span> in your project directory.</text:p>
      <text:p text:style-name="Text_20_body">Let me know if you'd like more details on any of this!</text:p>
      <text:p text:style-name="P1">why i could not show an image stored in wordpress server </text:p>
      <text:p text:style-name="P1"/>
      <text:p text:style-name="P5">There could be several reasons why an image stored on your WordPress server is not displaying correctly. Here are some common causes:</text:p>
      <text:h text:style-name="Heading_20_3" text:outline-level="3"><text:soft-page-break/>1. <text:span text:style-name="Strong_20_Emphasis">Incorrect URL Path</text:span></text:h>
      <text:list xml:id="list1403437050489340509" text:style-name="L69">
        <text:list-item>
          <text:p text:style-name="P185">Ensure that the URL for the image is correct. Sometimes the image might have been uploaded to a different folder, or the URL might have been copied incorrectly. </text:p>
        </text:list-item>
        <text:list-item>
          <text:p text:style-name="P93">Double-check the full path (it should look like <text:span text:style-name="Source_20_Text">https://yoursite.com/wp-content/uploads/year/month/your-image.jpg</text:span>). </text:p>
        </text:list-item>
      </text:list>
      <text:h text:style-name="Heading_20_3" text:outline-level="3">2. <text:span text:style-name="Strong_20_Emphasis">File Permissions</text:span></text:h>
      <text:list xml:id="list1118417134177799552" text:style-name="L70">
        <text:list-item>
          <text:p text:style-name="P94">If the file permissions on the image or the folder where it is stored are not set correctly, the image might not be accessible. Make sure the image files and folders have the correct read permissions (typically <text:span text:style-name="Source_20_Text">755</text:span> for folders and <text:span text:style-name="Source_20_Text">644</text:span> for files). </text:p>
        </text:list-item>
      </text:list>
      <text:h text:style-name="Heading_20_3" text:outline-level="3">3. <text:span text:style-name="Strong_20_Emphasis">Image File Not Uploaded Properly</text:span></text:h>
      <text:list xml:id="list1861606794217620976" text:style-name="L71">
        <text:list-item>
          <text:p text:style-name="P95">If there was an issue during the upload process (such as an interruption), the image might not have been uploaded properly. Try re-uploading the image from the WordPress Media Library. </text:p>
        </text:list-item>
      </text:list>
      <text:h text:style-name="Heading_20_3" text:outline-level="3">4. <text:span text:style-name="Strong_20_Emphasis">Caching Issues</text:span></text:h>
      <text:list xml:id="list4310723829085687779" text:style-name="L72">
        <text:list-item>
          <text:p text:style-name="P96">If you’re using a caching plugin, your browser might be showing an outdated version of the page. Try clearing your browser cache or the cache from your caching plugin. </text:p>
        </text:list-item>
      </text:list>
      <text:h text:style-name="Heading_20_3" text:outline-level="3">5. <text:span text:style-name="Strong_20_Emphasis">Hotlink Protection</text:span></text:h>
      <text:list xml:id="list8780345803648105625" text:style-name="L73">
        <text:list-item>
          <text:p text:style-name="P97">Some websites set up hotlink protection to prevent others from linking directly to their images. If you have this enabled, your WordPress site might not be able to display the image. Check your <text:span text:style-name="Source_20_Text">.htaccess</text:span> file or any security plugins you may be using. </text:p>
        </text:list-item>
      </text:list>
      <text:h text:style-name="Heading_20_3" text:outline-level="3">6. <text:span text:style-name="Strong_20_Emphasis">Mixed Content Issues</text:span></text:h>
      <text:list xml:id="list8720442460507498772" text:style-name="L74">
        <text:list-item>
          <text:p text:style-name="P98">If your WordPress site is running on HTTPS, but the image URL is HTTP, your browser might block the image for security reasons (mixed content issue). Make sure both the website and the image URL use HTTPS. </text:p>
        </text:list-item>
      </text:list>
      <text:h text:style-name="Heading_20_3" text:outline-level="3">7. <text:span text:style-name="Strong_20_Emphasis">Broken Image Link</text:span></text:h>
      <text:list xml:id="list3394654222165703807" text:style-name="L75">
        <text:list-item>
          <text:p text:style-name="P99">If the image was deleted or moved after the URL was added, the link may be broken. Go to your Media Library and confirm the image is still there. </text:p>
        </text:list-item>
      </text:list>
      <text:h text:style-name="Heading_20_3" text:outline-level="3">8. <text:span text:style-name="Strong_20_Emphasis">Theme or Plugin Conflict</text:span></text:h>
      <text:list xml:id="list4271208423675807704" text:style-name="L76">
        <text:list-item>
          <text:p text:style-name="P100">Sometimes, a theme or plugin conflict can cause issues with displaying media. Try switching to a default WordPress theme (like Twenty Twenty-One) and disabling all plugins to see if the image shows. If it does, reactivate plugins one by one to identify the culprit. </text:p>
        </text:list-item>
      </text:list>
      <text:h text:style-name="Heading_20_3" text:outline-level="3">9. <text:span text:style-name="Strong_20_Emphasis">Server Issues</text:span></text:h>
      <text:list xml:id="list4327842590941984928" text:style-name="L77">
        <text:list-item>
          <text:p text:style-name="P101">Check to see if there are any server issues (e.g., 500 Internal Server Error) that could be affecting your image display. Contact your hosting provider if necessary. </text:p>
        </text:list-item>
      </text:list>
      <text:h text:style-name="Heading_20_3" text:outline-level="3"><text:soft-page-break/>10. <text:span text:style-name="Strong_20_Emphasis">Image File Type</text:span></text:h>
      <text:list xml:id="list4083452947822923717" text:style-name="L78">
        <text:list-item>
          <text:p text:style-name="P102">Ensure the image file type is supported. Common formats like JPG, PNG, GIF should work, but less common formats might cause issues. </text:p>
        </text:list-item>
      </text:list>
      <text:p text:style-name="Text_20_body">If you've tried all these and the issue persists, feel free to share more details (e.g., the error message, URL, etc.), and I can help troubleshoot further!</text:p>
      <text:p text:style-name="P1">How to check the read permission </text:p>
      <text:p text:style-name="P1"/>
      <text:p text:style-name="P7">To check and set the correct read permissions for files and folders on your WordPress server, you can follow these steps:</text:p>
      <text:h text:style-name="Heading_20_3" text:outline-level="3">1. <text:span text:style-name="Strong_20_Emphasis">Using FTP/SFTP Client (like FileZilla)</text:span></text:h>
      <text:list xml:id="list4561192905236457323" text:style-name="L79">
        <text:list-item>
          <text:p text:style-name="P186"><text:span text:style-name="Strong_20_Emphasis">Step 1:</text:span> Connect to your WordPress server using an FTP client (e.g., FileZilla) or SFTP client (such as Cyberduck). </text:p>
        </text:list-item>
        <text:list-item>
          <text:p text:style-name="P186"><text:span text:style-name="Strong_20_Emphasis">Step 2:</text:span> Navigate to the folder where your image is stored, typically under <text:span text:style-name="Source_20_Text">wp-content/uploads/</text:span>. </text:p>
        </text:list-item>
        <text:list-item>
          <text:p text:style-name="P186"><text:span text:style-name="Strong_20_Emphasis">Step 3:</text:span> Right-click on the file or folder you want to check and select <text:span text:style-name="Strong_20_Emphasis">File Permissions</text:span> or <text:span text:style-name="Strong_20_Emphasis">Permissions</text:span>. </text:p>
        </text:list-item>
        <text:list-item>
          <text:p text:style-name="P186"><text:span text:style-name="Strong_20_Emphasis">Step 4:</text:span> In the <text:span text:style-name="Strong_20_Emphasis">Permissions</text:span> dialog box, you’ll see the numeric value for the file permissions. </text:p>
          <text:list>
            <text:list-item>
              <text:p text:style-name="P186">For <text:span text:style-name="Strong_20_Emphasis">files</text:span>, the permission should be <text:span text:style-name="Source_20_Text">644</text:span>: </text:p>
              <text:list>
                <text:list-item>
                  <text:p text:style-name="P186">Owner: Read, Write </text:p>
                </text:list-item>
                <text:list-item>
                  <text:p text:style-name="P186">Group: Read </text:p>
                </text:list-item>
                <text:list-item>
                  <text:p text:style-name="P186">Public: Read </text:p>
                </text:list-item>
              </text:list>
            </text:list-item>
            <text:list-item>
              <text:p text:style-name="P186">For <text:span text:style-name="Strong_20_Emphasis">directories (folders)</text:span>, the permission should be <text:span text:style-name="Source_20_Text">755</text:span>: </text:p>
              <text:list>
                <text:list-item>
                  <text:p text:style-name="P186">Owner: Read, Write, Execute </text:p>
                </text:list-item>
                <text:list-item>
                  <text:p text:style-name="P186">Group: Read, Execute </text:p>
                </text:list-item>
                <text:list-item>
                  <text:p text:style-name="P186">Public: Read, Execute </text:p>
                </text:list-item>
              </text:list>
            </text:list-item>
          </text:list>
        </text:list-item>
        <text:list-item>
          <text:p text:style-name="P186"><text:span text:style-name="Strong_20_Emphasis">Step 5:</text:span> If the permissions are incorrect, you can change them by adjusting the numeric values or checking/unchecking the boxes for the respective user types (Owner, Group, Public). </text:p>
        </text:list-item>
        <text:list-item>
          <text:p text:style-name="P103"><text:span text:style-name="Strong_20_Emphasis">Step 6:</text:span> Click <text:span text:style-name="Strong_20_Emphasis">OK</text:span> to apply the changes. </text:p>
        </text:list-item>
      </text:list>
      <text:h text:style-name="Heading_20_3" text:outline-level="3">2. <text:span text:style-name="Strong_20_Emphasis">Using cPanel File Manager</text:span></text:h>
      <text:list xml:id="list2455267983894966512" text:style-name="L80">
        <text:list-item>
          <text:p text:style-name="P187"><text:span text:style-name="Strong_20_Emphasis">Step 1:</text:span> Log into your hosting account’s cPanel. </text:p>
        </text:list-item>
        <text:list-item>
          <text:p text:style-name="P187"><text:span text:style-name="Strong_20_Emphasis">Step 2:</text:span> Open the <text:span text:style-name="Strong_20_Emphasis">File Manager</text:span>. </text:p>
        </text:list-item>
        <text:list-item>
          <text:p text:style-name="P187"><text:span text:style-name="Strong_20_Emphasis">Step 3:</text:span> Navigate to <text:span text:style-name="Source_20_Text">wp-content/uploads/</text:span> where the image file is located. </text:p>
        </text:list-item>
        <text:list-item>
          <text:p text:style-name="P187"><text:span text:style-name="Strong_20_Emphasis">Step 4:</text:span> Right-click on the image file or folder and select <text:span text:style-name="Strong_20_Emphasis">File Permissions</text:span> or <text:span text:style-name="Strong_20_Emphasis">Change Permissions</text:span>. </text:p>
        </text:list-item>
        <text:list-item>
          <text:p text:style-name="P187"><text:span text:style-name="Strong_20_Emphasis">Step 5:</text:span> A dialog will appear where you can adjust the numeric values for the file permissions: </text:p>
          <text:list>
            <text:list-item>
              <text:p text:style-name="P187">Set <text:span text:style-name="Strong_20_Emphasis">644</text:span> for image files. </text:p>
            </text:list-item>
            <text:list-item>
              <text:p text:style-name="P187">Set <text:span text:style-name="Strong_20_Emphasis">755</text:span> for folders. </text:p>
            </text:list-item>
          </text:list>
        </text:list-item>
        <text:list-item>
          <text:p text:style-name="P104"><text:span text:style-name="Strong_20_Emphasis">Step 6:</text:span> Click <text:span text:style-name="Strong_20_Emphasis">OK</text:span> to save the changes. </text:p>
        </text:list-item>
      </text:list>
      <text:h text:style-name="Heading_20_3" text:outline-level="3">3. <text:span text:style-name="Strong_20_Emphasis">Using SSH (for advanced users)</text:span></text:h>
      <text:p text:style-name="Text_20_body">If you have SSH access to the server, you can use the <text:span text:style-name="Source_20_Text">chmod</text:span> command to check or modify permissions:</text:p>
      <text:list xml:id="list7351782437002467594" text:style-name="L81">
        <text:list-item>
          <text:p text:style-name="P188"><text:soft-page-break/><text:span text:style-name="Strong_20_Emphasis">Step 1:</text:span> Log into your server using SSH. </text:p>
        </text:list-item>
        <text:list-item>
          <text:p text:style-name="P105"><text:span text:style-name="Strong_20_Emphasis">Step 2:</text:span> Navigate to the <text:span text:style-name="Source_20_Text">wp-content/uploads/</text:span> folder: </text:p>
          <text:p text:style-name="P21"><text:span text:style-name="Source_20_Text">cd /path/to/your/wordpress/wp-content/uploads/</text:span></text:p>
        </text:list-item>
        <text:list-item>
          <text:p text:style-name="P105"><text:span text:style-name="Strong_20_Emphasis">Step 3:</text:span> Use the <text:span text:style-name="Source_20_Text">ls -l</text:span> command to list the permissions of files and directories: </text:p>
          <text:p text:style-name="P21"><text:span text:style-name="Source_20_Text">ls -l</text:span></text:p>
        </text:list-item>
        <text:list-item>
          <text:p text:style-name="P188"><text:span text:style-name="Strong_20_Emphasis">Step 4:</text:span> You’ll see the permissions in the format like <text:span text:style-name="Source_20_Text">-rw-r--r--</text:span> for files and <text:span text:style-name="Source_20_Text">drwxr-xr-x</text:span> for directories. For files, the permissions should be <text:span text:style-name="Source_20_Text">644</text:span>, and for directories, it should be <text:span text:style-name="Source_20_Text">755</text:span>. </text:p>
        </text:list-item>
        <text:list-item>
          <text:p text:style-name="P188"><text:span text:style-name="Strong_20_Emphasis">Step 5:</text:span> If the permissions are incorrect, you can use the <text:span text:style-name="Source_20_Text">chmod</text:span> command to change them: </text:p>
          <text:list>
            <text:list-item>
              <text:p text:style-name="P105">To set the correct permissions for a file: </text:p>
              <text:p text:style-name="P21"><text:span text:style-name="Source_20_Text">chmod 644 your-image.jpg</text:span></text:p>
            </text:list-item>
            <text:list-item>
              <text:p text:style-name="P105">To set the correct permissions for a directory: </text:p>
              <text:p text:style-name="P21"><text:span text:style-name="Source_20_Text">chmod 755 your-folder</text:span></text:p>
            </text:list-item>
          </text:list>
        </text:list-item>
      </text:list>
      <text:h text:style-name="Heading_20_3" text:outline-level="3">4. <text:span text:style-name="Strong_20_Emphasis">Using WordPress Plugins (optional)</text:span></text:h>
      <text:list xml:id="list4608565986368854591" text:style-name="L82">
        <text:list-item>
          <text:p text:style-name="P106">Some plugins (like <text:span text:style-name="Strong_20_Emphasis">WP File Manager</text:span>) can also be used to check and modify file permissions from within the WordPress dashboard. </text:p>
        </text:list-item>
      </text:list>
      <text:p text:style-name="Horizontal_20_Line"/>
      <text:h text:style-name="Heading_20_3" text:outline-level="3">Summary of Correct Permissions:</text:h>
      <text:list xml:id="list7457039693181609672" text:style-name="L83">
        <text:list-item>
          <text:p text:style-name="P189"><text:span text:style-name="Strong_20_Emphasis">Files:</text:span> <text:span text:style-name="Source_20_Text">644</text:span> (Owner: Read &amp; Write, Group: Read, Public: Read) </text:p>
        </text:list-item>
        <text:list-item>
          <text:p text:style-name="P107"><text:span text:style-name="Strong_20_Emphasis">Folders:</text:span> <text:span text:style-name="Source_20_Text">755</text:span> (Owner: Read, Write &amp; Execute, Group: Read &amp; Execute, Public: Read &amp; Execute) </text:p>
        </text:list-item>
      </text:list>
      <text:p text:style-name="Text_20_body">These are the most common settings that allow the server to serve the images correctly to visitors while ensuring security.</text:p>
      <text:p text:style-name="P1"/>
      <text:p text:style-name="P1">How to solve this (http access)</text:p>
      <text:p text:style-name="P1"/>
      <text:p text:style-name="P7">To solve issues related to <text:span text:style-name="Strong_20_Emphasis">hotlink protection</text:span>, which can prevent your images from being displayed correctly on your WordPress site, follow these steps:</text:p>
      <text:h text:style-name="Heading_20_3" text:outline-level="3">1. <text:span text:style-name="Strong_20_Emphasis">Check </text:span><text:span text:style-name="Strong_20_Emphasis"><text:span text:style-name="Source_20_Text">.htaccess</text:span></text:span><text:span text:style-name="Strong_20_Emphasis"> File for Hotlink Protection Rules</text:span></text:h>
      <text:p text:style-name="Text_20_body">Hotlink protection is often managed through the <text:span text:style-name="Source_20_Text">.htaccess</text:span> file in your WordPress root directory. If this is set up incorrectly, it might block access to your images. Here's how you can check and modify it:</text:p>
      <text:h text:style-name="Heading_20_4" text:outline-level="4"><text:span text:style-name="Strong_20_Emphasis">Access </text:span><text:span text:style-name="Strong_20_Emphasis"><text:span text:style-name="Source_20_Text">.htaccess</text:span></text:span><text:span text:style-name="Strong_20_Emphasis"> File:</text:span></text:h>
      <text:list xml:id="list6744788205407073261" text:style-name="L84">
        <text:list-item>
          <text:p text:style-name="P190"><text:span text:style-name="Strong_20_Emphasis">Via FTP/SFTP:</text:span> </text:p>
          <text:list>
            <text:list-item>
              <text:p text:style-name="P190">Connect to your website via an FTP client (like FileZilla) or SFTP. </text:p>
            </text:list-item>
            <text:list-item>
              <text:p text:style-name="P190">Navigate to the <text:span text:style-name="Strong_20_Emphasis">root directory</text:span> of your WordPress installation, typically where the <text:span text:style-name="Source_20_Text">wp-admin</text:span>, <text:span text:style-name="Source_20_Text">wp-content</text:span>, and <text:span text:style-name="Source_20_Text">wp-includes</text:span> folders are. </text:p>
            </text:list-item>
            <text:list-item>
              <text:p text:style-name="P190"><text:soft-page-break/>Look for the <text:span text:style-name="Source_20_Text">.htaccess</text:span> file in this folder. (If you can’t find it, make sure you have enabled "show hidden files" in your FTP client.) </text:p>
            </text:list-item>
          </text:list>
        </text:list-item>
        <text:list-item>
          <text:p text:style-name="P190"><text:span text:style-name="Strong_20_Emphasis">Via cPanel:</text:span> </text:p>
          <text:list>
            <text:list-item>
              <text:p text:style-name="P190">Log into your hosting account’s <text:span text:style-name="Strong_20_Emphasis">cPanel</text:span>. </text:p>
            </text:list-item>
            <text:list-item>
              <text:p text:style-name="P190">Open the <text:span text:style-name="Strong_20_Emphasis">File Manager</text:span>. </text:p>
            </text:list-item>
            <text:list-item>
              <text:p text:style-name="P190">Navigate to the root directory of your WordPress site. </text:p>
            </text:list-item>
            <text:list-item>
              <text:p text:style-name="P108">Look for the <text:span text:style-name="Source_20_Text">.htaccess</text:span> file. </text:p>
            </text:list-item>
          </text:list>
        </text:list-item>
      </text:list>
      <text:h text:style-name="Heading_20_4" text:outline-level="4"><text:span text:style-name="Strong_20_Emphasis">Modify </text:span><text:span text:style-name="Strong_20_Emphasis"><text:span text:style-name="Source_20_Text">.htaccess</text:span></text:span><text:span text:style-name="Strong_20_Emphasis">:</text:span></text:h>
      <text:list xml:id="list4065584742642292014" text:style-name="L85">
        <text:list-item>
          <text:p text:style-name="P109">Open the <text:span text:style-name="Source_20_Text">.htaccess</text:span> file in a text editor (either via FTP or cPanel).</text:p>
        </text:list-item>
        <text:list-item>
          <text:p text:style-name="P109">Look for <text:span text:style-name="Strong_20_Emphasis">hotlink protection code</text:span>. It typically looks something like this:</text:p>
          <text:p text:style-name="P14"><text:span text:style-name="Source_20_Text">RewriteEngine On</text:span></text:p>
          <text:p text:style-name="P14"><text:span text:style-name="Source_20_Text">RewriteCond %{HTTP_REFERER} !^http://(www\.)?yoursite\.com/ [NC]</text:span></text:p>
          <text:p text:style-name="P14"><text:span text:style-name="Source_20_Text">RewriteCond %{HTTP_REFERER} !^https://(www\.)?yoursite\.com/ [NC]</text:span></text:p>
          <text:p text:style-name="P22"><text:span text:style-name="Source_20_Text">RewriteRule \.(jpg|jpeg|png|gif)$ - [F,NC]</text:span></text:p>
        </text:list-item>
        <text:list-item>
          <text:p text:style-name="P109">If you see such code, it may be blocking requests from other domains, including your own website. You need to either:</text:p>
          <text:list>
            <text:list-item>
              <text:p text:style-name="P109"><text:span text:style-name="Strong_20_Emphasis">Add your domain</text:span> to the list of allowed referers, like so: </text:p>
              <text:p text:style-name="P14"><text:span text:style-name="Source_20_Text">RewriteCond %{HTTP_REFERER} !^https://(www\.)?yoursite\.com/ [NC]</text:span></text:p>
              <text:p text:style-name="P22"><text:span text:style-name="Source_20_Text">RewriteCond %{HTTP_REFERER} !^https://(www\.)?yourdomain\.com/ [NC] <text:s/># Add your domain here</text:span></text:p>
            </text:list-item>
            <text:list-item>
              <text:p text:style-name="P191"><text:span text:style-name="Strong_20_Emphasis">Remove the hotlink protection code</text:span> altogether (if it's not needed). </text:p>
            </text:list-item>
          </text:list>
        </text:list-item>
        <text:list-item>
          <text:p text:style-name="P109"><text:span text:style-name="Strong_20_Emphasis">Save</text:span> the <text:span text:style-name="Source_20_Text">.htaccess</text:span> file after making changes.</text:p>
        </text:list-item>
      </text:list>
      <text:h text:style-name="Heading_20_3" text:outline-level="3">2. <text:span text:style-name="Strong_20_Emphasis">Disable Hotlink Protection via Hosting Control Panel (if applicable)</text:span></text:h>
      <text:p text:style-name="Text_20_body">Some hosting providers offer hotlink protection features through their control panels (such as cPanel or other hosting dashboards). To disable or modify hotlink protection:</text:p>
      <text:list xml:id="list4828373761173252668" text:style-name="L86">
        <text:list-item>
          <text:p text:style-name="P192"><text:span text:style-name="Strong_20_Emphasis">Login to your hosting control panel</text:span> (like cPanel). </text:p>
        </text:list-item>
        <text:list-item>
          <text:p text:style-name="P192"><text:span text:style-name="Strong_20_Emphasis">Locate Hotlink Protection Settings</text:span>: </text:p>
          <text:list>
            <text:list-item>
              <text:p text:style-name="P192">In <text:span text:style-name="Strong_20_Emphasis">cPanel</text:span>, this can usually be found under <text:span text:style-name="Strong_20_Emphasis">Security</text:span> &gt; <text:span text:style-name="Strong_20_Emphasis">Hotlink Protection</text:span>. </text:p>
            </text:list-item>
          </text:list>
        </text:list-item>
        <text:list-item>
          <text:p text:style-name="P192"><text:span text:style-name="Strong_20_Emphasis">Disable or Adjust Hotlink Protection</text:span>: </text:p>
          <text:list>
            <text:list-item>
              <text:p text:style-name="P110">You may have the option to <text:span text:style-name="Strong_20_Emphasis">disable</text:span> hotlink protection entirely, or to <text:span text:style-name="Strong_20_Emphasis">whitelist</text:span> your own domain so it is allowed to display images. </text:p>
            </text:list-item>
          </text:list>
        </text:list-item>
      </text:list>
      <text:h text:style-name="Heading_20_3" text:outline-level="3">3. <text:span text:style-name="Strong_20_Emphasis">Check Security Plugins for Hotlink Protection</text:span></text:h>
      <text:p text:style-name="Text_20_body">If you're using security plugins in WordPress, some might have hotlink protection enabled by default. Here's how to check and disable it:</text:p>
      <text:h text:style-name="Heading_20_4" text:outline-level="4"><text:span text:style-name="Strong_20_Emphasis">Common Security Plugins to Check:</text:span></text:h>
      <text:list xml:id="list3560124585298641463" text:style-name="L87">
        <text:list-item>
          <text:p text:style-name="P111"><text:span text:style-name="Strong_20_Emphasis">Wordfence:</text:span></text:p>
          <text:list>
            <text:list-item>
              <text:p text:style-name="P193">In your WordPress dashboard, go to <text:span text:style-name="Strong_20_Emphasis">Wordfence &gt; All Options</text:span>. </text:p>
            </text:list-item>
            <text:list-item>
              <text:p text:style-name="P193">Look for any settings related to <text:span text:style-name="Strong_20_Emphasis">hotlink protection</text:span> or <text:span text:style-name="Strong_20_Emphasis">image blocking</text:span>. If it's enabled, you can disable it or whitelist your domain. </text:p>
            </text:list-item>
          </text:list>
        </text:list-item>
        <text:list-item>
          <text:p text:style-name="P111"><text:span text:style-name="Strong_20_Emphasis">iThemes Security:</text:span></text:p>
          <text:list>
            <text:list-item>
              <text:p text:style-name="P193"><text:soft-page-break/>In your WordPress dashboard, go to <text:span text:style-name="Strong_20_Emphasis">Security &gt; Settings</text:span>. </text:p>
            </text:list-item>
            <text:list-item>
              <text:p text:style-name="P193">Look for any options related to <text:span text:style-name="Strong_20_Emphasis">hotlinking</text:span> and adjust accordingly. </text:p>
            </text:list-item>
          </text:list>
        </text:list-item>
        <text:list-item>
          <text:p text:style-name="P111"><text:span text:style-name="Strong_20_Emphasis">WP Security (or other security plugins):</text:span></text:p>
          <text:list>
            <text:list-item>
              <text:p text:style-name="P111">Check the <text:span text:style-name="Strong_20_Emphasis">settings</text:span> of your security plugin for any hotlinking-related options and disable them if necessary. </text:p>
            </text:list-item>
          </text:list>
        </text:list-item>
      </text:list>
      <text:h text:style-name="Heading_20_3" text:outline-level="3">4. <text:span text:style-name="Strong_20_Emphasis">Check for Caching or CDN Issues</text:span></text:h>
      <text:p text:style-name="Text_20_body">If you're using a caching plugin (like W3 Total Cache or WP Rocket) or a CDN (like Cloudflare), they might also have their own hotlink protection settings. These could interfere with image loading.</text:p>
      <text:h text:style-name="Heading_20_4" text:outline-level="4"><text:span text:style-name="Strong_20_Emphasis">Cloudflare:</text:span></text:h>
      <text:list xml:id="list826884917842546609" text:style-name="L88">
        <text:list-item>
          <text:p text:style-name="P194">Log into your Cloudflare account. </text:p>
        </text:list-item>
        <text:list-item>
          <text:p text:style-name="P194">Go to the <text:span text:style-name="Strong_20_Emphasis">Firewall</text:span> section and check the <text:span text:style-name="Strong_20_Emphasis">Hotlink Protection</text:span> settings. </text:p>
        </text:list-item>
        <text:list-item>
          <text:p text:style-name="P112">If it's enabled, you can either disable it or whitelist your domain. </text:p>
        </text:list-item>
      </text:list>
      <text:h text:style-name="Heading_20_4" text:outline-level="4"><text:span text:style-name="Strong_20_Emphasis">Caching Plugins:</text:span></text:h>
      <text:list xml:id="list5032977681809323610" text:style-name="L89">
        <text:list-item>
          <text:p text:style-name="P195">Clear the cache from your caching plugin. </text:p>
        </text:list-item>
        <text:list-item>
          <text:p text:style-name="P113">Check if there are any <text:span text:style-name="Strong_20_Emphasis">advanced settings</text:span> that control how content (like images) is served, and adjust accordingly. </text:p>
        </text:list-item>
      </text:list>
      <text:h text:style-name="Heading_20_3" text:outline-level="3">5. <text:span text:style-name="Strong_20_Emphasis">Test After Changes</text:span></text:h>
      <text:p text:style-name="Text_20_body">After making these changes:</text:p>
      <text:list xml:id="list6726504899599495118" text:style-name="L90">
        <text:list-item>
          <text:p text:style-name="P196">Clear your browser cache. </text:p>
        </text:list-item>
        <text:list-item>
          <text:p text:style-name="P114">Refresh your WordPress site and check if the images now display properly. </text:p>
        </text:list-item>
      </text:list>
      <text:p text:style-name="Horizontal_20_Line"/>
      <text:p text:style-name="Text_20_body">By following these steps, you should be able to resolve the issue of hotlink protection preventing images from displaying. If you need further assistance, feel free to let me know!</text:p>
      <text:p text:style-name="P1"># BEGIN WordPress # The directives (lines) between "BEGIN WordPress" and "END WordPress" are # dynamically generated, and should only be modified via WordPress filters. # Any changes to the directives between these markers will be overwritten. &lt;IfModule mod_rewrite.c&gt; RewriteEngine On RewriteRule .* - [E=HTTP_AUTHORIZATION:%{HTTP:Authorization}] RewriteBase / RewriteRule ^index\.php$ - [L] RewriteCond %{REQUEST_FILENAME} !-f RewriteCond %{REQUEST_FILENAME} !-d RewriteRule . /index.php [L] &lt;/IfModule&gt; # END WordPress this is my code modify it so that it can accept request in my site for image and any files </text:p>
      <text:p text:style-name="P1"/>
      <text:p text:style-name="P7">To modify your <text:span text:style-name="Source_20_Text">.htaccess</text:span> file to ensure that it accepts requests for images and other file types, you'll need to adjust the rules slightly to allow those files to be served properly. Here's an updated version of your <text:span text:style-name="Source_20_Text">.htaccess</text:span> file with added rules to ensure images and files (such as <text:span text:style-name="Source_20_Text">.jpg</text:span>, <text:span text:style-name="Source_20_Text">.png</text:span>, <text:span text:style-name="Source_20_Text">.gif</text:span>, <text:span text:style-name="Source_20_Text">.pdf</text:span>, etc.) are served correctly, while still maintaining WordPress's basic functionality.</text:p>
      <text:h text:style-name="Heading_20_3" text:outline-level="3">Modified <text:span text:style-name="Source_20_Text">.htaccess</text:span>:</text:h>
      <text:p text:style-name="Preformatted_20_Text"><text:span text:style-name="Source_20_Text"># BEGIN WordPress</text:span></text:p>
      <text:p text:style-name="Preformatted_20_Text"><text:span text:style-name="Source_20_Text"># The directives (lines) between "BEGIN WordPress" and "END WordPress" are</text:span></text:p>
      <text:p text:style-name="Preformatted_20_Text"><text:soft-page-break/><text:span text:style-name="Source_20_Text"># dynamically generated, and should only be modified via WordPress filters.</text:span></text:p>
      <text:p text:style-name="Preformatted_20_Text"><text:span text:style-name="Source_20_Text"># Any changes to the directives between these markers will be overwritten.</text:span></text:p>
      <text:p text:style-name="Preformatted_20_Text"><text:span text:style-name="Source_20_Text">&lt;IfModule mod_rewrite.c&gt;</text:span></text:p>
      <text:p text:style-name="Preformatted_20_Text"><text:span text:style-name="Source_20_Text">RewriteEngine On</text:span></text:p>
      <text:p text:style-name="Preformatted_20_Text"><text:span text:style-name="Source_20_Text">RewriteRule .* - [E=HTTP_AUTHORIZATION:%{HTTP:Authorization}]</text:span></text:p>
      <text:p text:style-name="Preformatted_20_Text"><text:span text:style-name="Source_20_Text">RewriteBase /</text:span></text:p>
      <text:p text:style-name="Preformatted_20_Text"/>
      <text:p text:style-name="Preformatted_20_Text"><text:span text:style-name="Source_20_Text"># Allow image and other file types to be served directly</text:span></text:p>
      <text:p text:style-name="Preformatted_20_Text"><text:span text:style-name="Source_20_Text">RewriteCond %{REQUEST_FILENAME} -f</text:span></text:p>
      <text:p text:style-name="Preformatted_20_Text"><text:span text:style-name="Source_20_Text">RewriteCond %{REQUEST_FILENAME} \.(jpg|jpeg|png|gif|bmp|tiff|pdf|svg|ico|webp)$ [NC]</text:span></text:p>
      <text:p text:style-name="Preformatted_20_Text"><text:span text:style-name="Source_20_Text">RewriteRule ^.*$ - [L]</text:span></text:p>
      <text:p text:style-name="Preformatted_20_Text"/>
      <text:p text:style-name="Preformatted_20_Text"><text:span text:style-name="Source_20_Text">RewriteRule ^index\.php$ - [L]</text:span></text:p>
      <text:p text:style-name="Preformatted_20_Text"><text:span text:style-name="Source_20_Text">RewriteCond %{REQUEST_FILENAME} !-f</text:span></text:p>
      <text:p text:style-name="Preformatted_20_Text"><text:span text:style-name="Source_20_Text">RewriteCond %{REQUEST_FILENAME} !-d</text:span></text:p>
      <text:p text:style-name="Preformatted_20_Text"><text:span text:style-name="Source_20_Text">RewriteRule . /index.php [L]</text:span></text:p>
      <text:p text:style-name="Preformatted_20_Text"><text:span text:style-name="Source_20_Text">&lt;/IfModule&gt;</text:span></text:p>
      <text:p text:style-name="Preformatted_20_Text"/>
      <text:p text:style-name="P8"><text:span text:style-name="Source_20_Text"># END WordPress</text:span></text:p>
      <text:h text:style-name="Heading_20_3" text:outline-level="3">Key Changes:</text:h>
      <text:list xml:id="list1022449306831508811" text:style-name="L91">
        <text:list-item>
          <text:p text:style-name="P115"><text:span text:style-name="Strong_20_Emphasis">Allowing image files and other files</text:span>:<text:line-break/>This part:</text:p>
          <text:p text:style-name="P15"><text:span text:style-name="Source_20_Text">RewriteCond %{REQUEST_FILENAME} -f</text:span></text:p>
          <text:p text:style-name="P15"><text:span text:style-name="Source_20_Text">RewriteCond %{REQUEST_FILENAME} \.(jpg|jpeg|png|gif|bmp|tiff|pdf|svg|ico|webp)$ [NC]</text:span></text:p>
          <text:p text:style-name="P23"><text:span text:style-name="Source_20_Text">RewriteRule ^.*$ - [L]</text:span></text:p>
          <text:p text:style-name="P115">This allows requests for image files (such as <text:span text:style-name="Source_20_Text">.jpg</text:span>, <text:span text:style-name="Source_20_Text">.jpeg</text:span>, <text:span text:style-name="Source_20_Text">.png</text:span>, <text:span text:style-name="Source_20_Text">.gif</text:span>, etc.), PDF files, SVGs, and other commonly used media to be served directly by the server, without being rerouted through WordPress's <text:span text:style-name="Source_20_Text">index.php</text:span>.</text:p>
        </text:list-item>
        <text:list-item>
          <text:p text:style-name="P115"><text:span text:style-name="Strong_20_Emphasis">Order of rules</text:span>:<text:line-break/>The <text:span text:style-name="Source_20_Text">RewriteCond</text:span> rules ensure that only specific file types (like images) are excluded from the WordPress rewrite logic, letting them be served by the server as normal files.</text:p>
        </text:list-item>
      </text:list>
      <text:h text:style-name="Heading_20_3" text:outline-level="3">How This Works:</text:h>
      <text:list xml:id="list5503193803995984855" text:style-name="L92">
        <text:list-item>
          <text:p text:style-name="P197">The first set of <text:span text:style-name="Source_20_Text">RewriteCond</text:span> checks if the requested file exists and is one of the listed image or file types (e.g., <text:span text:style-name="Source_20_Text">.jpg</text:span>, <text:span text:style-name="Source_20_Text">.png</text:span>, <text:span text:style-name="Source_20_Text">.pdf</text:span>, etc.). </text:p>
        </text:list-item>
        <text:list-item>
          <text:p text:style-name="P197">If the file is found, it will be served directly (<text:span text:style-name="Source_20_Text">RewriteRule ^.*$ - [L]</text:span>). </text:p>
        </text:list-item>
        <text:list-item>
          <text:p text:style-name="P116">If the requested file is not an image or allowed file, the request will continue to WordPress (<text:span text:style-name="Source_20_Text">RewriteRule . /index.php [L]</text:span>). </text:p>
        </text:list-item>
      </text:list>
      <text:h text:style-name="Heading_20_3" text:outline-level="3">Important Notes:</text:h>
      <text:list xml:id="list5700379012399691253" text:style-name="L93">
        <text:list-item>
          <text:p text:style-name="P198">You can add or remove file types in the <text:span text:style-name="Source_20_Text">RewriteCond</text:span> based on what kind of files you need to allow. </text:p>
        </text:list-item>
        <text:list-item>
          <text:p text:style-name="P117">If you need other types of files (like <text:span text:style-name="Source_20_Text">.mp4</text:span>, <text:span text:style-name="Source_20_Text">.zip</text:span>, etc.) to be accessible, simply add them to the list. For example: </text:p>
          <text:p text:style-name="P24"><text:span text:style-name="Source_20_Text">\.(jpg|jpeg|png|gif|bmp|tiff|pdf|svg|ico|webp|mp4|zip|txt)$</text:span></text:p>
        </text:list-item>
        <text:list-item>
          <text:p text:style-name="P117"><text:span text:style-name="Strong_20_Emphasis">Make sure you backup</text:span> your <text:span text:style-name="Source_20_Text">.htaccess</text:span> file before making any changes, in case you <text:soft-page-break/>need to restore it. </text:p>
        </text:list-item>
      </text:list>
      <text:p text:style-name="Text_20_body">After saving these changes to your <text:span text:style-name="Source_20_Text">.htaccess</text:span>, try refreshing your website and check if images and files are being served properly! Let me know if you run into any issues.</text:p>
      <text:p text:style-name="P1">How to prevent the execution of onclick of parent if the child button was clicked </text:p>
      <text:p text:style-name="P1"/>
      <text:p text:style-name="P5">To prevent the execution of a parent element's <text:span text:style-name="Source_20_Text">onclick</text:span> event when a child button is clicked, you can use the <text:span text:style-name="Source_20_Text">event.stopPropagation()</text:span> method in the child button's <text:span text:style-name="Source_20_Text">onclick</text:span> handler. This will stop the event from bubbling up to the parent element.</text:p>
      <text:p text:style-name="Text_20_body">Here's an example:</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2"/>&lt;meta charset="UTF-8"&gt;</text:span></text:p>
      <text:p text:style-name="Preformatted_20_Text"><text:span text:style-name="Source_20_Text"><text:s text:c="2"/>&lt;meta name="viewport" content="width=device-width, initial-scale=1.0"&gt;</text:span></text:p>
      <text:p text:style-name="Preformatted_20_Text"><text:span text:style-name="Source_20_Text"><text:s text:c="2"/>&lt;title&gt;Prevent Parent Click&lt;/title&gt;</text:span></text:p>
      <text:p text:style-name="Preformatted_20_Text"><text:span text:style-name="Source_20_Text"><text:s text:c="2"/>&lt;script&gt;</text:span></text:p>
      <text:p text:style-name="Preformatted_20_Text"><text:span text:style-name="Source_20_Text"><text:s text:c="4"/>function parentClick() {</text:span></text:p>
      <text:p text:style-name="Preformatted_20_Text"><text:span text:style-name="Source_20_Text"><text:s text:c="6"/>alert("Parent clicked!");</text:span></text:p>
      <text:p text:style-name="Preformatted_20_Text"><text:span text:style-name="Source_20_Text"><text:s text:c="4"/>}</text:span></text:p>
      <text:p text:style-name="Preformatted_20_Text"/>
      <text:p text:style-name="Preformatted_20_Text"><text:span text:style-name="Source_20_Text"><text:s text:c="4"/>function childClick(event) {</text:span></text:p>
      <text:p text:style-name="Preformatted_20_Text"><text:span text:style-name="Source_20_Text"><text:s text:c="6"/>// Prevent the click event from propagating to the parent</text:span></text:p>
      <text:p text:style-name="Preformatted_20_Text"><text:span text:style-name="Source_20_Text"><text:s text:c="6"/>event.stopPropagation();</text:span></text:p>
      <text:p text:style-name="Preformatted_20_Text"><text:span text:style-name="Source_20_Text"><text:s text:c="6"/>alert("Child button clicked!");</text:span></text:p>
      <text:p text:style-name="Preformatted_20_Text"><text:span text:style-name="Source_20_Text"><text:s text:c="4"/>}</text:span></text:p>
      <text:p text:style-name="Preformatted_20_Text"><text:span text:style-name="Source_20_Text"><text:s text:c="2"/>&lt;/script&gt;</text:span></text:p>
      <text:p text:style-name="Preformatted_20_Text"><text:span text:style-name="Source_20_Text">&lt;/head&gt;</text:span></text:p>
      <text:p text:style-name="Preformatted_20_Text"><text:span text:style-name="Source_20_Text">&lt;body&gt;</text:span></text:p>
      <text:p text:style-name="Preformatted_20_Text"/>
      <text:p text:style-name="Preformatted_20_Text"><text:span text:style-name="Source_20_Text"><text:s text:c="2"/>&lt;div onclick="parentClick()"&gt;</text:span></text:p>
      <text:p text:style-name="Preformatted_20_Text"><text:span text:style-name="Source_20_Text"><text:s text:c="4"/>&lt;button onclick="childClick(event)"&gt;Click me (child)&lt;/button&gt;</text:span></text:p>
      <text:p text:style-name="Preformatted_20_Text"><text:span text:style-name="Source_20_Text"><text:s text:c="2"/>&lt;/div&gt;</text:span></text:p>
      <text:p text:style-name="Preformatted_20_Text"/>
      <text:p text:style-name="Preformatted_20_Text"><text:span text:style-name="Source_20_Text">&lt;/body&gt;</text:span></text:p>
      <text:p text:style-name="P8"><text:span text:style-name="Source_20_Text">&lt;/html&gt;</text:span></text:p>
      <text:h text:style-name="Heading_20_3" text:outline-level="3">How it works:</text:h>
      <text:list xml:id="list5574550532415310329" text:style-name="L94">
        <text:list-item>
          <text:p text:style-name="P199">When you click the button, it triggers the <text:span text:style-name="Source_20_Text">childClick</text:span> function. </text:p>
        </text:list-item>
        <text:list-item>
          <text:p text:style-name="P199">Inside the <text:span text:style-name="Source_20_Text">childClick</text:span> function, <text:span text:style-name="Source_20_Text">event.stopPropagation()</text:span> is called to prevent the click event from reaching the parent <text:span text:style-name="Source_20_Text">div</text:span>. </text:p>
        </text:list-item>
        <text:list-item>
          <text:p text:style-name="P118">As a result, the parent <text:span text:style-name="Source_20_Text">div</text:span>'s <text:span text:style-name="Source_20_Text">onclick</text:span> function is not executed, and only the child button's action occurs. </text:p>
        </text:list-item>
      </text:list>
      <text:p text:style-name="Text_20_body">This is the standard approach to stop event bubbling in JavaScript.</text:p>
      <text:p text:style-name="P1">i want to give flex basis(third value in flex) non auto </text:p>
      <text:p text:style-name="P1"/>
      <text:p text:style-name="P2">set flex basis to 0 or third value in flex to zero to make them start growing from the 0 size (means same reference from start(who knows))</text:p>
      <text:p text:style-name="P2"/>
      <text:p text:style-name="P1">how to make object in php </text:p>
      <text:p text:style-name="P1"/>
      <text:p text:style-name="P5">To create an object in PHP, you need to define a <text:span text:style-name="Strong_20_Emphasis">class</text:span> and then instantiate the object using the <text:span text:style-name="Source_20_Text">new</text:span> keyword. Here's an example of how to create a simple object in PHP:</text:p>
      <text:h text:style-name="Heading_20_3" text:outline-level="3"><text:soft-page-break/>1. Define a Class</text:h>
      <text:p text:style-name="Text_20_body">A class is a blueprint for creating objects. You define a class using the <text:span text:style-name="Source_20_Text">class</text:span> keyword.</text:p>
      <text:p text:style-name="Preformatted_20_Text"><text:span text:style-name="Source_20_Text">&lt;?php</text:span></text:p>
      <text:p text:style-name="Preformatted_20_Text"><text:span text:style-name="Source_20_Text">class Car {</text:span></text:p>
      <text:p text:style-name="Preformatted_20_Text"><text:span text:style-name="Source_20_Text"><text:s text:c="4"/>// Properties</text:span></text:p>
      <text:p text:style-name="Preformatted_20_Text"><text:span text:style-name="Source_20_Text"><text:s text:c="4"/>public $brand;</text:span></text:p>
      <text:p text:style-name="Preformatted_20_Text"><text:span text:style-name="Source_20_Text"><text:s text:c="4"/>public $color;</text:span></text:p>
      <text:p text:style-name="Preformatted_20_Text"><text:span text:style-name="Source_20_Text"><text:s text:c="4"/></text:span></text:p>
      <text:p text:style-name="Preformatted_20_Text"><text:span text:style-name="Source_20_Text"><text:s text:c="4"/>// Constructor</text:span></text:p>
      <text:p text:style-name="Preformatted_20_Text"><text:span text:style-name="Source_20_Text"><text:s text:c="4"/>public function __construct($brand, $color) {</text:span></text:p>
      <text:p text:style-name="Preformatted_20_Text"><text:span text:style-name="Source_20_Text"><text:s text:c="8"/>$this-&gt;brand = $brand;</text:span></text:p>
      <text:p text:style-name="Preformatted_20_Text"><text:span text:style-name="Source_20_Text"><text:s text:c="8"/>$this-&gt;color = $color;</text:span></text:p>
      <text:p text:style-name="Preformatted_20_Text"><text:span text:style-name="Source_20_Text"><text:s text:c="4"/>}</text:span></text:p>
      <text:p text:style-name="Preformatted_20_Text"/>
      <text:p text:style-name="Preformatted_20_Text"><text:span text:style-name="Source_20_Text"><text:s text:c="4"/>// Method</text:span></text:p>
      <text:p text:style-name="Preformatted_20_Text"><text:span text:style-name="Source_20_Text"><text:s text:c="4"/>public function getCarInfo() {</text:span></text:p>
      <text:p text:style-name="Preformatted_20_Text"><text:span text:style-name="Source_20_Text"><text:s text:c="8"/>return "This is a $this-&gt;color $this-&gt;brand.";</text:span></text:p>
      <text:p text:style-name="Preformatted_20_Text"><text:span text:style-name="Source_20_Text"><text:s text:c="4"/>}</text:span></text:p>
      <text:p text:style-name="Preformatted_20_Text"><text:span text:style-name="Source_20_Text">}</text:span></text:p>
      <text:p text:style-name="P8"><text:span text:style-name="Source_20_Text">?&gt;</text:span></text:p>
      <text:h text:style-name="Heading_20_3" text:outline-level="3">2. Instantiate an Object</text:h>
      <text:p text:style-name="Text_20_body">Once you have a class, you can create an object using the <text:span text:style-name="Source_20_Text">new</text:span> keyword.</text:p>
      <text:p text:style-name="Preformatted_20_Text"><text:span text:style-name="Source_20_Text">&lt;?php</text:span></text:p>
      <text:p text:style-name="Preformatted_20_Text"><text:span text:style-name="Source_20_Text">// Create an object of the Car class</text:span></text:p>
      <text:p text:style-name="Preformatted_20_Text"><text:span text:style-name="Source_20_Text">$myCar = new Car("Toyota", "Red");</text:span></text:p>
      <text:p text:style-name="Preformatted_20_Text"/>
      <text:p text:style-name="Preformatted_20_Text"><text:span text:style-name="Source_20_Text">// Access a method of the object</text:span></text:p>
      <text:p text:style-name="Preformatted_20_Text"><text:span text:style-name="Source_20_Text">echo $myCar-&gt;getCarInfo();</text:span></text:p>
      <text:p text:style-name="P8"><text:span text:style-name="Source_20_Text">?&gt;</text:span></text:p>
      <text:h text:style-name="Heading_20_3" text:outline-level="3">Output:</text:h>
      <text:p text:style-name="P8"><text:span text:style-name="Source_20_Text">This is a Red Toyota.</text:span></text:p>
      <text:h text:style-name="Heading_20_3" text:outline-level="3">Explanation:</text:h>
      <text:list xml:id="list5147020286744169707" text:style-name="L95">
        <text:list-item>
          <text:p text:style-name="P200">The <text:span text:style-name="Strong_20_Emphasis"><text:span text:style-name="Source_20_Text">Car</text:span></text:span> class has properties like <text:span text:style-name="Source_20_Text">$brand</text:span> and <text:span text:style-name="Source_20_Text">$color</text:span>, and a method <text:span text:style-name="Strong_20_Emphasis"><text:span text:style-name="Source_20_Text">getCarInfo()</text:span></text:span> to return information about the car. </text:p>
        </text:list-item>
        <text:list-item>
          <text:p text:style-name="P200">The <text:span text:style-name="Strong_20_Emphasis"><text:span text:style-name="Source_20_Text">__construct()</text:span></text:span> method is a <text:span text:style-name="Strong_20_Emphasis">constructor</text:span> that initializes an object with the given values. </text:p>
        </text:list-item>
        <text:list-item>
          <text:p text:style-name="P119">When you use <text:span text:style-name="Source_20_Text">$myCar = new Car("Toyota", "Red");</text:span>, you're creating an instance (object) of the <text:span text:style-name="Source_20_Text">Car</text:span> class with the brand "Toyota" and color "Red". </text:p>
        </text:list-item>
      </text:list>
      <text:p text:style-name="Text_20_body">This is how you create and work with objects in PHP. Let me know if you need further clarification or additional examples!</text:p>
      <text:p text:style-name="P7">can we make an object by brackets like in js and then give it to a variable </text:p>
      <text:p text:style-name="P7">In PHP, objects are typically created by defining a class and then instantiating the class with the <text:span text:style-name="Source_20_Text">new</text:span> keyword. However, PHP does not support object creation using <text:span text:style-name="Strong_20_Emphasis">literal object notation</text:span> like JavaScript (e.g., <text:span text:style-name="Source_20_Text">{}</text:span> to create an object).</text:p>
      <text:p text:style-name="Text_20_body">In JavaScript, you can create an object with brackets like this:</text:p>
      <text:p text:style-name="P8"><text:soft-page-break/><text:span text:style-name="Source_20_Text">let obj = { brand: "Toyota", color: "Red" };</text:span></text:p>
      <text:p text:style-name="Text_20_body">In PHP, there is no direct equivalent to this syntax, but you can use <text:span text:style-name="Strong_20_Emphasis">associative arrays</text:span> to achieve similar behavior. If you want something like a plain object with key-value pairs, you can use an associative array instead. Here’s how you can do that:</text:p>
      <text:h text:style-name="Heading_20_3" text:outline-level="3">Using an Associative Array in PHP</text:h>
      <text:p text:style-name="Preformatted_20_Text"><text:span text:style-name="Source_20_Text">&lt;?php</text:span></text:p>
      <text:p text:style-name="Preformatted_20_Text"><text:span text:style-name="Source_20_Text">// Create an associative array like a plain object</text:span></text:p>
      <text:p text:style-name="Preformatted_20_Text"><text:span text:style-name="Source_20_Text">$obj = [</text:span></text:p>
      <text:p text:style-name="Preformatted_20_Text"><text:span text:style-name="Source_20_Text"><text:s text:c="4"/>"brand" =&gt; "Toyota",</text:span></text:p>
      <text:p text:style-name="Preformatted_20_Text"><text:span text:style-name="Source_20_Text"><text:s text:c="4"/>"color" =&gt; "Red"</text:span></text:p>
      <text:p text:style-name="Preformatted_20_Text"><text:span text:style-name="Source_20_Text">];</text:span></text:p>
      <text:p text:style-name="Preformatted_20_Text"/>
      <text:p text:style-name="Preformatted_20_Text"><text:span text:style-name="Source_20_Text">// Access the values</text:span></text:p>
      <text:p text:style-name="Preformatted_20_Text"><text:span text:style-name="Source_20_Text">echo "Brand: " . $obj['brand'] . "\n"; <text:s/>// Output: Brand: Toyota</text:span></text:p>
      <text:p text:style-name="Preformatted_20_Text"><text:span text:style-name="Source_20_Text">echo "Color: " . $obj['color'] . "\n"; <text:s/>// Output: Color: Red</text:span></text:p>
      <text:p text:style-name="P8"><text:span text:style-name="Source_20_Text">?&gt;</text:span></text:p>
      <text:h text:style-name="Heading_20_3" text:outline-level="3">Using an Anonymous Class</text:h>
      <text:p text:style-name="Text_20_body">If you want to create an <text:span text:style-name="Strong_20_Emphasis">object</text:span> in PHP without explicitly defining a class, you can use an <text:span text:style-name="Strong_20_Emphasis">anonymous class</text:span> (also called a class without a name) to achieve a similar result.</text:p>
      <text:p text:style-name="Preformatted_20_Text"><text:span text:style-name="Source_20_Text">&lt;?php</text:span></text:p>
      <text:p text:style-name="Preformatted_20_Text"><text:span text:style-name="Source_20_Text">// Create an anonymous class object</text:span></text:p>
      <text:p text:style-name="Preformatted_20_Text"><text:span text:style-name="Source_20_Text">$obj = new class {</text:span></text:p>
      <text:p text:style-name="Preformatted_20_Text"><text:span text:style-name="Source_20_Text"><text:s text:c="4"/>public $brand = "Toyota";</text:span></text:p>
      <text:p text:style-name="Preformatted_20_Text"><text:span text:style-name="Source_20_Text"><text:s text:c="4"/>public $color = "Red";</text:span></text:p>
      <text:p text:style-name="Preformatted_20_Text"><text:span text:style-name="Source_20_Text">};</text:span></text:p>
      <text:p text:style-name="Preformatted_20_Text"/>
      <text:p text:style-name="Preformatted_20_Text"><text:span text:style-name="Source_20_Text">// Access the properties</text:span></text:p>
      <text:p text:style-name="Preformatted_20_Text"><text:span text:style-name="Source_20_Text">echo "Brand: " . $obj-&gt;brand . "\n"; <text:s/>// Output: Brand: Toyota</text:span></text:p>
      <text:p text:style-name="Preformatted_20_Text"><text:span text:style-name="Source_20_Text">echo "Color: " . $obj-&gt;color . "\n"; <text:s/>// Output: Color: Red</text:span></text:p>
      <text:p text:style-name="P8"><text:span text:style-name="Source_20_Text">?&gt;</text:span></text:p>
      <text:h text:style-name="Heading_20_3" text:outline-level="3">Explanation:</text:h>
      <text:list xml:id="list654161633508828576" text:style-name="L96">
        <text:list-item>
          <text:p text:style-name="P201">The first approach uses an <text:span text:style-name="Strong_20_Emphasis">associative array</text:span>, which is a simple way to store key-value pairs, but it's not truly an object. </text:p>
        </text:list-item>
        <text:list-item>
          <text:p text:style-name="P120">The second approach uses an <text:span text:style-name="Strong_20_Emphasis">anonymous class</text:span> where you can define properties directly, similar to creating an object in JavaScript. </text:p>
        </text:list-item>
      </text:list>
      <text:p text:style-name="Text_20_body">If you need to do something more complex, like adding methods or specific functionality, using a class (even an anonymous one) is the best approach in PHP.</text:p>
      <text:p text:style-name="Text_20_body">Let me know if you need further details!</text:p>
      <text:p text:style-name="P7">convert upper case to lower case in php </text:p>
      <text:p text:style-name="P7">To convert a string from uppercase to lowercase in PHP, you can use the <text:span text:style-name="Source_20_Text">strtolower()</text:span> function. Here's an example:</text:p>
      <text:p text:style-name="Preformatted_20_Text"><text:span text:style-name="Source_20_Text">&lt;?php</text:span></text:p>
      <text:p text:style-name="Preformatted_20_Text"><text:span text:style-name="Source_20_Text">$uppercaseString = "HELLO WORLD";</text:span></text:p>
      <text:p text:style-name="Preformatted_20_Text"><text:span text:style-name="Source_20_Text">$lowercaseString = strtolower($uppercaseString);</text:span></text:p>
      <text:p text:style-name="Preformatted_20_Text"/>
      <text:p text:style-name="Preformatted_20_Text"><text:span text:style-name="Source_20_Text">echo $lowercaseString; <text:s/>// Output: hello world</text:span></text:p>
      <text:p text:style-name="P8"><text:span text:style-name="Source_20_Text">?&gt;</text:span></text:p>
      <text:p text:style-name="Text_20_body"><text:soft-page-break/>The <text:span text:style-name="Source_20_Text">strtolower()</text:span> function takes a string as input and returns a new string with all characters converted to lowercase.</text:p>
      <text:p text:style-name="P7">How to tell by the server to the client that api is being sent in php </text:p>
      <text:p text:style-name="P5"/>
      <text:h text:style-name="P9" text:outline-level="3">3. Example with PHP API Response:</text:h>
      <text:p text:style-name="P5"/>
      <text:p text:style-name="P5">&lt;?php<text:line-break/>// Set response headers<text:line-break/>header('Content-Type: application/json');<text:line-break/>header('HTTP/1.1 202 Accepted');<text:line-break/><text:line-break/>// Respond with a message<text:line-break/>$response = [<text:line-break/> <text:s text:c="3"/>'status' =&gt; 'processing',<text:line-break/> <text:s text:c="3"/>'message' =&gt; 'Your request is being processed. Please wait.'<text:line-break/>];<text:line-break/><text:line-break/>// Send the response<text:line-break/>echo json_encode($response);<text:line-break/>?&gt;<text:line-break/></text:p>
      <text:p text:style-name="P7">make the first letter bigger like drop caps</text:p>
      <text:p text:style-name="P5"/>
      <text:p text:style-name="P5">Ah, got it! You want to make the <text:span text:style-name="Strong_20_Emphasis">first letter</text:span> of the paragraph larger, often called a <text:span text:style-name="Strong_20_Emphasis">drop cap</text:span> effect. You can achieve this using CSS by targeting the first letter of the paragraph with the <text:span text:style-name="Source_20_Text">::first-letter</text:span> pseudo-element.</text:p>
      <text:p text:style-name="Text_20_body">Here's how you can do it:</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First Letter Bigger&lt;/title&gt;</text:span></text:p>
      <text:p text:style-name="Preformatted_20_Text"><text:span text:style-name="Source_20_Text"><text:s text:c="4"/>&lt;style&gt;</text:span></text:p>
      <text:p text:style-name="Preformatted_20_Text"><text:span text:style-name="Source_20_Text"><text:s text:c="8"/>p::first-letter {</text:span></text:p>
      <text:p text:style-name="Preformatted_20_Text"><text:span text:style-name="Source_20_Text"><text:s text:c="12"/>font-size: 2em; /* Make the first letter bigger */</text:span></text:p>
      <text:p text:style-name="Preformatted_20_Text"><text:span text:style-name="Source_20_Text"><text:s text:c="12"/>font-weight: bold; /* Optional: make it bold */</text:span></text:p>
      <text:p text:style-name="Preformatted_20_Text"><text:span text:style-name="Source_20_Text"><text:s text:c="12"/>color: #333; /* Optional: change color */</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p&gt;This is a paragraph where the first letter will be larger than the rest of the text.&lt;/p&gt;</text:span></text:p>
      <text:p text:style-name="Preformatted_20_Text"><text:span text:style-name="Source_20_Text">&lt;/body&gt;</text:span></text:p>
      <text:p text:style-name="P8"><text:span text:style-name="Source_20_Text">&lt;/html&gt;</text:span></text:p>
      <text:h text:style-name="Heading_20_3" text:outline-level="3"><text:soft-page-break/>Explanation:</text:h>
      <text:list xml:id="list6676583995979129891" text:style-name="L97">
        <text:list-item>
          <text:p text:style-name="P202"><text:span text:style-name="Source_20_Text">p::first-letter</text:span> targets only the first letter of each paragraph (<text:span text:style-name="Source_20_Text">&lt;p&gt;</text:span>). </text:p>
        </text:list-item>
        <text:list-item>
          <text:p text:style-name="P202"><text:span text:style-name="Source_20_Text">font-size: 2em;</text:span> makes the first letter 2 times larger than the surrounding text (you can adjust this value as needed). </text:p>
        </text:list-item>
        <text:list-item>
          <text:p text:style-name="P121">You can also add other styles like <text:span text:style-name="Source_20_Text">font-weight</text:span>, <text:span text:style-name="Source_20_Text">color</text:span>, or <text:span text:style-name="Source_20_Text">line-height</text:span> to further customize the effect. </text:p>
        </text:list-item>
      </text:list>
      <text:p text:style-name="Text_20_body">This will make the first letter appear much bigger and can be used for decorative effects in articles, blogs, etc. Let me know if you need further adjustments!</text:p>
      <text:p text:style-name="P7">how to make it such that the first letter should not shift the line below it </text:p>
      <text:p text:style-name="P7"/>
      <text:p text:style-name="P7">To ensure that the first letter of a paragraph is bigger without causing it to shift the line below, you can adjust the vertical alignment of the first letter so it stays aligned with the rest of the text. One common approach is to use <text:span text:style-name="Source_20_Text">position: relative</text:span> and <text:span text:style-name="Source_20_Text">top</text:span> properties to make the first letter appear larger but not affect the flow of the text.</text:p>
      <text:p text:style-name="Text_20_body">Here's how you can do it:</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First Letter Bigger&lt;/title&gt;</text:span></text:p>
      <text:p text:style-name="Preformatted_20_Text"><text:span text:style-name="Source_20_Text"><text:s text:c="4"/>&lt;style&gt;</text:span></text:p>
      <text:p text:style-name="Preformatted_20_Text"><text:span text:style-name="Source_20_Text"><text:s text:c="8"/>p::first-letter {</text:span></text:p>
      <text:p text:style-name="Preformatted_20_Text"><text:span text:style-name="Source_20_Text"><text:s text:c="12"/>font-size: 3em; /* Make the first letter bigger */</text:span></text:p>
      <text:p text:style-name="Preformatted_20_Text"><text:span text:style-name="Source_20_Text"><text:s text:c="12"/>font-weight: bold; /* Optional: make it bold */</text:span></text:p>
      <text:p text:style-name="Preformatted_20_Text"><text:span text:style-name="Source_20_Text"><text:s text:c="12"/>color: #333; /* Optional: change color */</text:span></text:p>
      <text:p text:style-name="Preformatted_20_Text"><text:span text:style-name="Source_20_Text"><text:s text:c="12"/>float: left; /* Ensure it stays on the left and doesn't push the text down */</text:span></text:p>
      <text:p text:style-name="Preformatted_20_Text"><text:span text:style-name="Source_20_Text"><text:s text:c="12"/>margin-right: 5px; /* Add a little space between the first letter and the rest of the text */</text:span></text:p>
      <text:p text:style-name="Preformatted_20_Text"><text:span text:style-name="Source_20_Text"><text:s text:c="12"/>line-height: 1; /* Adjust line-height so it doesn't push text below */</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p&gt;This is a paragraph where the first letter is bigger but doesn't shift the line below it.&lt;/p&gt;</text:span></text:p>
      <text:p text:style-name="Preformatted_20_Text"><text:span text:style-name="Source_20_Text">&lt;/body&gt;</text:span></text:p>
      <text:p text:style-name="P8"><text:span text:style-name="Source_20_Text">&lt;/html&gt;</text:span></text:p>
      <text:h text:style-name="Heading_20_3" text:outline-level="3">Explanation:</text:h>
      <text:list xml:id="list7743607577591639623" text:style-name="L98">
        <text:list-item>
          <text:p text:style-name="P203"><text:span text:style-name="Strong_20_Emphasis"><text:span text:style-name="Source_20_Text">float: left;</text:span></text:span>: This makes the first letter behave like an inline element but allows it to stay on the left side, avoiding pushing the rest of the text down. </text:p>
        </text:list-item>
        <text:list-item>
          <text:p text:style-name="P203"><text:span text:style-name="Strong_20_Emphasis"><text:span text:style-name="Source_20_Text">margin-right: 5px;</text:span></text:span>: Adds some space between the larger first letter and the rest of the paragraph, so they don't collide. </text:p>
        </text:list-item>
        <text:list-item>
          <text:p text:style-name="P122"><text:span text:style-name="Strong_20_Emphasis"><text:span text:style-name="Source_20_Text">line-height: 1;</text:span></text:span>: Ensures that the larger letter doesn't mess with the line spacing and cause unnecessary gaps. </text:p>
        </text:list-item>
      </text:list>
      <text:p text:style-name="Text_20_body">This way, the first letter will appear larger without causing the text below to shift downward. You can adjust the <text:span text:style-name="Source_20_Text">font-size</text:span> and <text:span text:style-name="Source_20_Text">margin-right</text:span> values to fine-tune the effect.</text:p>
      <text:p text:style-name="Text_20_body"><text:soft-page-break/>Let me know if you need further tweaks!</text:p>
      <text:p text:style-name="P7"/>
      <text:p text:style-name="P7">float: left;</text:p>
      <text:p text:style-name="P11">what does it do </text:p>
      <text:p text:style-name="P5"/>
      <text:p text:style-name="P5">Yes, you can center an element horizontally in the middle of the screen, but <text:span text:style-name="Source_20_Text">float</text:span> itself is not typically used for centering. Instead, you can use CSS properties like <text:span text:style-name="Source_20_Text">margin</text:span>, <text:span text:style-name="Source_20_Text">display</text:span>, or <text:span text:style-name="Source_20_Text">position</text:span> for centering.</text:p>
      <text:p text:style-name="Text_20_body">Here are a few common ways to center an element (like a letter or any other block element) in the center of the screen:</text:p>
      <text:h text:style-name="Heading_20_3" text:outline-level="3">Method 1: <text:span text:style-name="Strong_20_Emphasis">Using </text:span><text:span text:style-name="Strong_20_Emphasis"><text:span text:style-name="Source_20_Text">margin: auto</text:span></text:span><text:span text:style-name="Strong_20_Emphasis"> and </text:span><text:span text:style-name="Strong_20_Emphasis"><text:span text:style-name="Source_20_Text">display: block</text:span></text:span></text:h>
      <text:p text:style-name="Text_20_body">This method works for block-level elements. You can center an element horizontally by setting its left and right margins to <text:span text:style-name="Source_20_Text">auto</text:span>.</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Center First Letter&lt;/title&gt;</text:span></text:p>
      <text:p text:style-name="Preformatted_20_Text"><text:span text:style-name="Source_20_Text"><text:s text:c="4"/>&lt;style&gt;</text:span></text:p>
      <text:p text:style-name="Preformatted_20_Text"><text:span text:style-name="Source_20_Text"><text:s text:c="8"/>p {</text:span></text:p>
      <text:p text:style-name="Preformatted_20_Text"><text:span text:style-name="Source_20_Text"><text:s text:c="12"/>text-align: center; /* Center-align the entire paragraph */</text:span></text:p>
      <text:p text:style-name="Preformatted_20_Text"><text:span text:style-name="Source_20_Text"><text:s text:c="8"/>}</text:span></text:p>
      <text:p text:style-name="Preformatted_20_Text"/>
      <text:p text:style-name="Preformatted_20_Text"><text:span text:style-name="Source_20_Text"><text:s text:c="8"/>p::first-letter {</text:span></text:p>
      <text:p text:style-name="Preformatted_20_Text"><text:span text:style-name="Source_20_Text"><text:s text:c="12"/>font-size: 4em; /* Make the first letter larger */</text:span></text:p>
      <text:p text:style-name="Preformatted_20_Text"><text:span text:style-name="Source_20_Text"><text:s text:c="12"/>font-weight: bold;</text:span></text:p>
      <text:p text:style-name="Preformatted_20_Text"><text:span text:style-name="Source_20_Text"><text:s text:c="12"/>color: #333;</text:span></text:p>
      <text:p text:style-name="Preformatted_20_Text"><text:span text:style-name="Source_20_Text"><text:s text:c="12"/>display: block; /* Make the first letter behave like a block element */</text:span></text:p>
      <text:p text:style-name="Preformatted_20_Text"><text:span text:style-name="Source_20_Text"><text:s text:c="12"/>margin: 0 auto; /* Horizontally center the letter */</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p&gt;This is a paragraph where the first letter is larger and centered on the screen.&lt;/p&gt;</text:span></text:p>
      <text:p text:style-name="Preformatted_20_Text"><text:span text:style-name="Source_20_Text">&lt;/body&gt;</text:span></text:p>
      <text:p text:style-name="P8"><text:span text:style-name="Source_20_Text">&lt;/html&gt;</text:span></text:p>
      <text:h text:style-name="Heading_20_3" text:outline-level="3">Explanation:</text:h>
      <text:list xml:id="list6062053519715508904" text:style-name="L99">
        <text:list-item>
          <text:p text:style-name="P204"><text:span text:style-name="Source_20_Text">text-align: center;</text:span> is used to center-align the entire paragraph. </text:p>
        </text:list-item>
        <text:list-item>
          <text:p text:style-name="P204">The <text:span text:style-name="Source_20_Text">::first-letter</text:span> pseudo-element is styled to become a block-level element with <text:span text:style-name="Source_20_Text">display: block;</text:span>. </text:p>
        </text:list-item>
        <text:list-item>
          <text:p text:style-name="P123"><text:span text:style-name="Source_20_Text">margin: 0 auto;</text:span> centers the first letter horizontally within its container. </text:p>
        </text:list-item>
      </text:list>
      <text:h text:style-name="Heading_20_3" text:outline-level="3">Method 2: <text:span text:style-name="Strong_20_Emphasis">Using Flexbox</text:span></text:h>
      <text:p text:style-name="Text_20_body">Flexbox is a powerful layout model that can help you center an element both horizontally and vertically. Here’s how to center the first letter of a paragraph with Flexbox:</text:p>
      <text:p text:style-name="Preformatted_20_Text"><text:soft-page-break/><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Center First Letter with Flexbox&lt;/title&gt;</text:span></text:p>
      <text:p text:style-name="Preformatted_20_Text"><text:span text:style-name="Source_20_Text"><text:s text:c="4"/>&lt;style&gt;</text:span></text:p>
      <text:p text:style-name="Preformatted_20_Text"><text:span text:style-name="Source_20_Text"><text:s text:c="8"/>body {</text:span></text:p>
      <text:p text:style-name="Preformatted_20_Text"><text:span text:style-name="Source_20_Text"><text:s text:c="12"/>display: flex;</text:span></text:p>
      <text:p text:style-name="Preformatted_20_Text"><text:span text:style-name="Source_20_Text"><text:s text:c="12"/>justify-content: center; /* Center content horizontally */</text:span></text:p>
      <text:p text:style-name="Preformatted_20_Text"><text:span text:style-name="Source_20_Text"><text:s text:c="12"/>align-items: center; /* Center content vertically */</text:span></text:p>
      <text:p text:style-name="Preformatted_20_Text"><text:span text:style-name="Source_20_Text"><text:s text:c="12"/>height: 100vh; /* Make the body take up the full viewport height */</text:span></text:p>
      <text:p text:style-name="Preformatted_20_Text"><text:span text:style-name="Source_20_Text"><text:s text:c="12"/>margin: 0;</text:span></text:p>
      <text:p text:style-name="Preformatted_20_Text"><text:span text:style-name="Source_20_Text"><text:s text:c="8"/>}</text:span></text:p>
      <text:p text:style-name="Preformatted_20_Text"/>
      <text:p text:style-name="Preformatted_20_Text"><text:span text:style-name="Source_20_Text"><text:s text:c="8"/>p {</text:span></text:p>
      <text:p text:style-name="Preformatted_20_Text"><text:span text:style-name="Source_20_Text"><text:s text:c="12"/>display: inline-block; /* Make the paragraph content inline-block for alignment */</text:span></text:p>
      <text:p text:style-name="Preformatted_20_Text"><text:span text:style-name="Source_20_Text"><text:s text:c="8"/>}</text:span></text:p>
      <text:p text:style-name="Preformatted_20_Text"/>
      <text:p text:style-name="Preformatted_20_Text"><text:span text:style-name="Source_20_Text"><text:s text:c="8"/>p::first-letter {</text:span></text:p>
      <text:p text:style-name="Preformatted_20_Text"><text:span text:style-name="Source_20_Text"><text:s text:c="12"/>font-size: 4em; /* Make the first letter larger */</text:span></text:p>
      <text:p text:style-name="Preformatted_20_Text"><text:span text:style-name="Source_20_Text"><text:s text:c="12"/>font-weight: bold;</text:span></text:p>
      <text:p text:style-name="Preformatted_20_Text"><text:span text:style-name="Source_20_Text"><text:s text:c="12"/>color: #333;</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p&gt;This is a paragraph where the first letter is larger and centered on the screen.&lt;/p&gt;</text:span></text:p>
      <text:p text:style-name="Preformatted_20_Text"><text:span text:style-name="Source_20_Text">&lt;/body&gt;</text:span></text:p>
      <text:p text:style-name="P8"><text:span text:style-name="Source_20_Text">&lt;/html&gt;</text:span></text:p>
      <text:h text:style-name="Heading_20_3" text:outline-level="3">Explanation:</text:h>
      <text:list xml:id="list1831211833961851095" text:style-name="L100">
        <text:list-item>
          <text:p text:style-name="P205"><text:span text:style-name="Source_20_Text">display: flex;</text:span> is used on the <text:span text:style-name="Source_20_Text">body</text:span> to create a flex container. </text:p>
        </text:list-item>
        <text:list-item>
          <text:p text:style-name="P205"><text:span text:style-name="Source_20_Text">justify-content: center;</text:span> centers content horizontally. </text:p>
        </text:list-item>
        <text:list-item>
          <text:p text:style-name="P205"><text:span text:style-name="Source_20_Text">align-items: center;</text:span> centers content vertically. </text:p>
        </text:list-item>
        <text:list-item>
          <text:p text:style-name="P124"><text:span text:style-name="Source_20_Text">height: 100vh;</text:span> ensures the <text:span text:style-name="Source_20_Text">body</text:span> takes up the full height of the viewport so that the content is vertically centered. </text:p>
        </text:list-item>
      </text:list>
      <text:p text:style-name="Text_20_body">This method will center the entire paragraph, and the first letter will still be enlarged as specified.</text:p>
      <text:h text:style-name="Heading_20_3" text:outline-level="3">Method 3: <text:span text:style-name="Strong_20_Emphasis">Using Absolute Positioning</text:span></text:h>
      <text:p text:style-name="Text_20_body">Another way is to use absolute positioning and place the element in the center of the screen. Here's an example of how you could do it:</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meta name="viewport" content="width=device-width, initial-scale=1.0"&gt;</text:span></text:p>
      <text:p text:style-name="Preformatted_20_Text"><text:span text:style-name="Source_20_Text"><text:s text:c="4"/>&lt;title&gt;Center First Letter&lt;/title&gt;</text:span></text:p>
      <text:p text:style-name="Preformatted_20_Text"><text:span text:style-name="Source_20_Text"><text:s text:c="4"/>&lt;style&gt;</text:span></text:p>
      <text:p text:style-name="Preformatted_20_Text"><text:span text:style-name="Source_20_Text"><text:s text:c="8"/>body {</text:span></text:p>
      <text:p text:style-name="Preformatted_20_Text"><text:span text:style-name="Source_20_Text"><text:s text:c="12"/>position: relative;</text:span></text:p>
      <text:p text:style-name="Preformatted_20_Text"><text:span text:style-name="Source_20_Text"><text:s text:c="12"/>height: 100vh;</text:span></text:p>
      <text:p text:style-name="Preformatted_20_Text"><text:span text:style-name="Source_20_Text"><text:s text:c="12"/>margin: 0;</text:span></text:p>
      <text:p text:style-name="Preformatted_20_Text"><text:span text:style-name="Source_20_Text"><text:s text:c="8"/>}</text:span></text:p>
      <text:p text:style-name="Preformatted_20_Text"><text:soft-page-break/></text:p>
      <text:p text:style-name="Preformatted_20_Text"><text:span text:style-name="Source_20_Text"><text:s text:c="8"/>p::first-letter {</text:span></text:p>
      <text:p text:style-name="Preformatted_20_Text"><text:span text:style-name="Source_20_Text"><text:s text:c="12"/>font-size: 4em; /* Make the first letter larger */</text:span></text:p>
      <text:p text:style-name="Preformatted_20_Text"><text:span text:style-name="Source_20_Text"><text:s text:c="12"/>font-weight: bold;</text:span></text:p>
      <text:p text:style-name="Preformatted_20_Text"><text:span text:style-name="Source_20_Text"><text:s text:c="12"/>color: #333;</text:span></text:p>
      <text:p text:style-name="Preformatted_20_Text"><text:span text:style-name="Source_20_Text"><text:s text:c="12"/>position: absolute;</text:span></text:p>
      <text:p text:style-name="Preformatted_20_Text"><text:span text:style-name="Source_20_Text"><text:s text:c="12"/>top: 50%;</text:span></text:p>
      <text:p text:style-name="Preformatted_20_Text"><text:span text:style-name="Source_20_Text"><text:s text:c="12"/>left: 50%;</text:span></text:p>
      <text:p text:style-name="Preformatted_20_Text"><text:span text:style-name="Source_20_Text"><text:s text:c="12"/>transform: translate(-50%, -50%); /* Center the letter both horizontally and vertically */</text:span></text:p>
      <text:p text:style-name="Preformatted_20_Text"><text:span text:style-name="Source_20_Text"><text:s text:c="8"/>}</text:span></text:p>
      <text:p text:style-name="Preformatted_20_Text"><text:span text:style-name="Source_20_Text"><text:s text:c="4"/>&lt;/sty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p&gt;This is a paragraph where the first letter is centered on the screen.&lt;/p&gt;</text:span></text:p>
      <text:p text:style-name="Preformatted_20_Text"><text:span text:style-name="Source_20_Text">&lt;/body&gt;</text:span></text:p>
      <text:p text:style-name="P8"><text:span text:style-name="Source_20_Text">&lt;/html&gt;</text:span></text:p>
      <text:h text:style-name="Heading_20_3" text:outline-level="3">Explanation:</text:h>
      <text:list xml:id="list7735531974634065552" text:style-name="L101">
        <text:list-item>
          <text:p text:style-name="P206"><text:span text:style-name="Source_20_Text">position: absolute;</text:span> allows you to position the element anywhere within the container. </text:p>
        </text:list-item>
        <text:list-item>
          <text:p text:style-name="P206"><text:span text:style-name="Source_20_Text">top: 50%; left: 50%;</text:span> positions the element at the center of the container. </text:p>
        </text:list-item>
        <text:list-item>
          <text:p text:style-name="P125"><text:span text:style-name="Source_20_Text">transform: translate(-50%, -50%);</text:span> further adjusts the element's position to make it perfectly centered by moving it back by 50% of its own width and height. </text:p>
        </text:list-item>
      </text:list>
      <text:h text:style-name="Heading_20_3" text:outline-level="3">Summary:</text:h>
      <text:list xml:id="list7228799670034955044" text:style-name="L102">
        <text:list-item>
          <text:p text:style-name="P207"><text:span text:style-name="Strong_20_Emphasis">Flexbox</text:span> is the most modern and recommended approach for centering. </text:p>
        </text:list-item>
        <text:list-item>
          <text:p text:style-name="P207"><text:span text:style-name="Strong_20_Emphasis"><text:span text:style-name="Source_20_Text">margin: auto</text:span></text:span> and <text:span text:style-name="Strong_20_Emphasis">block-level display</text:span> work well for horizontal centering of elements. </text:p>
        </text:list-item>
        <text:list-item>
          <text:p text:style-name="P126"><text:span text:style-name="Strong_20_Emphasis">Absolute positioning</text:span> is also a valid approach but less flexible than Flexbox for responsive designs. </text:p>
        </text:list-item>
      </text:list>
      <text:p text:style-name="Text_20_body">Let me know if you need further clarification or if you would like to explore another approach!</text:p>
      <text:p text:style-name="P7">By regular expression i want to check if the string have any content and it should not be empty and not include just whitespace </text:p>
      <text:p text:style-name="P5">Agar tumhe check karna hai ki <text:span text:style-name="Strong_20_Emphasis">string khaali na ho</text:span> aur <text:span text:style-name="Strong_20_Emphasis">sirf whitespaces bhi na ho</text:span>, toh PHP mein <text:span text:style-name="Source_20_Text">preg_match()</text:span> ka use kar sakte ho:</text:p>
      <text:p text:style-name="Horizontal_20_Line"/>
      <text:h text:style-name="Heading_20_3" text:outline-level="3"><text:span text:style-name="Strong_20_Emphasis">Regular Expression Solution</text:span></text:h>
      <text:p text:style-name="Preformatted_20_Text"><text:span text:style-name="Source_20_Text">&lt;?php</text:span></text:p>
      <text:p text:style-name="Preformatted_20_Text"><text:span text:style-name="Source_20_Text">function isValidString($str) {</text:span></text:p>
      <text:p text:style-name="Preformatted_20_Text"><text:span text:style-name="Source_20_Text"><text:s text:c="4"/>return preg_match('/\S/', $str); // \S ka matlab hai koi bhi non-whitespace character hona chahiye</text:span></text:p>
      <text:p text:style-name="Preformatted_20_Text"><text:span text:style-name="Source_20_Text">}</text:span></text:p>
      <text:p text:style-name="Preformatted_20_Text"/>
      <text:p text:style-name="Preformatted_20_Text"><text:span text:style-name="Source_20_Text">// Example Cases</text:span></text:p>
      <text:p text:style-name="Preformatted_20_Text"><text:span text:style-name="Source_20_Text">$test1 = "Hello"; <text:s text:c="7"/>// ✅ Valid (Contains content)</text:span></text:p>
      <text:p text:style-name="Preformatted_20_Text"><text:span text:style-name="Source_20_Text">$test2 = " <text:s text:c="2"/>"; <text:s text:c="9"/>// ❌ Invalid (Only whitespace)</text:span></text:p>
      <text:p text:style-name="Preformatted_20_Text"><text:span text:style-name="Source_20_Text">$test3 = ""; <text:s text:c="12"/>// ❌ Invalid (Empty string)</text:span></text:p>
      <text:p text:style-name="Preformatted_20_Text"><text:span text:style-name="Source_20_Text">$test4 = " 123 "; <text:s text:c="7"/>// ✅ Valid (Contains content)</text:span></text:p>
      <text:p text:style-name="Preformatted_20_Text"><text:span text:style-name="Source_20_Text">$test5 = "\t\n "; <text:s text:c="7"/>// ❌ Invalid (Only whitespace)</text:span></text:p>
      <text:p text:style-name="Preformatted_20_Text"/>
      <text:p text:style-name="Preformatted_20_Text"><text:span text:style-name="Source_20_Text">echo isValidString($test1) ? "Valid\n" : "Invalid\n"; </text:span></text:p>
      <text:p text:style-name="Preformatted_20_Text"><text:soft-page-break/><text:span text:style-name="Source_20_Text">echo isValidString($test2) ? "Valid\n" : "Invalid\n"; </text:span></text:p>
      <text:p text:style-name="Preformatted_20_Text"><text:span text:style-name="Source_20_Text">echo isValidString($test3) ? "Valid\n" : "Invalid\n"; </text:span></text:p>
      <text:p text:style-name="Preformatted_20_Text"><text:span text:style-name="Source_20_Text">echo isValidString($test4) ? "Valid\n" : "Invalid\n"; </text:span></text:p>
      <text:p text:style-name="Preformatted_20_Text"><text:span text:style-name="Source_20_Text">echo isValidString($test5) ? "Valid\n" : "Invalid\n"; </text:span></text:p>
      <text:p text:style-name="P8"><text:span text:style-name="Source_20_Text">?&gt;</text:span></text:p>
      <text:p text:style-name="Horizontal_20_Line"/>
      <text:h text:style-name="Heading_20_3" text:outline-level="3"><text:span text:style-name="Strong_20_Emphasis">Explanation</text:span></text:h>
      <text:list xml:id="list888088940930096823" text:style-name="L103">
        <text:list-item>
          <text:p text:style-name="P208"><text:span text:style-name="Strong_20_Emphasis"><text:span text:style-name="Source_20_Text">/S/</text:span></text:span> → Yeh check karta hai ki string me <text:span text:style-name="Strong_20_Emphasis">koi bhi non-whitespace character (</text:span><text:span text:style-name="Strong_20_Emphasis"><text:span text:style-name="Source_20_Text">\S</text:span></text:span><text:span text:style-name="Strong_20_Emphasis">)</text:span> ho. </text:p>
        </text:list-item>
        <text:list-item>
          <text:p text:style-name="P208">Agar string <text:span text:style-name="Strong_20_Emphasis">empty hai ya sirf whitespaces hai</text:span> (<text:span text:style-name="Source_20_Text">" "</text:span>, <text:span text:style-name="Source_20_Text">"\t"</text:span>, <text:span text:style-name="Source_20_Text">"\n"</text:span> etc.), toh match nahi karega aur function <text:span text:style-name="Source_20_Text">false</text:span> return karega. </text:p>
        </text:list-item>
        <text:list-item>
          <text:p text:style-name="P129">Agar <text:span text:style-name="Strong_20_Emphasis">koi bhi visible character ho</text:span> (<text:span text:style-name="Source_20_Text">A-Z</text:span>, <text:span text:style-name="Source_20_Text">0-9</text:span>, <text:span text:style-name="Source_20_Text">@</text:span>, etc.), toh match ho jayega aur function <text:span text:style-name="Source_20_Text">true</text:span> return karega. </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3M10S</meta:editing-duration>
    <meta:editing-cycles>39</meta:editing-cycles>
    <meta:generator>OpenOffice/4.1.15$Win32 OpenOffice.org_project/4115m2$Build-9813</meta:generator>
    <dc:date>2025-03-06T18:39:40.42</dc:date>
    <meta:document-statistic meta:table-count="1" meta:image-count="0" meta:object-count="0" meta:page-count="44" meta:paragraph-count="1337" meta:word-count="12660" meta:character-count="78350"/>
    <meta:user-defined meta:name="Info 1"/>
    <meta:user-defined meta:name="Info 2"/>
    <meta:user-defined meta:name="Info 3"/>
    <meta:user-defined meta:name="Info 4"/>
  </office:meta>
</office:document-meta>
</file>